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54d0" officeooo:paragraph-rsid="001405b0"/>
    </style:style>
    <style:style style:name="P2" style:family="paragraph" style:parent-style-name="Preformatted_20_Text">
      <style:text-properties officeooo:rsid="000654d0" officeooo:paragraph-rsid="001a773c"/>
    </style:style>
    <style:style style:name="P3" style:family="paragraph" style:parent-style-name="Preformatted_20_Text">
      <style:text-properties officeooo:rsid="000654d0" officeooo:paragraph-rsid="002a602c"/>
    </style:style>
    <style:style style:name="P4" style:family="paragraph" style:parent-style-name="Preformatted_20_Text">
      <style:text-properties officeooo:rsid="000654d0" officeooo:paragraph-rsid="002be1f2"/>
    </style:style>
    <style:style style:name="P5" style:family="paragraph" style:parent-style-name="Preformatted_20_Text">
      <style:text-properties officeooo:rsid="000654d0" officeooo:paragraph-rsid="002fd6b8"/>
    </style:style>
    <style:style style:name="P6" style:family="paragraph" style:parent-style-name="Preformatted_20_Text">
      <style:text-properties officeooo:rsid="000654d0" officeooo:paragraph-rsid="003ab104"/>
    </style:style>
    <style:style style:name="P7" style:family="paragraph" style:parent-style-name="Preformatted_20_Text">
      <style:text-properties officeooo:rsid="000654d0" officeooo:paragraph-rsid="003c9312"/>
    </style:style>
    <style:style style:name="P8" style:family="paragraph" style:parent-style-name="Preformatted_20_Text">
      <style:text-properties officeooo:rsid="000654d0" officeooo:paragraph-rsid="004ade9a"/>
    </style:style>
    <style:style style:name="P9" style:family="paragraph" style:parent-style-name="Preformatted_20_Text">
      <style:text-properties officeooo:rsid="000654d0" officeooo:paragraph-rsid="0055120e"/>
    </style:style>
    <style:style style:name="P10" style:family="paragraph" style:parent-style-name="Preformatted_20_Text">
      <style:text-properties officeooo:rsid="000654d0" officeooo:paragraph-rsid="0055d48a"/>
    </style:style>
    <style:style style:name="P11" style:family="paragraph" style:parent-style-name="Preformatted_20_Text">
      <style:text-properties officeooo:rsid="000654d0" officeooo:paragraph-rsid="005ccbcf"/>
    </style:style>
    <style:style style:name="P12" style:family="paragraph" style:parent-style-name="Preformatted_20_Text">
      <style:text-properties officeooo:rsid="000654d0" officeooo:paragraph-rsid="005fc993"/>
    </style:style>
    <style:style style:name="P13" style:family="paragraph" style:parent-style-name="Preformatted_20_Text">
      <style:text-properties officeooo:rsid="000654d0" officeooo:paragraph-rsid="0067749a"/>
    </style:style>
    <style:style style:name="P14" style:family="paragraph" style:parent-style-name="Preformatted_20_Text">
      <style:text-properties officeooo:rsid="000654d0" officeooo:paragraph-rsid="006927f6"/>
    </style:style>
    <style:style style:name="P15" style:family="paragraph" style:parent-style-name="Preformatted_20_Text">
      <style:text-properties officeooo:rsid="000654d0" officeooo:paragraph-rsid="006c1ff2"/>
    </style:style>
    <style:style style:name="P16" style:family="paragraph" style:parent-style-name="Preformatted_20_Text">
      <style:text-properties officeooo:rsid="000654d0" officeooo:paragraph-rsid="0036444f"/>
    </style:style>
    <style:style style:name="P17" style:family="paragraph" style:parent-style-name="Preformatted_20_Text">
      <style:text-properties officeooo:rsid="000654d0" officeooo:paragraph-rsid="00724348"/>
    </style:style>
    <style:style style:name="P18" style:family="paragraph" style:parent-style-name="Preformatted_20_Text">
      <style:text-properties officeooo:rsid="000654d0" officeooo:paragraph-rsid="0081aaf6"/>
    </style:style>
    <style:style style:name="P19" style:family="paragraph" style:parent-style-name="Preformatted_20_Text">
      <style:text-properties officeooo:rsid="000654d0" officeooo:paragraph-rsid="0084aecd"/>
    </style:style>
    <style:style style:name="P20" style:family="paragraph" style:parent-style-name="Preformatted_20_Text">
      <style:text-properties officeooo:rsid="000654d0" officeooo:paragraph-rsid="0085e70c"/>
    </style:style>
    <style:style style:name="P21" style:family="paragraph" style:parent-style-name="Preformatted_20_Text">
      <style:text-properties officeooo:rsid="000654d0" officeooo:paragraph-rsid="008762d9"/>
    </style:style>
    <style:style style:name="P22" style:family="paragraph" style:parent-style-name="Preformatted_20_Text">
      <style:text-properties officeooo:rsid="000654d0" officeooo:paragraph-rsid="00832787"/>
    </style:style>
    <style:style style:name="P23" style:family="paragraph" style:parent-style-name="Preformatted_20_Text">
      <style:text-properties officeooo:rsid="000654d0" officeooo:paragraph-rsid="008d78fd"/>
    </style:style>
    <style:style style:name="P24" style:family="paragraph" style:parent-style-name="Preformatted_20_Text">
      <style:text-properties officeooo:rsid="000654d0" officeooo:paragraph-rsid="008f8afe"/>
    </style:style>
    <style:style style:name="P25" style:family="paragraph" style:parent-style-name="Preformatted_20_Text">
      <style:text-properties officeooo:rsid="000654d0" officeooo:paragraph-rsid="00918686"/>
    </style:style>
    <style:style style:name="P26" style:family="paragraph" style:parent-style-name="Preformatted_20_Text">
      <style:text-properties officeooo:rsid="000654d0" officeooo:paragraph-rsid="0097be03"/>
    </style:style>
    <style:style style:name="P27" style:family="paragraph" style:parent-style-name="Preformatted_20_Text">
      <style:text-properties officeooo:rsid="000654d0" officeooo:paragraph-rsid="00a7104d"/>
    </style:style>
    <style:style style:name="P28" style:family="paragraph" style:parent-style-name="Preformatted_20_Text">
      <style:text-properties officeooo:rsid="0006db8f" officeooo:paragraph-rsid="001405b0"/>
    </style:style>
    <style:style style:name="P29" style:family="paragraph" style:parent-style-name="Preformatted_20_Text">
      <style:text-properties officeooo:rsid="0006ea25" officeooo:paragraph-rsid="001405b0"/>
    </style:style>
    <style:style style:name="P30" style:family="paragraph" style:parent-style-name="Preformatted_20_Text">
      <style:text-properties officeooo:rsid="0009f845" officeooo:paragraph-rsid="001405b0"/>
    </style:style>
    <style:style style:name="P31" style:family="paragraph" style:parent-style-name="Preformatted_20_Text">
      <style:text-properties officeooo:rsid="0009f845" officeooo:paragraph-rsid="006c1ff2"/>
    </style:style>
    <style:style style:name="P32" style:family="paragraph" style:parent-style-name="Preformatted_20_Text">
      <style:text-properties officeooo:rsid="000b6c19" officeooo:paragraph-rsid="001405b0"/>
    </style:style>
    <style:style style:name="P33" style:family="paragraph" style:parent-style-name="Preformatted_20_Text">
      <style:text-properties officeooo:rsid="000cb107" officeooo:paragraph-rsid="001405b0"/>
    </style:style>
    <style:style style:name="P34" style:family="paragraph" style:parent-style-name="Preformatted_20_Text">
      <style:text-properties officeooo:rsid="0011a7fd" officeooo:paragraph-rsid="001405b0"/>
    </style:style>
    <style:style style:name="P35" style:family="paragraph" style:parent-style-name="Preformatted_20_Text">
      <style:text-properties officeooo:rsid="001368ed" officeooo:paragraph-rsid="001405b0"/>
    </style:style>
    <style:style style:name="P36" style:family="paragraph" style:parent-style-name="Preformatted_20_Text">
      <style:text-properties officeooo:rsid="0021c8af" officeooo:paragraph-rsid="001405b0"/>
    </style:style>
    <style:style style:name="P37" style:family="paragraph" style:parent-style-name="Preformatted_20_Text">
      <style:text-properties officeooo:rsid="002bc558" officeooo:paragraph-rsid="001405b0"/>
    </style:style>
    <style:style style:name="P38" style:family="paragraph" style:parent-style-name="Preformatted_20_Text">
      <style:text-properties officeooo:rsid="002bc558" officeooo:paragraph-rsid="008d78fd"/>
    </style:style>
    <style:style style:name="P39" style:family="paragraph" style:parent-style-name="Preformatted_20_Text">
      <style:text-properties officeooo:rsid="004af63c" officeooo:paragraph-rsid="001405b0"/>
    </style:style>
    <style:style style:name="P40" style:family="paragraph" style:parent-style-name="Preformatted_20_Text">
      <style:text-properties officeooo:rsid="0022827d" officeooo:paragraph-rsid="001405b0"/>
    </style:style>
    <style:style style:name="P41" style:family="paragraph" style:parent-style-name="Preformatted_20_Text">
      <style:text-properties officeooo:rsid="0026cbcf" officeooo:paragraph-rsid="001405b0"/>
    </style:style>
    <style:style style:name="P42" style:family="paragraph" style:parent-style-name="Preformatted_20_Text">
      <style:text-properties officeooo:rsid="0026cbcf" officeooo:paragraph-rsid="00724348"/>
    </style:style>
    <style:style style:name="P43" style:family="paragraph" style:parent-style-name="Preformatted_20_Text">
      <style:text-properties officeooo:rsid="003f2e41" officeooo:paragraph-rsid="001405b0"/>
    </style:style>
    <style:style style:name="P44" style:family="paragraph" style:parent-style-name="Preformatted_20_Text">
      <style:text-properties officeooo:rsid="003f2e41" officeooo:paragraph-rsid="002fd6b8"/>
    </style:style>
    <style:style style:name="P45" style:family="paragraph" style:parent-style-name="Preformatted_20_Text">
      <style:text-properties officeooo:rsid="0040ec28" officeooo:paragraph-rsid="001405b0"/>
    </style:style>
    <style:style style:name="P46" style:family="paragraph" style:parent-style-name="Preformatted_20_Text">
      <style:text-properties officeooo:rsid="0040ec28" officeooo:paragraph-rsid="0032ebfc"/>
    </style:style>
    <style:style style:name="P47" style:family="paragraph" style:parent-style-name="Preformatted_20_Text">
      <style:text-properties officeooo:rsid="0023fb3d" officeooo:paragraph-rsid="001405b0"/>
    </style:style>
    <style:style style:name="P48" style:family="paragraph" style:parent-style-name="Preformatted_20_Text">
      <style:text-properties officeooo:rsid="00485260" officeooo:paragraph-rsid="001405b0"/>
    </style:style>
    <style:style style:name="P49" style:family="paragraph" style:parent-style-name="Preformatted_20_Text">
      <style:text-properties officeooo:rsid="004275d6" officeooo:paragraph-rsid="001405b0"/>
    </style:style>
    <style:style style:name="P50" style:family="paragraph" style:parent-style-name="Preformatted_20_Text">
      <style:text-properties officeooo:rsid="004275d6" officeooo:paragraph-rsid="00348480"/>
    </style:style>
    <style:style style:name="P51" style:family="paragraph" style:parent-style-name="Preformatted_20_Text">
      <style:text-properties officeooo:rsid="002ef03d" officeooo:paragraph-rsid="001405b0"/>
    </style:style>
    <style:style style:name="P52" style:family="paragraph" style:parent-style-name="Preformatted_20_Text">
      <style:text-properties officeooo:rsid="002ef03d" officeooo:paragraph-rsid="0055d48a"/>
    </style:style>
    <style:style style:name="P53" style:family="paragraph" style:parent-style-name="Preformatted_20_Text">
      <style:text-properties officeooo:rsid="002ef03d" officeooo:paragraph-rsid="005f257a"/>
    </style:style>
    <style:style style:name="P54" style:family="paragraph" style:parent-style-name="Preformatted_20_Text">
      <style:text-properties officeooo:rsid="0028c125" officeooo:paragraph-rsid="001405b0"/>
    </style:style>
    <style:style style:name="P55" style:family="paragraph" style:parent-style-name="Preformatted_20_Text">
      <style:text-properties officeooo:rsid="0028c125" officeooo:paragraph-rsid="0081aaf6"/>
    </style:style>
    <style:style style:name="P56" style:family="paragraph" style:parent-style-name="Preformatted_20_Text">
      <style:text-properties officeooo:rsid="00579d42" officeooo:paragraph-rsid="001405b0"/>
    </style:style>
    <style:style style:name="P57" style:family="paragraph" style:parent-style-name="Preformatted_20_Text">
      <style:text-properties officeooo:rsid="005b4963" officeooo:paragraph-rsid="001405b0"/>
    </style:style>
    <style:style style:name="P58" style:family="paragraph" style:parent-style-name="Preformatted_20_Text">
      <style:text-properties officeooo:rsid="0043f5fe" officeooo:paragraph-rsid="001405b0"/>
    </style:style>
    <style:style style:name="P59" style:family="paragraph" style:parent-style-name="Preformatted_20_Text">
      <style:text-properties officeooo:rsid="00433092" officeooo:paragraph-rsid="001405b0"/>
    </style:style>
    <style:style style:name="P60" style:family="paragraph" style:parent-style-name="Preformatted_20_Text">
      <style:text-properties officeooo:rsid="002d1f77" officeooo:paragraph-rsid="001405b0"/>
    </style:style>
    <style:style style:name="P61" style:family="paragraph" style:parent-style-name="Preformatted_20_Text">
      <style:text-properties officeooo:rsid="00359fb5" officeooo:paragraph-rsid="001405b0"/>
    </style:style>
    <style:style style:name="P62" style:family="paragraph" style:parent-style-name="Preformatted_20_Text">
      <style:text-properties officeooo:rsid="0031aeda" officeooo:paragraph-rsid="001405b0"/>
    </style:style>
    <style:style style:name="P63" style:family="paragraph" style:parent-style-name="Preformatted_20_Text">
      <style:text-properties officeooo:rsid="0038d87e" officeooo:paragraph-rsid="001405b0"/>
    </style:style>
    <style:style style:name="P64" style:family="paragraph" style:parent-style-name="Preformatted_20_Text">
      <style:text-properties officeooo:rsid="0032c9de" officeooo:paragraph-rsid="001405b0"/>
    </style:style>
    <style:style style:name="P65" style:family="paragraph" style:parent-style-name="Preformatted_20_Text">
      <style:text-properties officeooo:rsid="0039dc17" officeooo:paragraph-rsid="001405b0"/>
    </style:style>
    <style:style style:name="P66" style:family="paragraph" style:parent-style-name="Preformatted_20_Text">
      <style:text-properties officeooo:rsid="003ae8b0" officeooo:paragraph-rsid="001405b0"/>
    </style:style>
    <style:style style:name="P67" style:family="paragraph" style:parent-style-name="Preformatted_20_Text">
      <style:text-properties officeooo:rsid="00153236" officeooo:paragraph-rsid="00153236"/>
    </style:style>
    <style:style style:name="P68" style:family="paragraph" style:parent-style-name="Preformatted_20_Text">
      <style:text-properties officeooo:rsid="00172fe8" officeooo:paragraph-rsid="00172fe8"/>
    </style:style>
    <style:style style:name="P69" style:family="paragraph" style:parent-style-name="Preformatted_20_Text">
      <style:text-properties officeooo:rsid="001a773c" officeooo:paragraph-rsid="001a773c"/>
    </style:style>
    <style:style style:name="P70" style:family="paragraph" style:parent-style-name="Preformatted_20_Text">
      <style:text-properties officeooo:rsid="001a773c" officeooo:paragraph-rsid="001dc7df"/>
    </style:style>
    <style:style style:name="P71" style:family="paragraph" style:parent-style-name="Preformatted_20_Text">
      <style:text-properties officeooo:rsid="001a773c" officeooo:paragraph-rsid="001f8e21"/>
    </style:style>
    <style:style style:name="P72" style:family="paragraph" style:parent-style-name="Preformatted_20_Text">
      <style:text-properties officeooo:rsid="001a773c" officeooo:paragraph-rsid="0020fae2"/>
    </style:style>
    <style:style style:name="P73" style:family="paragraph" style:parent-style-name="Preformatted_20_Text">
      <style:text-properties officeooo:rsid="001a773c" officeooo:paragraph-rsid="005f257a"/>
    </style:style>
    <style:style style:name="P74" style:family="paragraph" style:parent-style-name="Preformatted_20_Text">
      <style:text-properties officeooo:rsid="001a773c" officeooo:paragraph-rsid="005fc993"/>
    </style:style>
    <style:style style:name="P75" style:family="paragraph" style:parent-style-name="Preformatted_20_Text">
      <style:text-properties officeooo:rsid="001a773c" officeooo:paragraph-rsid="006da863"/>
    </style:style>
    <style:style style:name="P76" style:family="paragraph" style:parent-style-name="Preformatted_20_Text">
      <style:text-properties officeooo:rsid="001a773c" officeooo:paragraph-rsid="007e9761"/>
    </style:style>
    <style:style style:name="P77" style:family="paragraph" style:parent-style-name="Preformatted_20_Text">
      <style:text-properties officeooo:rsid="001f8e21" officeooo:paragraph-rsid="0020fae2"/>
    </style:style>
    <style:style style:name="P78" style:family="paragraph" style:parent-style-name="Preformatted_20_Text">
      <style:text-properties officeooo:rsid="0020fae2" officeooo:paragraph-rsid="0020fae2"/>
    </style:style>
    <style:style style:name="P79" style:family="paragraph" style:parent-style-name="Preformatted_20_Text">
      <style:text-properties officeooo:rsid="0020fae2" officeooo:paragraph-rsid="00224539"/>
    </style:style>
    <style:style style:name="P80" style:family="paragraph" style:parent-style-name="Preformatted_20_Text">
      <style:text-properties officeooo:rsid="0020fae2" officeooo:paragraph-rsid="001405b0"/>
    </style:style>
    <style:style style:name="P81" style:family="paragraph" style:parent-style-name="Preformatted_20_Text">
      <style:text-properties officeooo:rsid="00224539" officeooo:paragraph-rsid="00224539"/>
    </style:style>
    <style:style style:name="P82" style:family="paragraph" style:parent-style-name="Preformatted_20_Text">
      <style:text-properties officeooo:rsid="00224539" officeooo:paragraph-rsid="00402941"/>
    </style:style>
    <style:style style:name="P83" style:family="paragraph" style:parent-style-name="Preformatted_20_Text">
      <style:text-properties officeooo:rsid="0024b64c" officeooo:paragraph-rsid="0024b64c"/>
    </style:style>
    <style:style style:name="P84" style:family="paragraph" style:parent-style-name="Preformatted_20_Text">
      <style:text-properties officeooo:rsid="00287ae3" officeooo:paragraph-rsid="00287ae3"/>
    </style:style>
    <style:style style:name="P85" style:family="paragraph" style:parent-style-name="Preformatted_20_Text">
      <style:text-properties officeooo:rsid="00287ae3" officeooo:paragraph-rsid="001405b0"/>
    </style:style>
    <style:style style:name="P86" style:family="paragraph" style:parent-style-name="Preformatted_20_Text">
      <style:text-properties officeooo:rsid="002a602c" officeooo:paragraph-rsid="002a602c"/>
    </style:style>
    <style:style style:name="P87" style:family="paragraph" style:parent-style-name="Preformatted_20_Text">
      <style:text-properties officeooo:rsid="002fd6b8" officeooo:paragraph-rsid="002fd6b8"/>
    </style:style>
    <style:style style:name="P88" style:family="paragraph" style:parent-style-name="Preformatted_20_Text">
      <style:text-properties officeooo:rsid="002fd6b8" officeooo:paragraph-rsid="003c9312"/>
    </style:style>
    <style:style style:name="P89" style:family="paragraph" style:parent-style-name="Preformatted_20_Text">
      <style:text-properties officeooo:rsid="002fd6b8" officeooo:paragraph-rsid="00770d92"/>
    </style:style>
    <style:style style:name="P90" style:family="paragraph" style:parent-style-name="Preformatted_20_Text">
      <style:text-properties officeooo:rsid="00304e74" officeooo:paragraph-rsid="00304e74"/>
    </style:style>
    <style:style style:name="P91" style:family="paragraph" style:parent-style-name="Preformatted_20_Text">
      <style:text-properties officeooo:rsid="00304e74" officeooo:paragraph-rsid="003c9312"/>
    </style:style>
    <style:style style:name="P92" style:family="paragraph" style:parent-style-name="Preformatted_20_Text">
      <style:text-properties officeooo:rsid="00304e74" officeooo:paragraph-rsid="006da863"/>
    </style:style>
    <style:style style:name="P93" style:family="paragraph" style:parent-style-name="Preformatted_20_Text">
      <style:text-properties officeooo:rsid="00319581" officeooo:paragraph-rsid="00319581"/>
    </style:style>
    <style:style style:name="P94" style:family="paragraph" style:parent-style-name="Preformatted_20_Text">
      <style:text-properties officeooo:rsid="00553e52" officeooo:paragraph-rsid="00319581"/>
    </style:style>
    <style:style style:name="P95" style:family="paragraph" style:parent-style-name="Preformatted_20_Text">
      <style:text-properties officeooo:rsid="0032ebfc" officeooo:paragraph-rsid="0032ebfc"/>
    </style:style>
    <style:style style:name="P96" style:family="paragraph" style:parent-style-name="Preformatted_20_Text">
      <style:text-properties officeooo:rsid="00359124" officeooo:paragraph-rsid="00359124"/>
    </style:style>
    <style:style style:name="P97" style:family="paragraph" style:parent-style-name="Preformatted_20_Text">
      <style:text-properties officeooo:rsid="0036444f" officeooo:paragraph-rsid="0036444f"/>
    </style:style>
    <style:style style:name="P98" style:family="paragraph" style:parent-style-name="Preformatted_20_Text">
      <style:text-properties officeooo:rsid="0036444f" officeooo:paragraph-rsid="005f257a"/>
    </style:style>
    <style:style style:name="P99" style:family="paragraph" style:parent-style-name="Preformatted_20_Text">
      <style:text-properties officeooo:rsid="0039044a" officeooo:paragraph-rsid="0039044a"/>
    </style:style>
    <style:style style:name="P100" style:family="paragraph" style:parent-style-name="Preformatted_20_Text">
      <style:text-properties officeooo:rsid="003ab104" officeooo:paragraph-rsid="003ab104"/>
    </style:style>
    <style:style style:name="P101" style:family="paragraph" style:parent-style-name="Preformatted_20_Text">
      <style:text-properties officeooo:rsid="003ab104" officeooo:paragraph-rsid="003c9312"/>
    </style:style>
    <style:style style:name="P102" style:family="paragraph" style:parent-style-name="Preformatted_20_Text">
      <style:text-properties officeooo:rsid="003ab104" officeooo:paragraph-rsid="00918686"/>
    </style:style>
    <style:style style:name="P103" style:family="paragraph" style:parent-style-name="Preformatted_20_Text">
      <style:text-properties officeooo:rsid="003c9312" officeooo:paragraph-rsid="003c9312"/>
    </style:style>
    <style:style style:name="P104" style:family="paragraph" style:parent-style-name="Preformatted_20_Text">
      <style:text-properties officeooo:rsid="003c9312" officeooo:paragraph-rsid="003e4b35"/>
    </style:style>
    <style:style style:name="P105" style:family="paragraph" style:parent-style-name="Preformatted_20_Text">
      <style:text-properties officeooo:rsid="003c9312" officeooo:paragraph-rsid="008648be"/>
    </style:style>
    <style:style style:name="P106" style:family="paragraph" style:parent-style-name="Preformatted_20_Text">
      <style:text-properties officeooo:rsid="003e4b35" officeooo:paragraph-rsid="003e4b35"/>
    </style:style>
    <style:style style:name="P107" style:family="paragraph" style:parent-style-name="Preformatted_20_Text">
      <style:text-properties officeooo:rsid="003e4b35" officeooo:paragraph-rsid="008075d6"/>
    </style:style>
    <style:style style:name="P108" style:family="paragraph" style:parent-style-name="Preformatted_20_Text">
      <style:text-properties officeooo:rsid="003e4b35" officeooo:paragraph-rsid="008648be"/>
    </style:style>
    <style:style style:name="P109" style:family="paragraph" style:parent-style-name="Preformatted_20_Text">
      <style:text-properties officeooo:rsid="003eb0a4" officeooo:paragraph-rsid="003eb0a4"/>
    </style:style>
    <style:style style:name="P110" style:family="paragraph" style:parent-style-name="Preformatted_20_Text">
      <style:text-properties officeooo:rsid="00402941" officeooo:paragraph-rsid="00402941"/>
    </style:style>
    <style:style style:name="P111" style:family="paragraph" style:parent-style-name="Preformatted_20_Text">
      <style:text-properties officeooo:rsid="00411275" officeooo:paragraph-rsid="00477dc1"/>
    </style:style>
    <style:style style:name="P112" style:family="paragraph" style:parent-style-name="Preformatted_20_Text">
      <style:text-properties officeooo:rsid="00483165" officeooo:paragraph-rsid="00483165"/>
    </style:style>
    <style:style style:name="P113" style:family="paragraph" style:parent-style-name="Preformatted_20_Text">
      <style:text-properties officeooo:rsid="00459edb" officeooo:paragraph-rsid="0055d48a"/>
    </style:style>
    <style:style style:name="P114" style:family="paragraph" style:parent-style-name="Preformatted_20_Text">
      <style:text-properties officeooo:rsid="00459edb" officeooo:paragraph-rsid="005e14da"/>
    </style:style>
    <style:style style:name="P115" style:family="paragraph" style:parent-style-name="Preformatted_20_Text">
      <style:text-properties officeooo:rsid="00459edb" officeooo:paragraph-rsid="005fc993"/>
    </style:style>
    <style:style style:name="P116" style:family="paragraph" style:parent-style-name="Preformatted_20_Text">
      <style:text-properties officeooo:rsid="00459edb" officeooo:paragraph-rsid="005f257a"/>
    </style:style>
    <style:style style:name="P117" style:family="paragraph" style:parent-style-name="Preformatted_20_Text">
      <style:text-properties officeooo:rsid="00500099" officeooo:paragraph-rsid="0055d48a"/>
    </style:style>
    <style:style style:name="P118" style:family="paragraph" style:parent-style-name="Preformatted_20_Text">
      <style:text-properties officeooo:rsid="0055d48a" officeooo:paragraph-rsid="0055d48a"/>
    </style:style>
    <style:style style:name="P119" style:family="paragraph" style:parent-style-name="Preformatted_20_Text">
      <style:text-properties officeooo:rsid="0040dae2" officeooo:paragraph-rsid="0055d48a"/>
    </style:style>
    <style:style style:name="P120" style:family="paragraph" style:parent-style-name="Preformatted_20_Text">
      <style:text-properties officeooo:rsid="00455799" officeooo:paragraph-rsid="0055d48a"/>
    </style:style>
    <style:style style:name="P121" style:family="paragraph" style:parent-style-name="Preformatted_20_Text">
      <style:text-properties officeooo:rsid="00455799" officeooo:paragraph-rsid="005e14da"/>
    </style:style>
    <style:style style:name="P122" style:family="paragraph" style:parent-style-name="Preformatted_20_Text">
      <style:text-properties officeooo:rsid="001405b0" officeooo:paragraph-rsid="0057ac3d"/>
    </style:style>
    <style:style style:name="P123" style:family="paragraph" style:parent-style-name="Preformatted_20_Text">
      <style:text-properties officeooo:rsid="0057ac3d" officeooo:paragraph-rsid="0057ac3d"/>
    </style:style>
    <style:style style:name="P124" style:family="paragraph" style:parent-style-name="Preformatted_20_Text">
      <style:text-properties officeooo:rsid="0057ac3d" officeooo:paragraph-rsid="005aba2e"/>
    </style:style>
    <style:style style:name="P125" style:family="paragraph" style:parent-style-name="Preformatted_20_Text">
      <style:text-properties officeooo:rsid="0058df56" officeooo:paragraph-rsid="0058df56"/>
    </style:style>
    <style:style style:name="P126" style:family="paragraph" style:parent-style-name="Preformatted_20_Text">
      <style:text-properties officeooo:rsid="005998dd" officeooo:paragraph-rsid="005998dd"/>
    </style:style>
    <style:style style:name="P127" style:family="paragraph" style:parent-style-name="Preformatted_20_Text">
      <style:text-properties officeooo:rsid="0059cc25" officeooo:paragraph-rsid="005be5d6"/>
    </style:style>
    <style:style style:name="P128" style:family="paragraph" style:parent-style-name="Preformatted_20_Text">
      <style:text-properties officeooo:rsid="005aba2e" officeooo:paragraph-rsid="005aba2e"/>
    </style:style>
    <style:style style:name="P129" style:family="paragraph" style:parent-style-name="Preformatted_20_Text">
      <style:text-properties officeooo:rsid="005be5d6" officeooo:paragraph-rsid="005be5d6"/>
    </style:style>
    <style:style style:name="P130" style:family="paragraph" style:parent-style-name="Preformatted_20_Text">
      <style:text-properties officeooo:rsid="005ccbcf" officeooo:paragraph-rsid="005ccbcf"/>
    </style:style>
    <style:style style:name="P131" style:family="paragraph" style:parent-style-name="Preformatted_20_Text">
      <style:text-properties officeooo:rsid="00585138" officeooo:paragraph-rsid="005e14da"/>
    </style:style>
    <style:style style:name="P132" style:family="paragraph" style:parent-style-name="Preformatted_20_Text">
      <style:text-properties officeooo:rsid="005f257a" officeooo:paragraph-rsid="005f257a"/>
    </style:style>
    <style:style style:name="P133" style:family="paragraph" style:parent-style-name="Preformatted_20_Text">
      <style:text-properties officeooo:rsid="00477dc1" officeooo:paragraph-rsid="005fc993"/>
    </style:style>
    <style:style style:name="P134" style:family="paragraph" style:parent-style-name="Preformatted_20_Text">
      <style:text-properties officeooo:rsid="00606765" officeooo:paragraph-rsid="00606765"/>
    </style:style>
    <style:style style:name="P135" style:family="paragraph" style:parent-style-name="Preformatted_20_Text">
      <style:text-properties officeooo:rsid="00625876" officeooo:paragraph-rsid="00625876"/>
    </style:style>
    <style:style style:name="P136" style:family="paragraph" style:parent-style-name="Preformatted_20_Text">
      <style:text-properties officeooo:rsid="0063ab3a" officeooo:paragraph-rsid="0063ab3a"/>
    </style:style>
    <style:style style:name="P137" style:family="paragraph" style:parent-style-name="Preformatted_20_Text">
      <style:text-properties officeooo:rsid="0063ab3a" officeooo:paragraph-rsid="0067749a"/>
    </style:style>
    <style:style style:name="P138" style:family="paragraph" style:parent-style-name="Preformatted_20_Text">
      <style:text-properties officeooo:rsid="00647e18" officeooo:paragraph-rsid="00647e18"/>
    </style:style>
    <style:style style:name="P139" style:family="paragraph" style:parent-style-name="Preformatted_20_Text">
      <style:text-properties officeooo:rsid="00647e18" officeooo:paragraph-rsid="001405b0"/>
    </style:style>
    <style:style style:name="P140" style:family="paragraph" style:parent-style-name="Preformatted_20_Text">
      <style:text-properties officeooo:rsid="00661dff" officeooo:paragraph-rsid="00661dff"/>
    </style:style>
    <style:style style:name="P141" style:family="paragraph" style:parent-style-name="Preformatted_20_Text">
      <style:text-properties officeooo:rsid="0067749a" officeooo:paragraph-rsid="0067749a"/>
    </style:style>
    <style:style style:name="P142" style:family="paragraph" style:parent-style-name="Preformatted_20_Text">
      <style:text-properties officeooo:rsid="0067b54a" officeooo:paragraph-rsid="0067b54a"/>
    </style:style>
    <style:style style:name="P143" style:family="paragraph" style:parent-style-name="Preformatted_20_Text">
      <style:text-properties officeooo:rsid="0067b54a" officeooo:paragraph-rsid="00647e18"/>
    </style:style>
    <style:style style:name="P144" style:family="paragraph" style:parent-style-name="Preformatted_20_Text">
      <style:text-properties officeooo:rsid="0067b54a" officeooo:paragraph-rsid="001405b0"/>
    </style:style>
    <style:style style:name="P145" style:family="paragraph" style:parent-style-name="Preformatted_20_Text">
      <style:text-properties officeooo:rsid="0067b54a" officeooo:paragraph-rsid="0084aecd"/>
    </style:style>
    <style:style style:name="P146" style:family="paragraph" style:parent-style-name="Preformatted_20_Text">
      <style:text-properties officeooo:rsid="006927f6" officeooo:paragraph-rsid="006927f6"/>
    </style:style>
    <style:style style:name="P147" style:family="paragraph" style:parent-style-name="Preformatted_20_Text">
      <style:text-properties officeooo:rsid="006927f6" officeooo:paragraph-rsid="001405b0"/>
    </style:style>
    <style:style style:name="P148" style:family="paragraph" style:parent-style-name="Preformatted_20_Text">
      <style:text-properties officeooo:rsid="006927f6" officeooo:paragraph-rsid="00918686"/>
    </style:style>
    <style:style style:name="P149" style:family="paragraph" style:parent-style-name="Preformatted_20_Text">
      <style:text-properties officeooo:rsid="006ac8d6" officeooo:paragraph-rsid="006ac8d6"/>
    </style:style>
    <style:style style:name="P150" style:family="paragraph" style:parent-style-name="Preformatted_20_Text">
      <style:text-properties officeooo:rsid="006ac8d6" officeooo:paragraph-rsid="00918686"/>
    </style:style>
    <style:style style:name="P151" style:family="paragraph" style:parent-style-name="Preformatted_20_Text">
      <style:text-properties officeooo:rsid="006c1ff2" officeooo:paragraph-rsid="006c1ff2"/>
    </style:style>
    <style:style style:name="P152" style:family="paragraph" style:parent-style-name="Preformatted_20_Text">
      <style:text-properties officeooo:rsid="006c1ff2" officeooo:paragraph-rsid="006da863"/>
    </style:style>
    <style:style style:name="P153" style:family="paragraph" style:parent-style-name="Preformatted_20_Text">
      <style:text-properties officeooo:rsid="006da863" officeooo:paragraph-rsid="006da863"/>
    </style:style>
    <style:style style:name="P154" style:family="paragraph" style:parent-style-name="Preformatted_20_Text">
      <style:text-properties officeooo:rsid="00724348" officeooo:paragraph-rsid="00724348"/>
    </style:style>
    <style:style style:name="P155" style:family="paragraph" style:parent-style-name="Preformatted_20_Text">
      <style:text-properties officeooo:rsid="007311ca" officeooo:paragraph-rsid="007311ca"/>
    </style:style>
    <style:style style:name="P156" style:family="paragraph" style:parent-style-name="Preformatted_20_Text">
      <style:text-properties officeooo:rsid="004bb842" officeooo:paragraph-rsid="0075095d"/>
    </style:style>
    <style:style style:name="P157" style:family="paragraph" style:parent-style-name="Preformatted_20_Text">
      <style:text-properties officeooo:rsid="0076f09f" officeooo:paragraph-rsid="0076f09f"/>
    </style:style>
    <style:style style:name="P158" style:family="paragraph" style:parent-style-name="Preformatted_20_Text">
      <style:text-properties officeooo:rsid="00770d92" officeooo:paragraph-rsid="00770d92"/>
    </style:style>
    <style:style style:name="P159" style:family="paragraph" style:parent-style-name="Preformatted_20_Text">
      <style:text-properties officeooo:rsid="0078ae43" officeooo:paragraph-rsid="0078ae43"/>
    </style:style>
    <style:style style:name="P160" style:family="paragraph" style:parent-style-name="Preformatted_20_Text">
      <style:text-properties officeooo:rsid="0078ae43" officeooo:paragraph-rsid="007c2dfa"/>
    </style:style>
    <style:style style:name="P161" style:family="paragraph" style:parent-style-name="Preformatted_20_Text">
      <style:text-properties officeooo:rsid="0078ae43" officeooo:paragraph-rsid="007e9761"/>
    </style:style>
    <style:style style:name="P162" style:family="paragraph" style:parent-style-name="Preformatted_20_Text">
      <style:text-properties officeooo:rsid="007943e3" officeooo:paragraph-rsid="007943e3"/>
    </style:style>
    <style:style style:name="P163" style:family="paragraph" style:parent-style-name="Preformatted_20_Text">
      <style:text-properties officeooo:rsid="007a1850" officeooo:paragraph-rsid="007a1850"/>
    </style:style>
    <style:style style:name="P164" style:family="paragraph" style:parent-style-name="Preformatted_20_Text">
      <style:text-properties officeooo:rsid="007a1850" officeooo:paragraph-rsid="007c2dfa"/>
    </style:style>
    <style:style style:name="P165" style:family="paragraph" style:parent-style-name="Preformatted_20_Text">
      <style:text-properties officeooo:rsid="007c2dfa" officeooo:paragraph-rsid="007c2dfa"/>
    </style:style>
    <style:style style:name="P166" style:family="paragraph" style:parent-style-name="Preformatted_20_Text">
      <style:text-properties officeooo:rsid="007d7898" officeooo:paragraph-rsid="007d7898"/>
    </style:style>
    <style:style style:name="P167" style:family="paragraph" style:parent-style-name="Preformatted_20_Text">
      <style:text-properties officeooo:rsid="007d7898" officeooo:paragraph-rsid="007c2dfa"/>
    </style:style>
    <style:style style:name="P168" style:family="paragraph" style:parent-style-name="Preformatted_20_Text">
      <style:text-properties officeooo:rsid="007e9761" officeooo:paragraph-rsid="007e9761"/>
    </style:style>
    <style:style style:name="P169" style:family="paragraph" style:parent-style-name="Preformatted_20_Text">
      <style:text-properties officeooo:rsid="0081aaf6" officeooo:paragraph-rsid="0081aaf6"/>
    </style:style>
    <style:style style:name="P170" style:family="paragraph" style:parent-style-name="Preformatted_20_Text">
      <style:text-properties officeooo:rsid="00084810" officeooo:paragraph-rsid="0081aaf6"/>
    </style:style>
    <style:style style:name="P171" style:family="paragraph" style:parent-style-name="Preformatted_20_Text">
      <style:text-properties officeooo:rsid="002ac324" officeooo:paragraph-rsid="0081aaf6"/>
    </style:style>
    <style:style style:name="P172" style:family="paragraph" style:parent-style-name="Preformatted_20_Text">
      <style:text-properties officeooo:rsid="00832787" officeooo:paragraph-rsid="00832787"/>
    </style:style>
    <style:style style:name="P173" style:family="paragraph" style:parent-style-name="Preformatted_20_Text">
      <style:text-properties officeooo:rsid="0084aecd" officeooo:paragraph-rsid="0084aecd"/>
    </style:style>
    <style:style style:name="P174" style:family="paragraph" style:parent-style-name="Preformatted_20_Text">
      <style:text-properties officeooo:rsid="0085e70c" officeooo:paragraph-rsid="0085e70c"/>
    </style:style>
    <style:style style:name="P175" style:family="paragraph" style:parent-style-name="Preformatted_20_Text">
      <style:text-properties officeooo:rsid="0085e70c" officeooo:paragraph-rsid="006ac8d6"/>
    </style:style>
    <style:style style:name="P176" style:family="paragraph" style:parent-style-name="Preformatted_20_Text">
      <style:text-properties officeooo:rsid="0088b741" officeooo:paragraph-rsid="0088b741"/>
    </style:style>
    <style:style style:name="P177" style:family="paragraph" style:parent-style-name="Preformatted_20_Text">
      <style:text-properties officeooo:rsid="002dd9a7" officeooo:paragraph-rsid="008d78fd"/>
    </style:style>
    <style:style style:name="P178" style:family="paragraph" style:parent-style-name="Preformatted_20_Text">
      <style:text-properties officeooo:rsid="002dd9a7" officeooo:paragraph-rsid="00918686"/>
    </style:style>
    <style:style style:name="P179" style:family="paragraph" style:parent-style-name="Preformatted_20_Text">
      <style:text-properties officeooo:rsid="002dd9a7" officeooo:paragraph-rsid="0098fd16"/>
    </style:style>
    <style:style style:name="P180" style:family="paragraph" style:parent-style-name="Preformatted_20_Text">
      <style:text-properties officeooo:rsid="00896dbe" officeooo:paragraph-rsid="008bee0f"/>
    </style:style>
    <style:style style:name="P181" style:family="paragraph" style:parent-style-name="Preformatted_20_Text">
      <style:text-properties officeooo:rsid="00896dbe" officeooo:paragraph-rsid="008f2df5"/>
    </style:style>
    <style:style style:name="P182" style:family="paragraph" style:parent-style-name="Preformatted_20_Text">
      <style:text-properties officeooo:rsid="00896dbe" officeooo:paragraph-rsid="008f8afe"/>
    </style:style>
    <style:style style:name="P183" style:family="paragraph" style:parent-style-name="Preformatted_20_Text">
      <style:text-properties officeooo:rsid="00896dbe" officeooo:paragraph-rsid="00918686"/>
    </style:style>
    <style:style style:name="P184" style:family="paragraph" style:parent-style-name="Preformatted_20_Text">
      <style:text-properties officeooo:rsid="008bee0f" officeooo:paragraph-rsid="008bee0f"/>
    </style:style>
    <style:style style:name="P185" style:family="paragraph" style:parent-style-name="Preformatted_20_Text">
      <style:text-properties officeooo:rsid="00918686" officeooo:paragraph-rsid="00918686"/>
    </style:style>
    <style:style style:name="P186" style:family="paragraph" style:parent-style-name="Preformatted_20_Text">
      <style:text-properties officeooo:rsid="00918686" officeooo:paragraph-rsid="0091c666"/>
    </style:style>
    <style:style style:name="P187" style:family="paragraph" style:parent-style-name="Preformatted_20_Text">
      <style:text-properties officeooo:rsid="002be1f2" officeooo:paragraph-rsid="00918686"/>
    </style:style>
    <style:style style:name="P188" style:family="paragraph" style:parent-style-name="Preformatted_20_Text">
      <style:text-properties officeooo:rsid="0091c666" officeooo:paragraph-rsid="0091c666"/>
    </style:style>
    <style:style style:name="P189" style:family="paragraph" style:parent-style-name="Preformatted_20_Text">
      <style:text-properties officeooo:rsid="00934cf6" officeooo:paragraph-rsid="00918686"/>
    </style:style>
    <style:style style:name="P190" style:family="paragraph" style:parent-style-name="Preformatted_20_Text">
      <style:text-properties officeooo:rsid="00934cf6" officeooo:paragraph-rsid="00934cf6"/>
    </style:style>
    <style:style style:name="P191" style:family="paragraph" style:parent-style-name="Preformatted_20_Text">
      <style:text-properties officeooo:rsid="00934cf6" officeooo:paragraph-rsid="0098fd16"/>
    </style:style>
    <style:style style:name="P192" style:family="paragraph" style:parent-style-name="Preformatted_20_Text">
      <style:text-properties officeooo:rsid="0094d371" officeooo:paragraph-rsid="0094d371"/>
    </style:style>
    <style:style style:name="P193" style:family="paragraph" style:parent-style-name="Preformatted_20_Text">
      <style:text-properties officeooo:rsid="0094d371" officeooo:paragraph-rsid="0096ab65"/>
    </style:style>
    <style:style style:name="P194" style:family="paragraph" style:parent-style-name="Preformatted_20_Text">
      <style:text-properties officeooo:rsid="0094fe90" officeooo:paragraph-rsid="0094fe90"/>
    </style:style>
    <style:style style:name="P195" style:family="paragraph" style:parent-style-name="Preformatted_20_Text">
      <style:text-properties officeooo:rsid="0094fe90" officeooo:paragraph-rsid="0096ab65"/>
    </style:style>
    <style:style style:name="P196" style:family="paragraph" style:parent-style-name="Preformatted_20_Text">
      <style:text-properties officeooo:rsid="0097be03" officeooo:paragraph-rsid="0098fd16"/>
    </style:style>
    <style:style style:name="P197" style:family="paragraph" style:parent-style-name="Preformatted_20_Text">
      <style:text-properties officeooo:rsid="0098fd16" officeooo:paragraph-rsid="0098fd16"/>
    </style:style>
    <style:style style:name="P198" style:family="paragraph" style:parent-style-name="Preformatted_20_Text">
      <style:text-properties officeooo:rsid="0098fd16" officeooo:paragraph-rsid="009a8c5a"/>
    </style:style>
    <style:style style:name="P199" style:family="paragraph" style:parent-style-name="Preformatted_20_Text">
      <style:text-properties officeooo:rsid="009a8c5a" officeooo:paragraph-rsid="009a8c5a"/>
    </style:style>
    <style:style style:name="P200" style:family="paragraph" style:parent-style-name="Preformatted_20_Text">
      <style:text-properties officeooo:rsid="009d99fe" officeooo:paragraph-rsid="009d99fe"/>
    </style:style>
    <style:style style:name="P201" style:family="paragraph" style:parent-style-name="Preformatted_20_Text">
      <style:text-properties officeooo:rsid="00a06e76" officeooo:paragraph-rsid="00a06e76"/>
    </style:style>
    <style:style style:name="P202" style:family="paragraph" style:parent-style-name="Preformatted_20_Text">
      <style:text-properties officeooo:rsid="00a1398d" officeooo:paragraph-rsid="00a1398d"/>
    </style:style>
    <style:style style:name="P203" style:family="paragraph" style:parent-style-name="Preformatted_20_Text">
      <style:text-properties officeooo:rsid="00a3c96a" officeooo:paragraph-rsid="00a3c96a"/>
    </style:style>
    <style:style style:name="P204" style:family="paragraph" style:parent-style-name="Preformatted_20_Text">
      <style:text-properties officeooo:rsid="00a4e765" officeooo:paragraph-rsid="00a4e765"/>
    </style:style>
    <style:style style:name="P205" style:family="paragraph" style:parent-style-name="Preformatted_20_Text">
      <style:text-properties officeooo:rsid="009ce496" officeooo:paragraph-rsid="009ce496"/>
    </style:style>
    <style:style style:name="P206" style:family="paragraph" style:parent-style-name="Preformatted_20_Text">
      <style:text-properties officeooo:rsid="00aecf58" officeooo:paragraph-rsid="00aecf58"/>
    </style:style>
    <style:style style:name="P207" style:family="paragraph" style:parent-style-name="Standard">
      <style:text-properties officeooo:rsid="000559e4" officeooo:paragraph-rsid="001405b0"/>
    </style:style>
    <style:style style:name="P208" style:family="paragraph" style:parent-style-name="Standard">
      <style:text-properties officeooo:rsid="005865b8" officeooo:paragraph-rsid="001405b0"/>
    </style:style>
    <style:style style:name="P209" style:family="paragraph" style:parent-style-name="Standard">
      <style:text-properties officeooo:rsid="00a4e765" officeooo:paragraph-rsid="001405b0"/>
    </style:style>
    <style:style style:name="P210" style:family="paragraph" style:parent-style-name="Standard">
      <style:text-properties officeooo:rsid="00a4e765" officeooo:paragraph-rsid="00a4e765"/>
    </style:style>
    <style:style style:name="P211" style:family="paragraph" style:parent-style-name="Standard">
      <style:text-properties officeooo:rsid="00aa4a38" officeooo:paragraph-rsid="00aa4a38"/>
    </style:style>
    <style:style style:name="P212" style:family="paragraph" style:parent-style-name="Standard">
      <style:text-properties officeooo:rsid="00a4e765" officeooo:paragraph-rsid="00a4e765"/>
    </style:style>
    <style:style style:name="P213" style:family="paragraph" style:parent-style-name="Standard">
      <style:text-properties officeooo:rsid="00a4e765" officeooo:paragraph-rsid="00b398ca"/>
    </style:style>
    <style:style style:name="P214" style:family="paragraph" style:parent-style-name="Standard">
      <style:text-properties officeooo:rsid="00ad2f3f" officeooo:paragraph-rsid="00b3b858"/>
    </style:style>
    <style:style style:name="P215" style:family="paragraph" style:parent-style-name="Standard">
      <style:text-properties officeooo:rsid="005865b8" officeooo:paragraph-rsid="001405b0"/>
    </style:style>
    <style:style style:name="P216" style:family="paragraph" style:parent-style-name="Preformatted_20_Text">
      <style:text-properties officeooo:rsid="008d78fd" officeooo:paragraph-rsid="00b17568"/>
    </style:style>
    <style:style style:name="P217" style:family="paragraph" style:parent-style-name="Preformatted_20_Text">
      <style:text-properties officeooo:rsid="0009f845" officeooo:paragraph-rsid="008d78fd"/>
    </style:style>
    <style:style style:name="P218" style:family="paragraph" style:parent-style-name="Preformatted_20_Text">
      <style:text-properties officeooo:rsid="00b17568" officeooo:paragraph-rsid="00b17568"/>
    </style:style>
    <style:style style:name="P219" style:family="paragraph" style:parent-style-name="Preformatted_20_Text">
      <style:text-properties officeooo:rsid="00b17568" officeooo:paragraph-rsid="002fd6b8"/>
    </style:style>
    <style:style style:name="P220" style:family="paragraph" style:parent-style-name="Preformatted_20_Text">
      <style:text-properties officeooo:rsid="000654d0" officeooo:paragraph-rsid="002fd6b8"/>
    </style:style>
    <style:style style:name="P221" style:family="paragraph" style:parent-style-name="Preformatted_20_Text">
      <style:text-properties officeooo:rsid="000654d0" officeooo:paragraph-rsid="001405b0"/>
    </style:style>
    <style:style style:name="P222" style:family="paragraph" style:parent-style-name="Preformatted_20_Text">
      <style:text-properties officeooo:rsid="000654d0" officeooo:paragraph-rsid="00b17568"/>
    </style:style>
    <style:style style:name="P223" style:family="paragraph" style:parent-style-name="Preformatted_20_Text">
      <style:text-properties officeooo:rsid="000654d0" officeooo:paragraph-rsid="00b1ec27"/>
    </style:style>
    <style:style style:name="P224" style:family="paragraph" style:parent-style-name="Preformatted_20_Text">
      <style:text-properties officeooo:rsid="000654d0" officeooo:paragraph-rsid="004ade9a"/>
    </style:style>
    <style:style style:name="P225" style:family="paragraph" style:parent-style-name="Preformatted_20_Text">
      <style:text-properties officeooo:rsid="000654d0" officeooo:paragraph-rsid="00832787"/>
    </style:style>
    <style:style style:name="P226" style:family="paragraph" style:parent-style-name="Preformatted_20_Text">
      <style:text-properties officeooo:rsid="002fd6b8" officeooo:paragraph-rsid="002fd6b8"/>
    </style:style>
    <style:style style:name="P227" style:family="paragraph" style:parent-style-name="Preformatted_20_Text">
      <style:text-properties officeooo:rsid="007a1850" officeooo:paragraph-rsid="001f8e21"/>
    </style:style>
    <style:style style:name="P228" style:family="paragraph" style:parent-style-name="Preformatted_20_Text">
      <style:text-properties officeooo:rsid="001a773c" officeooo:paragraph-rsid="00b17568"/>
    </style:style>
    <style:style style:name="P229" style:family="paragraph" style:parent-style-name="Preformatted_20_Text">
      <style:text-properties officeooo:rsid="001a773c" officeooo:paragraph-rsid="001405b0"/>
    </style:style>
    <style:style style:name="P230" style:family="paragraph" style:parent-style-name="Preformatted_20_Text">
      <style:text-properties officeooo:rsid="00b1ec27" officeooo:paragraph-rsid="00b1ec27"/>
    </style:style>
    <style:style style:name="P231" style:family="paragraph" style:parent-style-name="Preformatted_20_Text">
      <style:text-properties officeooo:rsid="00585138" officeooo:paragraph-rsid="005e14da"/>
    </style:style>
    <style:style style:name="P232" style:family="paragraph" style:parent-style-name="Preformatted_20_Text">
      <style:text-properties officeooo:rsid="00459edb" officeooo:paragraph-rsid="005f257a"/>
    </style:style>
    <style:style style:name="P233" style:family="paragraph" style:parent-style-name="Preformatted_20_Text">
      <style:text-properties officeooo:rsid="00455799" officeooo:paragraph-rsid="0055d48a"/>
    </style:style>
    <style:style style:name="P234" style:family="paragraph" style:parent-style-name="Preformatted_20_Text">
      <style:text-properties officeooo:rsid="0040dae2" officeooo:paragraph-rsid="005e14da"/>
    </style:style>
    <style:style style:name="P235" style:family="paragraph" style:parent-style-name="Preformatted_20_Text">
      <style:text-properties officeooo:rsid="00224539" officeooo:paragraph-rsid="00224539"/>
    </style:style>
    <style:style style:name="P236" style:family="paragraph" style:parent-style-name="Preformatted_20_Text">
      <style:text-properties officeooo:rsid="00b398ca" officeooo:paragraph-rsid="00b398ca"/>
    </style:style>
    <style:style style:name="P237" style:family="paragraph" style:parent-style-name="Preformatted_20_Text">
      <style:text-properties officeooo:rsid="00433092" officeooo:paragraph-rsid="001405b0"/>
    </style:style>
    <style:style style:name="P238" style:family="paragraph" style:parent-style-name="Preformatted_20_Text">
      <style:text-properties officeooo:rsid="00172fe8" officeooo:paragraph-rsid="00b398ca"/>
    </style:style>
    <style:style style:name="P239" style:family="paragraph" style:parent-style-name="Preformatted_20_Text">
      <style:text-properties officeooo:rsid="0039044a" officeooo:paragraph-rsid="0039044a"/>
    </style:style>
    <style:style style:name="P240" style:family="paragraph" style:parent-style-name="Preformatted_20_Text">
      <style:text-properties officeooo:rsid="0063ab3a" officeooo:paragraph-rsid="0063ab3a"/>
    </style:style>
    <style:style style:name="P241" style:family="paragraph" style:parent-style-name="Preformatted_20_Text">
      <style:text-properties officeooo:rsid="0039dc17" officeooo:paragraph-rsid="00b3b858"/>
    </style:style>
    <style:style style:name="P242" style:family="paragraph" style:parent-style-name="Preformatted_20_Text">
      <style:text-properties officeooo:rsid="003ae8b0" officeooo:paragraph-rsid="001405b0"/>
    </style:style>
    <style:style style:name="T1" style:family="text">
      <style:text-properties officeooo:rsid="0006db8f"/>
    </style:style>
    <style:style style:name="T2" style:family="text">
      <style:text-properties officeooo:rsid="0006ea25"/>
    </style:style>
    <style:style style:name="T3" style:family="text">
      <style:text-properties officeooo:rsid="00084810"/>
    </style:style>
    <style:style style:name="T4" style:family="text">
      <style:text-properties officeooo:rsid="00093b90"/>
    </style:style>
    <style:style style:name="T5" style:family="text">
      <style:text-properties officeooo:rsid="0009b8da"/>
    </style:style>
    <style:style style:name="T6" style:family="text">
      <style:text-properties officeooo:rsid="0009f845"/>
    </style:style>
    <style:style style:name="T7" style:family="text">
      <style:text-properties officeooo:rsid="000b6c19"/>
    </style:style>
    <style:style style:name="T8" style:family="text">
      <style:text-properties officeooo:rsid="000cb107"/>
    </style:style>
    <style:style style:name="T9" style:family="text">
      <style:text-properties officeooo:rsid="000cdebc"/>
    </style:style>
    <style:style style:name="T10" style:family="text">
      <style:text-properties officeooo:rsid="0011a7fd"/>
    </style:style>
    <style:style style:name="T11" style:family="text">
      <style:text-properties officeooo:rsid="00131fc0"/>
    </style:style>
    <style:style style:name="T12" style:family="text">
      <style:text-properties officeooo:rsid="001368ed"/>
    </style:style>
    <style:style style:name="T13" style:family="text">
      <style:text-properties officeooo:rsid="0013ab03"/>
    </style:style>
    <style:style style:name="T14" style:family="text">
      <style:text-properties officeooo:rsid="0021ae9d"/>
    </style:style>
    <style:style style:name="T15" style:family="text">
      <style:text-properties officeooo:rsid="0021c8af"/>
    </style:style>
    <style:style style:name="T16" style:family="text">
      <style:text-properties officeooo:rsid="004af63c"/>
    </style:style>
    <style:style style:name="T17" style:family="text">
      <style:text-properties officeooo:rsid="002c40d0"/>
    </style:style>
    <style:style style:name="T18" style:family="text">
      <style:text-properties officeooo:rsid="0022827d"/>
    </style:style>
    <style:style style:name="T19" style:family="text">
      <style:text-properties officeooo:rsid="004d1d0b"/>
    </style:style>
    <style:style style:name="T20" style:family="text">
      <style:text-properties officeooo:rsid="004bb842"/>
    </style:style>
    <style:style style:name="T21" style:family="text">
      <style:text-properties officeooo:rsid="0026cbcf"/>
    </style:style>
    <style:style style:name="T22" style:family="text">
      <style:text-properties officeooo:rsid="0051bbc1"/>
    </style:style>
    <style:style style:name="T23" style:family="text">
      <style:text-properties officeooo:rsid="0040ec28"/>
    </style:style>
    <style:style style:name="T24" style:family="text">
      <style:text-properties officeooo:rsid="0023fb3d"/>
    </style:style>
    <style:style style:name="T25" style:family="text">
      <style:text-properties officeooo:rsid="0046728d"/>
    </style:style>
    <style:style style:name="T26" style:family="text">
      <style:text-properties officeooo:rsid="00553e52"/>
    </style:style>
    <style:style style:name="T27" style:family="text">
      <style:text-properties officeooo:rsid="00485260"/>
    </style:style>
    <style:style style:name="T28" style:family="text">
      <style:text-properties officeooo:rsid="00253dac"/>
    </style:style>
    <style:style style:name="T29" style:family="text">
      <style:text-properties officeooo:rsid="0028c125"/>
    </style:style>
    <style:style style:name="T30" style:family="text">
      <style:text-properties officeooo:rsid="003f2e41"/>
    </style:style>
    <style:style style:name="T31" style:family="text">
      <style:text-properties officeooo:rsid="00433092"/>
    </style:style>
    <style:style style:name="T32" style:family="text">
      <style:text-properties officeooo:rsid="004d9f35"/>
    </style:style>
    <style:style style:name="T33" style:family="text">
      <style:text-properties officeooo:rsid="002d1f77"/>
    </style:style>
    <style:style style:name="T34" style:family="text">
      <style:text-properties officeooo:rsid="002ac324"/>
    </style:style>
    <style:style style:name="T35" style:family="text">
      <style:text-properties officeooo:rsid="005b4963"/>
    </style:style>
    <style:style style:name="T36" style:family="text">
      <style:text-properties officeooo:rsid="0043f5fe"/>
    </style:style>
    <style:style style:name="T37" style:family="text">
      <style:text-properties officeooo:rsid="00579d42"/>
    </style:style>
    <style:style style:name="T38" style:family="text">
      <style:text-properties officeooo:rsid="0044a3b1"/>
    </style:style>
    <style:style style:name="T39" style:family="text">
      <style:text-properties officeooo:rsid="002bc558"/>
    </style:style>
    <style:style style:name="T40" style:family="text">
      <style:text-properties officeooo:rsid="002ef03d"/>
    </style:style>
    <style:style style:name="T41" style:family="text">
      <style:text-properties officeooo:rsid="005865b8"/>
    </style:style>
    <style:style style:name="T42" style:family="text">
      <style:text-properties officeooo:rsid="0032c9de"/>
    </style:style>
    <style:style style:name="T43" style:family="text">
      <style:text-properties officeooo:rsid="0038d87e"/>
    </style:style>
    <style:style style:name="T44" style:family="text">
      <style:text-properties officeooo:rsid="0031aeda"/>
    </style:style>
    <style:style style:name="T45" style:family="text">
      <style:text-properties officeooo:rsid="003ae8b0"/>
    </style:style>
    <style:style style:name="T46" style:family="text">
      <style:text-properties officeooo:rsid="005a0808"/>
    </style:style>
    <style:style style:name="T47" style:family="text">
      <style:text-properties officeooo:rsid="001405b0"/>
    </style:style>
    <style:style style:name="T48" style:family="text">
      <style:text-properties officeooo:rsid="00153236"/>
    </style:style>
    <style:style style:name="T49" style:family="text">
      <style:text-properties officeooo:rsid="001a773c"/>
    </style:style>
    <style:style style:name="T50" style:family="text">
      <style:text-properties officeooo:rsid="001c3870"/>
    </style:style>
    <style:style style:name="T51" style:family="text">
      <style:text-properties officeooo:rsid="001f8e21"/>
    </style:style>
    <style:style style:name="T52" style:family="text">
      <style:text-properties officeooo:rsid="0020fae2"/>
    </style:style>
    <style:style style:name="T53" style:family="text">
      <style:text-properties officeooo:rsid="00224539"/>
    </style:style>
    <style:style style:name="T54" style:family="text">
      <style:text-properties officeooo:rsid="00239a42"/>
    </style:style>
    <style:style style:name="T55" style:family="text">
      <style:text-properties officeooo:rsid="00245ecf"/>
    </style:style>
    <style:style style:name="T56" style:family="text">
      <style:text-properties officeooo:rsid="0024b64c"/>
    </style:style>
    <style:style style:name="T57" style:family="text">
      <style:text-properties officeooo:rsid="002a602c"/>
    </style:style>
    <style:style style:name="T58" style:family="text">
      <style:text-properties officeooo:rsid="002dd9a7"/>
    </style:style>
    <style:style style:name="T59" style:family="text">
      <style:text-properties officeooo:rsid="002fd6b8"/>
    </style:style>
    <style:style style:name="T60" style:family="text">
      <style:text-properties officeooo:rsid="00304e74"/>
    </style:style>
    <style:style style:name="T61" style:family="text">
      <style:text-properties officeooo:rsid="00319581"/>
    </style:style>
    <style:style style:name="T62" style:family="text">
      <style:text-properties officeooo:rsid="0032ebfc"/>
    </style:style>
    <style:style style:name="T63" style:family="text">
      <style:text-properties officeooo:rsid="00348480"/>
    </style:style>
    <style:style style:name="T64" style:family="text">
      <style:text-properties officeooo:rsid="00359124"/>
    </style:style>
    <style:style style:name="T65" style:family="text">
      <style:text-properties officeooo:rsid="0036444f"/>
    </style:style>
    <style:style style:name="T66" style:family="text">
      <style:text-properties officeooo:rsid="0036ada3"/>
    </style:style>
    <style:style style:name="T67" style:family="text">
      <style:text-properties officeooo:rsid="0039044a"/>
    </style:style>
    <style:style style:name="T68" style:family="text">
      <style:text-properties officeooo:rsid="003ab104"/>
    </style:style>
    <style:style style:name="T69" style:family="text">
      <style:text-properties officeooo:rsid="003c9312"/>
    </style:style>
    <style:style style:name="T70" style:family="text">
      <style:text-properties officeooo:rsid="003e4b35"/>
    </style:style>
    <style:style style:name="T71" style:family="text">
      <style:text-properties officeooo:rsid="003eb0a4"/>
    </style:style>
    <style:style style:name="T72" style:family="text">
      <style:text-properties officeooo:rsid="00402941"/>
    </style:style>
    <style:style style:name="T73" style:family="text">
      <style:text-properties officeooo:rsid="0040dae2"/>
    </style:style>
    <style:style style:name="T74" style:family="text">
      <style:text-properties officeooo:rsid="00421b29"/>
    </style:style>
    <style:style style:name="T75" style:family="text">
      <style:text-properties officeooo:rsid="00455799"/>
    </style:style>
    <style:style style:name="T76" style:family="text">
      <style:text-properties officeooo:rsid="00459edb"/>
    </style:style>
    <style:style style:name="T77" style:family="text">
      <style:text-properties officeooo:rsid="00477dc1"/>
    </style:style>
    <style:style style:name="T78" style:family="text">
      <style:text-properties officeooo:rsid="004ade9a"/>
    </style:style>
    <style:style style:name="T79" style:family="text">
      <style:text-properties officeooo:rsid="00500099"/>
    </style:style>
    <style:style style:name="T80" style:family="text">
      <style:text-properties officeooo:rsid="0055d48a"/>
    </style:style>
    <style:style style:name="T81" style:family="text">
      <style:text-properties officeooo:rsid="0057ac3d"/>
    </style:style>
    <style:style style:name="T82" style:family="text">
      <style:text-properties officeooo:rsid="0058df56"/>
    </style:style>
    <style:style style:name="T83" style:family="text">
      <style:text-properties officeooo:rsid="0059cc25"/>
    </style:style>
    <style:style style:name="T84" style:family="text">
      <style:text-properties officeooo:rsid="005aba2e"/>
    </style:style>
    <style:style style:name="T85" style:family="text">
      <style:text-properties officeooo:rsid="005be5d6"/>
    </style:style>
    <style:style style:name="T86" style:family="text">
      <style:text-properties officeooo:rsid="005be95a"/>
    </style:style>
    <style:style style:name="T87" style:family="text">
      <style:text-properties officeooo:rsid="005e14da"/>
    </style:style>
    <style:style style:name="T88" style:family="text">
      <style:text-properties officeooo:rsid="005f257a"/>
    </style:style>
    <style:style style:name="T89" style:family="text">
      <style:text-properties officeooo:rsid="005fc993"/>
    </style:style>
    <style:style style:name="T90" style:family="text">
      <style:text-properties officeooo:rsid="00606765"/>
    </style:style>
    <style:style style:name="T91" style:family="text">
      <style:text-properties officeooo:rsid="00625876"/>
    </style:style>
    <style:style style:name="T92" style:family="text">
      <style:text-properties officeooo:rsid="0063ab3a"/>
    </style:style>
    <style:style style:name="T93" style:family="text">
      <style:text-properties officeooo:rsid="00647e18"/>
    </style:style>
    <style:style style:name="T94" style:family="text">
      <style:text-properties officeooo:rsid="00661dff"/>
    </style:style>
    <style:style style:name="T95" style:family="text">
      <style:text-properties officeooo:rsid="0067749a"/>
    </style:style>
    <style:style style:name="T96" style:family="text">
      <style:text-properties officeooo:rsid="0067b54a"/>
    </style:style>
    <style:style style:name="T97" style:family="text">
      <style:text-properties officeooo:rsid="006927f6"/>
    </style:style>
    <style:style style:name="T98" style:family="text">
      <style:text-properties officeooo:rsid="006ac8d6"/>
    </style:style>
    <style:style style:name="T99" style:family="text">
      <style:text-properties officeooo:rsid="006c1ff2"/>
    </style:style>
    <style:style style:name="T100" style:family="text">
      <style:text-properties officeooo:rsid="006da863"/>
    </style:style>
    <style:style style:name="T101" style:family="text">
      <style:text-properties officeooo:rsid="00724348"/>
    </style:style>
    <style:style style:name="T102" style:family="text">
      <style:text-properties officeooo:rsid="000654d0"/>
    </style:style>
    <style:style style:name="T103" style:family="text">
      <style:text-properties officeooo:rsid="0075095d"/>
    </style:style>
    <style:style style:name="T104" style:family="text">
      <style:text-properties officeooo:rsid="00770d92"/>
    </style:style>
    <style:style style:name="T105" style:family="text">
      <style:text-properties officeooo:rsid="007a1850"/>
    </style:style>
    <style:style style:name="T106" style:family="text">
      <style:text-properties officeooo:rsid="007c2dfa"/>
    </style:style>
    <style:style style:name="T107" style:family="text">
      <style:text-properties officeooo:rsid="007d7898"/>
    </style:style>
    <style:style style:name="T108" style:family="text">
      <style:text-properties officeooo:rsid="007e071c"/>
    </style:style>
    <style:style style:name="T109" style:family="text">
      <style:text-properties officeooo:rsid="007e9761"/>
    </style:style>
    <style:style style:name="T110" style:family="text">
      <style:text-properties officeooo:rsid="008075d6"/>
    </style:style>
    <style:style style:name="T111" style:family="text">
      <style:text-properties officeooo:rsid="0081aaf6"/>
    </style:style>
    <style:style style:name="T112" style:family="text">
      <style:text-properties officeooo:rsid="00832787"/>
    </style:style>
    <style:style style:name="T113" style:family="text">
      <style:text-properties officeooo:rsid="0084aecd"/>
    </style:style>
    <style:style style:name="T114" style:family="text">
      <style:text-properties officeooo:rsid="0085e70c"/>
    </style:style>
    <style:style style:name="T115" style:family="text">
      <style:text-properties officeooo:rsid="008648be"/>
    </style:style>
    <style:style style:name="T116" style:family="text">
      <style:text-properties officeooo:rsid="008762d9"/>
    </style:style>
    <style:style style:name="T117" style:family="text">
      <style:text-properties officeooo:rsid="0088b741"/>
    </style:style>
    <style:style style:name="T118" style:family="text">
      <style:text-properties officeooo:rsid="0088f981"/>
    </style:style>
    <style:style style:name="T119" style:family="text">
      <style:text-properties officeooo:rsid="008ad024"/>
    </style:style>
    <style:style style:name="T120" style:family="text">
      <style:text-properties officeooo:rsid="008f8afe"/>
    </style:style>
    <style:style style:name="T121" style:family="text">
      <style:text-properties officeooo:rsid="00918686"/>
    </style:style>
    <style:style style:name="T122" style:family="text">
      <style:text-properties officeooo:rsid="0091c666"/>
    </style:style>
    <style:style style:name="T123" style:family="text">
      <style:text-properties officeooo:rsid="0094d371"/>
    </style:style>
    <style:style style:name="T124" style:family="text">
      <style:text-properties officeooo:rsid="0096ab65"/>
    </style:style>
    <style:style style:name="T125" style:family="text">
      <style:text-properties officeooo:rsid="0097be03"/>
    </style:style>
    <style:style style:name="T126" style:family="text">
      <style:text-properties officeooo:rsid="0098fd16"/>
    </style:style>
    <style:style style:name="T127" style:family="text">
      <style:text-properties officeooo:rsid="009a8c5a"/>
    </style:style>
    <style:style style:name="T128" style:family="text">
      <style:text-properties officeooo:rsid="009f0670"/>
    </style:style>
    <style:style style:name="T129" style:family="text">
      <style:text-properties officeooo:rsid="00a1398d"/>
    </style:style>
    <style:style style:name="T130" style:family="text">
      <style:text-properties officeooo:rsid="00a3642d"/>
    </style:style>
    <style:style style:name="T131" style:family="text">
      <style:text-properties officeooo:rsid="00a3ec76"/>
    </style:style>
    <style:style style:name="T132" style:family="text">
      <style:text-properties officeooo:rsid="00a6610c"/>
    </style:style>
    <style:style style:name="T133" style:family="text">
      <style:text-properties officeooo:rsid="00a7104d"/>
    </style:style>
    <style:style style:name="T134" style:family="text">
      <style:text-properties officeooo:rsid="00aecf58"/>
    </style:style>
    <style:style style:name="T135" style:family="text">
      <style:text-properties officeooo:rsid="00b17568"/>
    </style:style>
    <style:style style:name="T136" style:family="text">
      <style:text-properties officeooo:rsid="00b1ec27"/>
    </style:style>
    <style:style style:name="T137" style:family="text">
      <style:text-properties officeooo:rsid="00b398ca"/>
    </style:style>
    <style:style style:name="T138" style:family="text">
      <style:text-properties officeooo:rsid="00b3b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2"/>
      <text:p text:style-name="P202">...</text:p>
      <text:p text:style-name="P202"/>
      <text:p text:style-name="P202">b</text:p>
      <text:p text:style-name="P202"/>
      <text:p text:style-name="P202"/>
      <text:p text:style-name="P202">0. Indice</text:p>
      <text:p text:style-name="P201"/>
      <text:p text:style-name="P201">1. Universo</text:p>
      <text:p text:style-name="P201"/>
      <text:p text:style-name="P201">2. Bios</text:p>
      <text:p text:style-name="P201"/>
      <text:p text:style-name="P201">3. Modelo</text:p>
      <text:p text:style-name="P201"/>
      <text:p text:style-name="P201">4. Hackeo</text:p>
      <text:p text:style-name="P201"/>
      <text:p text:style-name="P201">5. <text:span text:style-name="T131">Huella</text:span></text:p>
      <text:p text:style-name="P201"/>
      <text:p text:style-name="P201">6. Razon</text:p>
      <text:p text:style-name="P201"/>
      <text:p text:style-name="P201">7. Politica</text:p>
      <text:p text:style-name="P201"/>
      <text:p text:style-name="P201">8. Simbiosis</text:p>
      <text:p text:style-name="P201"/>
      <text:p text:style-name="P201">9. Equilibrio</text:p>
      <text:p text:style-name="P201"/>
      <text:p text:style-name="P201">10. Balance<text:span text:style-name="T130">o</text:span></text:p>
      <text:p text:style-name="P201"/>
      <text:p text:style-name="P201">11. Entropia</text:p>
      <text:p text:style-name="P201"/>
      <text:p text:style-name="P201">12. Destino</text:p>
      <text:p text:style-name="P201"/>
      <text:p text:style-name="P201">13. <text:span text:style-name="T130">Pregunta</text:span></text:p>
      <text:p text:style-name="P201"/>
      <text:p text:style-name="P201">14. Metafisica</text:p>
      <text:p text:style-name="P201"/>
      <text:p text:style-name="P201">15. Flove</text:p>
      <text:p text:style-name="P201"/>
      <text:p text:style-name="P201">16. Proceso</text:p>
      <text:p text:style-name="P201"/>
      <text:p text:style-name="P201">17. Deseo</text:p>
      <text:p text:style-name="P201"/>
      <text:p text:style-name="P201">18. Formula</text:p>
      <text:p text:style-name="P201"/>
      <text:p text:style-name="P201">19. <text:span text:style-name="T129">Historia</text:span></text:p>
      <text:p text:style-name="P201"/>
      <text:p text:style-name="P201">20. <text:span text:style-name="T129">Reto</text:span></text:p>
      <text:p text:style-name="P201"/>
      <text:p text:style-name="P201">21. <text:span text:style-name="T129">Respuesta</text:span></text:p>
      <text:p text:style-name="P201"/>
      <text:p text:style-name="P201">22. <text:span text:style-name="T129">Ser</text:span></text:p>
      <text:p text:style-name="P201"/>
      <text:p text:style-name="P201">23. <text:span text:style-name="T129">Verdad</text:span></text:p>
      <text:p text:style-name="P201"/>
      <text:p text:style-name="P201">24. <text:span text:style-name="T129">Conclusion</text:span></text:p>
      <text:p text:style-name="P201"/>
      <text:p text:style-name="P201">25. <text:span text:style-name="T129">Flow</text:span></text:p>
      <text:p text:style-name="P201"><text:s/></text:p>
      <text:p text:style-name="P204">26. Etcetera</text:p>
      <text:p text:style-name="P204"/>
      <text:p text:style-name="P201">...</text:p>
      <text:p text:style-name="P201"/>
      <text:p text:style-name="P203">Gracias</text:p>
      <text:p text:style-name="P201"/>
      <text:p text:style-name="P201"><text:soft-page-break/></text:p>
      <text:p text:style-name="P1"/>
      <text:p text:style-name="P1"><text:span text:style-name="T129">H</text:span>ola flow, bienvenido.</text:p>
      <text:p text:style-name="P1">Superpoeta voy fluido</text:p>
      <text:p text:style-name="P1">de nombre, me llamare:</text:p>
      <text:p text:style-name="P1">Su Majestad Resonante</text:p>
      <text:p text:style-name="P1"/>
      <text:p text:style-name="P84">Aunque suene a alarido</text:p>
      <text:p text:style-name="P30">avis<text:span text:style-name="T68">ado quedas</text:span> <text:span text:style-name="T68">querido</text:span>:</text:p>
      <text:p text:style-name="P1">Te voy a meter en lios</text:p>
      <text:p text:style-name="P1">con galacticos deslios</text:p>
      <text:p text:style-name="P85"/>
      <text:p text:style-name="P146">Sigue el hilo todavia,</text:p>
      <text:p text:style-name="P146">o verdad, vida querida</text:p>
      <text:p text:style-name="P146">37 grados a la sombra,</text:p>
      <text:p text:style-name="P146">y frio en la penumbra</text:p>
      <text:p text:style-name="P146"/>
      <text:p text:style-name="P1">Superpoema va empezado,</text:p>
      <text:p text:style-name="P1">a mono newton dedicado </text:p>
      <text:p text:style-name="P1">al gorileo relatividad, </text:p>
      <text:p text:style-name="P1"><text:span text:style-name="T114">l</text:span>a <text:span text:style-name="T114">toda</text:span> linea temporal</text:p>
      <text:p text:style-name="P146"><text:span text:style-name="T114">y</text:span> al flove en especial</text:p>
      <text:p text:style-name="P1"/>
      <text:p text:style-name="P1">Empiezo sobre el hogar</text:p>
      <text:p text:style-name="P184">antes cimiento despues</text:p>
      <text:p text:style-name="P1"><text:span text:style-name="T6">la </text:span>puerta, <text:span text:style-name="T6">la libertad.</text:span></text:p>
      <text:p text:style-name="P175">Caos paralelos y roles</text:p>
      <text:p text:style-name="P149"><text:span text:style-name="T114">en</text:span> la tierra <text:span text:style-name="T114">galactica,</text:span></text:p>
      <text:p text:style-name="P86"><text:span text:style-name="T68">con</text:span> <text:span text:style-name="T114">los </text:span>flove <text:span text:style-name="T68">enredaos,</text:span></text:p>
      <text:p text:style-name="P86"><text:span text:style-name="T114">c</text:span>on <text:span text:style-name="T58">las </text:span>hipotesis reir</text:p>
      <text:p text:style-name="P1">y a<text:span text:style-name="T14">caba</text:span> <text:span text:style-name="T14">con</text:span> superabrir</text:p>
      <text:p text:style-name="P147"/>
      <text:p text:style-name="P180"><text:span text:style-name="T120">Cimiento</text:span> flow de arriba.</text:p>
      <text:p text:style-name="P180">Singularidad, teseractal</text:p>
      <text:p text:style-name="P180">da igual, <text:span text:style-name="T120">es</text:span>: universal</text:p>
      <text:p text:style-name="P180"/>
      <text:p text:style-name="P180">Debe<text:span text:style-name="T120">ria</text:span> haber una tension</text:p>
      <text:p text:style-name="P182">de mas alla <text:span text:style-name="T120">de </text:span>la galaxia,</text:p>
      <text:p text:style-name="P182"><text:span text:style-name="T120">que </text:span>la creo <text:span text:style-name="T120">al </text:span>arrugarse.</text:p>
      <text:p text:style-name="P180">Arruga de sobretension</text:p>
      <text:p text:style-name="P180">toda la galaxia entera.</text:p>
      <text:p text:style-name="P180">En la arruga de la malla, </text:p>
      <text:p text:style-name="P180"><text:span text:style-name="T120">de</text:span> la malla de la arruga</text:p>
      <text:p text:style-name="P180">surge<text:span text:style-name="T120">n</text:span> arrugas <text:span text:style-name="T120">y espuma</text:span>..</text:p>
      <text:p text:style-name="P180"/>
      <text:p text:style-name="P180">Arrugas de una arruga,</text:p>
      <text:p text:style-name="P180"><text:span text:style-name="T120">o </text:span>tension sobretension,</text:p>
      <text:p text:style-name="P180">una cadena y expresion.</text:p>
      <text:p text:style-name="P180"/>
      <text:p text:style-name="P180">Nuestra linea temporal,</text:p>
      <text:p text:style-name="P180">repetida y superpuesta?</text:p>
      <text:p text:style-name="P180">Incide<text:span text:style-name="T120">nte</text:span> o accide<text:span text:style-name="T120">nte</text:span>?</text:p>
      <text:p text:style-name="P180">Da igual, <text:span text:style-name="T122">por</text:span> aproximar:</text:p>
      <text:p text:style-name="P180">Fotones desacelerando,</text:p>
      <text:p text:style-name="P180">interactuaron-formaron</text:p>
      <text:p text:style-name="P180">luces, gravedades, bios,</text:p>
      <text:p text:style-name="P188">la vampira de los picos.</text:p>
      <text:p text:style-name="P188"/>
      <text:p text:style-name="P24">Nos han metido en una caja enorme.</text:p>
      <text:p text:style-name="P24">ni puta idea de porque ni el como</text:p>
      <text:p text:style-name="P24"><text:span text:style-name="T16">buscando</text:span> <text:span text:style-name="T16">a </text:span>precioso preciso talvez, </text:p>
      <text:p text:style-name="P24">ni con un exacto cuando o para que </text:p>
      <text:p text:style-name="P24">pero con un monton de reglas fijas</text:p>
      <text:p text:style-name="P24">la grandisima mayoria desconocidas.</text:p>
      <text:p text:style-name="P180"><text:soft-page-break/></text:p>
      <text:p text:style-name="P25">Fluimos en un puntito de la caja</text:p>
      <text:p text:style-name="P25">planeta tierra del sistema solar,</text:p>
      <text:p text:style-name="P25">via lactea que va hacia su origen</text:p>
      <text:p text:style-name="P25">en un universo del dios personal.</text:p>
      <text:p text:style-name="P25"/>
      <text:p text:style-name="P25">Entre el conjuntodefinasreglas-caja </text:p>
      <text:p text:style-name="P25">los cuerpo perecedero-mente perenne</text:p>
      <text:p text:style-name="P25">parasitos cajeros amantes del mundo,</text:p>
      <text:p text:style-name="P25">en tiempo-espacio Newtoniano-Tierra,</text:p>
      <text:p text:style-name="P25">a mucha velocidad con poco fotograma</text:p>
      <text:p text:style-name="P25">vibran lo mas para-bio-fisio-quimico. </text:p>
      <text:p text:style-name="P183"/>
      <text:p text:style-name="P180">Lo mas complejo las bios.</text:p>
      <text:p text:style-name="P180">Son hijas de un sol solar,</text:p>
      <text:p text:style-name="P180">perciben un poco su luz</text:p>
      <text:p text:style-name="P180">y dan mas luz que el sol.</text:p>
      <text:p text:style-name="P180">Sol, el sol, el sol solar <text:s text:c="3"/></text:p>
      <text:p text:style-name="P180">quieto ensimismado,</text:p>
      <text:p text:style-name="P180">traslaciona la galaxia</text:p>
      <text:p text:style-name="P180">derivado por las bios.</text:p>
      <text:p text:style-name="P25"/>
      <text:p text:style-name="P180">Todo lo que las bios <text:span text:style-name="T119">pueden ver de</text:span> micro,</text:p>
      <text:p text:style-name="P180">viene dado por disfrutar un mayor macro.</text:p>
      <text:p text:style-name="P181"/>
      <text:p text:style-name="P181">Por allis hay gravedades mas masivas</text:p>
      <text:p text:style-name="P181">que en 99 planetas llenos de petroleo. </text:p>
      <text:p text:style-name="P181">No conozco a sabueso mejor que bios.</text:p>
      <text:p text:style-name="P180"/>
      <text:p text:style-name="P180">Pero las bios sufren, </text:p>
      <text:p text:style-name="P180">se pierden, y ni ven,</text:p>
      <text:p text:style-name="P180">saben de mas datos,</text:p>
      <text:p text:style-name="P180">que no <text:span text:style-name="T122">sab</text:span>en leer.</text:p>
      <text:p text:style-name="P188">Se sobrescriben,</text:p>
      <text:p text:style-name="P188">al llegar aqui.</text:p>
      <text:p text:style-name="P188"/>
      <text:p text:style-name="P188">Cartero lejano</text:p>
      <text:p text:style-name="P188">con ser tierra:</text:p>
      <text:p text:style-name="P150"><text:span text:style-name="T121">La</text:span> interaccion</text:p>
      <text:p text:style-name="P148"><text:span text:style-name="T98">en</text:span> la dilacion</text:p>
      <text:p text:style-name="P188">(tiempo tierra)</text:p>
      <text:p text:style-name="P188">Causa:</text:p>
      <text:p text:style-name="P102"><text:span text:style-name="T97">M</text:span>as distorsion,</text:p>
      <text:p text:style-name="P102">menos lexi<text:span text:style-name="T121">co</text:span>n.</text:p>
      <text:p text:style-name="P185"/>
      <text:p text:style-name="P185">Una idea, intuicion</text:p>
      <text:p text:style-name="P185">cuerpo en expansion</text:p>
      <text:p text:style-name="P185">regalo de gravedad</text:p>
      <text:p text:style-name="P185">galactica gravedad,</text:p>
      <text:p text:style-name="P185">mamidilacion borra</text:p>
      <text:p text:style-name="P185">y este odio empieza.</text:p>
      <text:p text:style-name="P185"/>
      <text:p text:style-name="P185">Mami dilacion tonta,</text:p>
      <text:p text:style-name="P188">Descifranos la info</text:p>
      <text:p text:style-name="P185">No ves que sufrimos?</text:p>
      <text:p text:style-name="P185"><text:span text:style-name="T122">O s</text:span>oy anomalia mama?</text:p>
      <text:p text:style-name="P185"/>
      <text:p text:style-name="P185">Supongo, me da igual</text:p>
      <text:p text:style-name="P185">Me haces razonar asi:</text:p>
      <text:p text:style-name="P186"><text:span text:style-name="T122">G</text:span>alactica y mas data</text:p>
      <text:p text:style-name="P186"><text:span text:style-name="T122">e</text:span>stare mas conectada</text:p>
      <text:p text:style-name="P185">Nos, las bios mayores</text:p>
      <text:p text:style-name="P185">sufriremos de pasion!</text:p>
      <text:p text:style-name="P187"/>
      <text:p text:style-name="P189"><text:soft-page-break/></text:p>
      <text:p text:style-name="P190">El modelo standard de la fisica dice que:</text:p>
      <text:p text:style-name="P190">tengo varios problemas acumulandose...</text:p>
      <text:p text:style-name="P190">El tiempo es la cuarta dimension, pero sabemos muy poco.</text:p>
      <text:p text:style-name="P190">Cada particula se recorre el universo entero en un instante.</text:p>
      <text:p text:style-name="P190">La luz va tan rapido que ni la podrias ver, como el agujero.</text:p>
      <text:p text:style-name="P190">Etcetera...</text:p>
      <text:p text:style-name="P190"/>
      <text:p text:style-name="P190">Por otro lado,</text:p>
      <text:p text:style-name="P190">La teoria de las supercuerdas</text:p>
      <text:p text:style-name="P190">es una teoria quantica oficial</text:p>
      <text:p text:style-name="P190">(aunque calificada de "mas alla del modelo standard"</text:p>
      <text:p text:style-name="P190">que espera a ser aceptada como standard o rechazada,</text:p>
      <text:p text:style-name="P190">que resolveria algunos de los problemas acumulados).</text:p>
      <text:p text:style-name="P190"/>
      <text:p text:style-name="P190">Pero hay mas</text:p>
      <text:p text:style-name="P190">posibilidades</text:p>
      <text:p text:style-name="P190">congruentes. </text:p>
      <text:p text:style-name="P190">Mira, ejemplo:</text:p>
      <text:p text:style-name="P190"/>
      <text:p text:style-name="P190">La particula tiene una velocidad x / segundo.</text:p>
      <text:p text:style-name="P190">Pues los metros que recorre en un segundo</text:p>
      <text:p text:style-name="P190">es su longitud.</text:p>
      <text:p text:style-name="P190">(La minima unidad de longitud de una particula</text:p>
      <text:p text:style-name="P190">es un quanto)</text:p>
      <text:p text:style-name="P190"/>
      <text:p text:style-name="P190">Cuantos Quantos tienes tu?</text:p>
      <text:p text:style-name="P190">A que te gustaria saberlo...?</text:p>
      <text:p text:style-name="P190">Pues si se puede si ella mide</text:p>
      <text:p text:style-name="P190">y particula flow la mas larga.</text:p>
      <text:p text:style-name="P190"/>
      <text:p text:style-name="P190">La particula mide,</text:p>
      <text:p text:style-name="P190">simplemente,</text:p>
      <text:p text:style-name="P190">porque no hay vacio.</text:p>
      <text:p text:style-name="P190">(caos es entropia)</text:p>
      <text:p text:style-name="P190">Todo esta lleno,</text:p>
      <text:p text:style-name="P190">de por ejemplo:</text:p>
      <text:p text:style-name="P190">(super)cuerdas.</text:p>
      <text:p text:style-name="P190"/>
      <text:p text:style-name="P190">Cuerdas por el lio del hilo..</text:p>
      <text:p text:style-name="P192">(puedes llamarlos tensores)</text:p>
      <text:p text:style-name="P190">Particula esta entrelazada</text:p>
      <text:p text:style-name="P190">a muchas otras particulas.</text:p>
      <text:p text:style-name="P190"/>
      <text:p text:style-name="P190">Cualquier particula,</text:p>
      <text:p text:style-name="P190">contiene informacion</text:p>
      <text:p text:style-name="P190">sobre todo el tiempo.</text:p>
      <text:p text:style-name="P190"/>
      <text:p text:style-name="P192">Este solo sirve para excitar luego</text:p>
      <text:p text:style-name="P192">hasta el extremo de nuestro ego:</text:p>
      <text:p text:style-name="P192">Amar al cuerpo del estado mental.</text:p>
      <text:p text:style-name="P192"/>
      <text:p text:style-name="P192">Para verte todo, tu cuerpo entero,</text:p>
      <text:p text:style-name="P192">Las tuyas trazan parecida longitud,</text:p>
      <text:p text:style-name="P192">ya vivimos mas alla de la dilacion.</text:p>
      <text:p text:style-name="P190"/>
      <text:p text:style-name="P190">El presente es una alucinacion,</text:p>
      <text:p text:style-name="P190">causada por dilacion temporal</text:p>
      <text:p text:style-name="P190">campo electromagno terrenal.</text:p>
      <text:p text:style-name="P190"/>
      <text:p text:style-name="P190">Ya van juntos pasado y futuro,</text:p>
      <text:p text:style-name="P190">a diferente velocidad y camino</text:p>
      <text:p text:style-name="P190">a redimir lagrimas por destino.</text:p>
      <text:p text:style-name="P178"/>
      <text:p text:style-name="P194"><text:soft-page-break/></text:p>
      <text:p text:style-name="P194">1. Segundo Relativo:</text:p>
      <text:p text:style-name="P194">Una explicacion:</text:p>
      <text:p text:style-name="P194">Estamos en 2016,</text:p>
      <text:p text:style-name="P194"/>
      <text:p text:style-name="P194">Las particulas tensionan la malla donde se sustenta la galaxia,</text:p>
      <text:p text:style-name="P194">yendo y viniendo, </text:p>
      <text:p text:style-name="P194">con una cierta longitud (70 mil anhos luz)</text:p>
      <text:p text:style-name="P194"/>
      <text:p text:style-name="P194">Hay que calcular,</text:p>
      <text:p text:style-name="P194">dentro de la hiperbole de traslacion galactica:</text:p>
      <text:p text:style-name="P194">una radial con la traslacion, transito, al sol.</text:p>
      <text:p text:style-name="P194"/>
      <text:p text:style-name="P194">Puntos de inflexion de las paredes del teseracto a la vista.</text:p>
      <text:p text:style-name="P194"/>
      <text:p text:style-name="P194">Y luego, o si no, hacemos una regla de 3.</text:p>
      <text:p text:style-name="P194"/>
      <text:p text:style-name="P194">Segundo, multiplicar longitud terrestre por suelo galactico</text:p>
      <text:p text:style-name="P194">Al las particulas estar entrelazadas entre si en toda la galaxia,</text:p>
      <text:p text:style-name="P194">70.000 por 10-35 igual a</text:p>
      <text:p text:style-name="P194">7×10³⁹ anhos luz por particula.</text:p>
      <text:p text:style-name="P194"/>
      <text:p text:style-name="P194"/>
      <text:p text:style-name="P194">2. Multidimensionalidad</text:p>
      <text:p text:style-name="P194">Si sabemos cuanto mide una particula en un segundo terrestre (menuda flipada!)</text:p>
      <text:p text:style-name="P194">La dilacion temporal se convierte en un concepto de medida del tiempo accesorio,</text:p>
      <text:p text:style-name="P194">y dejamos de necesitar usar terminos como 3 dimensiones espaciales + el tiempo como cuarta (aunque sepamos poco de el).</text:p>
      <text:p text:style-name="P194"/>
      <text:p text:style-name="P194">Tambien se abre la puerta a combinar medidas de longitud de diferentes formas (ej: longitud de sonido con radiacion x, etc...)</text:p>
      <text:p text:style-name="P194"/>
      <text:p text:style-name="P194">Por eso le damos como merecido premio, el titulo de "dimension (de la realidad)" a cada particula (que ya contienen al tiempo).</text:p>
      <text:p text:style-name="P194"/>
      <text:p text:style-name="P194"/>
      <text:p text:style-name="P194">3. Flove</text:p>
      <text:p text:style-name="P194">Abre capas (dimensiones antropologicas) de interaccion con la tension universal mas bajas,</text:p>
      <text:p text:style-name="P194">adaptadas a habitos mentales, racionales: personales, locales y sociales y economicos (dar, ...).</text:p>
      <text:p text:style-name="P194">Pendiente: Cuanto afecta el flove, las (dis)tensiones de la huella, a la longitud de particulas?</text:p>
      <text:p text:style-name="P194"/>
      <text:p text:style-name="P194">PD. Todo esto para que?</text:p>
      <text:p text:style-name="P194">Para imaginar una de las particulas "pilladas" en la foto como si fuera una de las tuyas.</text:p>
      <text:p text:style-name="P194">Para imaginar tu cuerpo: dividir total de particulas entre las del fotograma.</text:p>
      <text:p text:style-name="P194">Para recordar tu sensacion del primer trazo lineal proyectador de mente hermana.</text:p>
      <text:p text:style-name="P194">Para vernos algo posicionados, y sentir que por aqui, fluimos mas o menos asi.</text:p>
      <text:p text:style-name="P194"/>
      <text:p text:style-name="P194">PD2. no se si se me nota mucho,</text:p>
      <text:p text:style-name="P194">pero hago esto por naturalidad,</text:p>
      <text:p text:style-name="P194">solo soy un novato experimental.</text:p>
      <text:p text:style-name="P193">Dedicado a vida, amada</text:p>
      <text:p text:style-name="P193">mejora toda analogada,</text:p>
      <text:p text:style-name="P193">esta es la mejor bobada:</text:p>
      <text:p text:style-name="P195">metafisica como propia </text:p>
      <text:p text:style-name="P195">y superamor <text:span text:style-name="T124">de</text:span> quinta..</text:p>
      <text:p text:style-name="P193">Una foto de una huella</text:p>
      <text:p text:style-name="P193">mas trucada que maga,</text:p>
      <text:p text:style-name="P193">hay realidad imaginada,</text:p>
      <text:p text:style-name="P193">mas si de cuerpo trata.</text:p>
      <text:p text:style-name="P195"/>
      <text:p text:style-name="P191"><text:soft-page-break/></text:p>
      <text:p text:style-name="P191">Todo lo que las bios llegan a ver micro,</text:p>
      <text:p text:style-name="P191">viene dado por disfrutar un mayor macro.</text:p>
      <text:p text:style-name="P191"/>
      <text:p text:style-name="P191">De la parte mas nana </text:p>
      <text:p text:style-name="P191">y viable que veremos</text:p>
      <text:p text:style-name="P191">-tensiones particula-</text:p>
      <text:p text:style-name="P191">al desacelerarlas, captamos una fotito</text:p>
      <text:p text:style-name="P191">de una huella <text:span text:style-name="T125">con </text:span>compleja,</text:p>
      <text:p text:style-name="P191">mas <text:span text:style-name="T125">que</text:span> fractal, supersimetria.</text:p>
      <text:p text:style-name="P191"><text:span text:style-name="T125">S</text:span>uper porque cada huella es parte </text:p>
      <text:p text:style-name="P191">y representante del fractal total.</text:p>
      <text:p text:style-name="P191"/>
      <text:p text:style-name="P191">En la interaccion de dos particulas,</text:p>
      <text:p text:style-name="P191">(lo que forman, deforma o arruga o</text:p>
      <text:p text:style-name="P191">tensiona suelo galactico de quantos)</text:p>
      <text:p text:style-name="P191">hay logica en sus puntos de tension,</text:p>
      <text:p text:style-name="P191">es logicamente la tension universal,</text:p>
      <text:p text:style-name="P191">que rebota picos en espacio toroidal,</text:p>
      <text:p text:style-name="P191"><text:span text:style-name="T123">para</text:span> dibuja<text:span text:style-name="T123">r</text:span> el supercomplejo fractal.</text:p>
      <text:p text:style-name="P191"/>
      <text:p text:style-name="P191">Nos deja una foto muy bonita</text:p>
      <text:p text:style-name="P191">pero es solo una pesima foto.</text:p>
      <text:p text:style-name="P191">El superfractal es atemporal,</text:p>
      <text:p text:style-name="P191">le ignoramos espacio toroidal</text:p>
      <text:p text:style-name="P191">y no le lenteamos ni un tercio,</text:p>
      <text:p text:style-name="P191">con maquinas bastante caras</text:p>
      <text:p text:style-name="P191">con mucho tiempo de estudio</text:p>
      <text:p text:style-name="P191">y encima, mas desimportante:</text:p>
      <text:p text:style-name="P191">solo dice: aqui hay un fieston,</text:p>
      <text:p text:style-name="P191">ahora busca por aqui al amor,</text:p>
      <text:p text:style-name="P191"><text:s/></text:p>
      <text:p text:style-name="P191">Si ya no se puede calcular mas,</text:p>
      <text:p text:style-name="P191">Cual es su formula interactual?</text:p>
      <text:p text:style-name="P191">...agarrate por si te mareas...</text:p>
      <text:p text:style-name="P191">Toda forma toroidal es perfecta, </text:p>
      <text:p text:style-name="P191">a ella solo le vibra su estructura,</text:p>
      <text:p text:style-name="P191">cuerdas toroidales entrelazadas.</text:p>
      <text:p text:style-name="P191">Al menos tres por cada particula.</text:p>
      <text:p text:style-name="P191">3 ejes espaciales, forma de prisma.</text:p>
      <text:p text:style-name="P191">Sacudido por la universal tension,</text:p>
      <text:p text:style-name="P191">excitada por picos intertoroidales.</text:p>
      <text:p text:style-name="P191">Con sistema de oscilacion mandon,</text:p>
      <text:p text:style-name="P191">causante de tu equilibrio mariposa,</text:p>
      <text:p text:style-name="P191">te regala mini logaritmo de tension.</text:p>
      <text:p text:style-name="P196"/>
      <text:p text:style-name="P196">como la radial</text:p>
      <text:p text:style-name="P196">interaccionar</text:p>
      <text:p text:style-name="P196">o interactuar</text:p>
      <text:p text:style-name="P196">en triperbola.</text:p>
      <text:p text:style-name="P196">Magia la caja</text:p>
      <text:p text:style-name="P196">flexy vertice</text:p>
      <text:p text:style-name="P196">la intension.</text:p>
      <text:p text:style-name="P196">is-ought </text:p>
      <text:p text:style-name="P196">..is flove.</text:p>
      <text:p text:style-name="P191">Tension universal, en su version mas rigurosa, vendria a ser:</text:p>
      <text:p text:style-name="P191">La superinteractuacion de paredes teseractales hiperbolicas.</text:p>
      <text:p text:style-name="P191">...</text:p>
      <text:p text:style-name="P191">La magia, en su version mas rigurosa, vendria a ser:</text:p>
      <text:p text:style-name="P191">El atajo en la carrera por la longitud de los quantos.</text:p>
      <text:p text:style-name="P191">... </text:p>
      <text:p text:style-name="P191">Ninhos de camino agarrados de la mano del destino,</text:p>
      <text:p text:style-name="P191">con albedrio de destino <text:span text:style-name="T126">serenpidia</text:span> domino mariposa.</text:p>
      <text:p text:style-name="P179"/>
      <text:p text:style-name="P177"><text:soft-page-break/></text:p>
      <text:p text:style-name="P197">P or tiempo y a destiempo.... </text:p>
      <text:p text:style-name="P197">R eina la incertudumbre por! </text:p>
      <text:p text:style-name="P197">O rden relativo, temores qué</text:p>
      <text:p text:style-name="P197">F altán a la ley de la vida puta</text:p>
      <text:p text:style-name="P197">E stígmas sobre el mundo oh</text:p>
      <text:p text:style-name="P197">S obresalen a lo sobrenatural</text:p>
      <text:p text:style-name="P197">I nvadiendo a cuerda loca que <text:s/></text:p>
      <text:p text:style-name="P197">A barca esa realidad que se ve </text:p>
      <text:p text:style-name="P177"/>
      <text:p text:style-name="P177">Bienllegado al final de la razon</text:p>
      <text:p text:style-name="P23">No decides en la proyeccion, <text:span text:style-name="T16">l</text:span>ol</text:p>
      <text:p text:style-name="P38"><text:span text:style-name="T17">llevas</text:span> guion perceptual, maricon</text:p>
      <text:p text:style-name="P23">esto es la pelicula grabada, <text:span text:style-name="T16">r</text:span>ol</text:p>
      <text:p text:style-name="P1"><text:s/></text:p>
      <text:p text:style-name="P1"><text:span text:style-name="T114">l</text:span>a caja y dios que ves</text:p>
      <text:p text:style-name="P1">la puerta <text:span text:style-name="T68">con</text:span> la llave</text:p>
      <text:p text:style-name="P1">de casa, te toca, pasa</text:p>
      <text:p text:style-name="P1">ven <text:span text:style-name="T1">solo </text:span>a ver la <text:span text:style-name="T114">c</text:span>aja</text:p>
      <text:p text:style-name="P1"/>
      <text:p text:style-name="P174">Aqui va una migaja:</text:p>
      <text:p text:style-name="P1">A una galaxia caja</text:p>
      <text:p text:style-name="P1">o a una razon <text:span text:style-name="T114">j</text:span>aja,</text:p>
      <text:p text:style-name="P20">le imaginas puerta,</text:p>
      <text:p text:style-name="P20"><text:span text:style-name="T114">que no este muerma</text:span> </text:p>
      <text:p text:style-name="P196"/>
      <text:p text:style-name="P196">Con mas moneo,</text:p>
      <text:p text:style-name="P196">menos gorileo.</text:p>
      <text:p text:style-name="P174"/>
      <text:p text:style-name="P174">Duermes, despierto</text:p>
      <text:p text:style-name="P1"><text:span text:style-name="T114">p</text:span>ersigues la llave</text:p>
      <text:p text:style-name="P3">que nadie recuerda</text:p>
      <text:p text:style-name="P3"><text:span text:style-name="T57">de</text:span> darle la vuelta</text:p>
      <text:p text:style-name="P4"/>
      <text:p text:style-name="P6">Lagrimas secas</text:p>
      <text:p text:style-name="P6"><text:span text:style-name="T57">de no </text:span>vibrada<text:span text:style-name="T57">s.</text:span></text:p>
      <text:p text:style-name="P174">Siempre amadas.</text:p>
      <text:p text:style-name="P6"/>
      <text:p text:style-name="P6">Enjugar, jugar</text:p>
      <text:p text:style-name="P6">vuelve a pasar.</text:p>
      <text:p text:style-name="P26">Tiempo y deseo</text:p>
      <text:p text:style-name="P26"><text:span text:style-name="T115">mimad</text:span>o gorileo.</text:p>
      <text:p text:style-name="P197"/>
      <text:p text:style-name="P199">La puerta es que se ve </text:p>
      <text:p text:style-name="P199">la llave sera que sera?</text:p>
      <text:p text:style-name="P199">Ya biomecanico resuena</text:p>
      <text:p text:style-name="P198">consecuente pico forma</text:p>
      <text:p text:style-name="P198">y deja repetida vision,</text:p>
      <text:p text:style-name="P199">de la sentida expresion.</text:p>
      <text:p text:style-name="P199"/>
      <text:p text:style-name="P199">Mas otra llave</text:p>
      <text:p text:style-name="P1"><text:span text:style-name="T127">p</text:span>rueba si abre</text:p>
      <text:p text:style-name="P199">mas otra llave</text:p>
      <text:p text:style-name="P1">viene bastante</text:p>
      <text:p text:style-name="P199">mas otra llave</text:p>
      <text:p text:style-name="P199">nuevo instante</text:p>
      <text:p text:style-name="P4">...</text:p>
      <text:p text:style-name="P1"><text:span text:style-name="T15">U</text:span>na rellenada</text:p>
      <text:p text:style-name="P146">o</text:p>
      <text:p text:style-name="P14"><text:span text:style-name="T97">va la vaciada</text:span> </text:p>
      <text:p text:style-name="P146">u</text:p>
      <text:p text:style-name="P1">otra casinada</text:p>
      <text:p text:style-name="P1">ah</text:p>
      <text:p text:style-name="P1"/>
      <text:p text:style-name="P1"><text:soft-page-break/></text:p>
      <text:p text:style-name="P1">Apuestas a esa</text:p>
      <text:p text:style-name="P1">hueco se tensa</text:p>
      <text:p text:style-name="P1">abrase la vida</text:p>
      <text:p text:style-name="P1">llenese la via</text:p>
      <text:p text:style-name="P1"/>
      <text:p text:style-name="P1"><text:span text:style-name="T15">C</text:span>amina o piensa</text:p>
      <text:p text:style-name="P1">o dejate llevar.</text:p>
      <text:p text:style-name="P1">Poco hace andar</text:p>
      <text:p text:style-name="P1">no puedes parar</text:p>
      <text:p text:style-name="P1">nada para <text:span text:style-name="T68">k</text:span>ieto</text:p>
      <text:p text:style-name="P1">todo pasa terco</text:p>
      <text:p text:style-name="P1"/>
      <text:p text:style-name="P1">Esa verdad quema</text:p>
      <text:p text:style-name="P1">otra nueva lleva: </text:p>
      <text:p text:style-name="P1">Mas alla de gaia</text:p>
      <text:p text:style-name="P1">como en la playa</text:p>
      <text:p text:style-name="P1">la nieve enferma,</text:p>
      <text:p text:style-name="P1">mejor que llueva</text:p>
      <text:p text:style-name="P1"/>
      <text:p text:style-name="P1">Bajo el aguacero,</text:p>
      <text:p text:style-name="P1">ir a tiempo cero</text:p>
      <text:p text:style-name="P1">y ver el agujero.</text:p>
      <text:p text:style-name="P1"><text:span text:style-name="T68">L</text:span>o de mas encima,</text:p>
      <text:p text:style-name="P1">aquello de arriba</text:p>
      <text:p text:style-name="P1">llegar a la cima</text:p>
      <text:p text:style-name="P1"/>
      <text:p text:style-name="P1">Sube que al bajar</text:p>
      <text:p text:style-name="P1">pensaras en retar:</text:p>
      <text:p text:style-name="P1"><text:span text:style-name="T15">Por puerta</text:span> <text:span text:style-name="T6">entr</text:span>ar</text:p>
      <text:p text:style-name="P30"><text:span text:style-name="T15">con</text:span> llave liberar.</text:p>
      <text:p text:style-name="P30"/>
      <text:p text:style-name="P1">Es el tonto moneo</text:p>
      <text:p text:style-name="P1">del mucho pajareo</text:p>
      <text:p text:style-name="P1">de capuyo gorileo.</text:p>
      <text:p text:style-name="P1">Un ratito mas feo</text:p>
      <text:p text:style-name="P1">...</text:p>
      <text:p text:style-name="P1">...</text:p>
      <text:p text:style-name="P1"><text:span text:style-name="T1">Digo m</text:span>oneo, dije:</text:p>
      <text:p text:style-name="P1">Poco hace andar</text:p>
      <text:p text:style-name="P1">no puedes parar</text:p>
      <text:p text:style-name="P1">nada para quieto</text:p>
      <text:p text:style-name="P1">todo pasa terco</text:p>
      <text:p text:style-name="P1"/>
      <text:p text:style-name="P1">Digo moneo, veras</text:p>
      <text:p text:style-name="P1">Creeras que andas</text:p>
      <text:p text:style-name="P1">y libre preguntas:</text:p>
      <text:p text:style-name="P28">Quiero la llave!</text:p>
      <text:p text:style-name="P36">Se me oye, vale?</text:p>
      <text:p text:style-name="P1"><text:span text:style-name="T15">B</text:span>ien, vale, si</text:p>
      <text:p text:style-name="P1">pero, para, di:</text:p>
      <text:p text:style-name="P1">fluyes llave de</text:p>
      <text:p text:style-name="P1">entrar o salir?</text:p>
      <text:p text:style-name="P28">entrar y salir? </text:p>
      <text:p text:style-name="P28"/>
      <text:p text:style-name="P30"><text:span text:style-name="T15">R</text:span>azon <text:span text:style-name="T15">te </text:span>tienta</text:p>
      <text:p text:style-name="P1">estetica cuenta</text:p>
      <text:p text:style-name="P1">moral y cruenta</text:p>
      <text:p text:style-name="P28"/>
      <text:p text:style-name="P30">Si, pero que va!</text:p>
      <text:p text:style-name="P30">Flipa como hada</text:p>
      <text:p text:style-name="P149">la preprogamada:</text:p>
      <text:p text:style-name="P30">Somos casi nada!</text:p>
      <text:p text:style-name="P149"/>
      <text:p text:style-name="P216"><text:soft-page-break/></text:p>
      <text:p text:style-name="P216"><text:span text:style-name="T135">No es</text:span> libralbedrio</text:p>
      <text:p text:style-name="P15"><text:span text:style-name="T135">solo eres un bicho</text:span> </text:p>
      <text:p text:style-name="P31">lo que vas a hacer</text:p>
      <text:p text:style-name="P31">ya te lo han dicho</text:p>
      <text:p text:style-name="P217"/>
      <text:p text:style-name="P1"><text:span text:style-name="T1">El s</text:span>istema mandon</text:p>
      <text:p text:style-name="P28"><text:span text:style-name="T15">c</text:span>on etica y rigor: </text:p>
      <text:p text:style-name="P1"><text:span text:style-name="T15">E</text:span>s newton <text:span text:style-name="T135">y</text:span> dios</text:p>
      <text:p text:style-name="P36">Es tiempo, adios</text:p>
      <text:p text:style-name="P1"/>
      <text:p text:style-name="P36">Eh <text:span text:style-name="T18">no</text:span>, <text:span text:style-name="T18">no te vayas.</text:span></text:p>
      <text:p text:style-name="P39">Troleo un poco mas:</text:p>
      <text:p text:style-name="P1"><text:span text:style-name="T1">Pero s</text:span>i esta hecho,</text:p>
      <text:p text:style-name="P1">razonar es no flow</text:p>
      <text:p text:style-name="P1"><text:span text:style-name="T6">belleza</text:span> es perdida</text:p>
      <text:p text:style-name="P1"><text:span text:style-name="T6">y moraleja</text:span> <text:span text:style-name="T15">es</text:span> mono,</text:p>
      <text:p text:style-name="P30">todo lo que hice <text:span text:style-name="T18">es</text:span> </text:p>
      <text:p text:style-name="P1"><text:span text:style-name="T6">m</text:span>oneo <text:span text:style-name="T6">bello y </text:span>libre? </text:p>
      <text:p text:style-name="P1"/>
      <text:p text:style-name="P1">Rie, <text:span text:style-name="T16">jaja</text:span> y espera,</text:p>
      <text:p text:style-name="P1"><text:span text:style-name="T6">ya </text:span>empezo otra era</text:p>
      <text:p text:style-name="P1"/>
      <text:p text:style-name="P1">Bueno, va, otra:</text:p>
      <text:p text:style-name="P1">Si, es un fluir</text:p>
      <text:p text:style-name="P1">hacia la puerta</text:p>
      <text:p text:style-name="P1">pero, posiciona</text:p>
      <text:p text:style-name="P1">de ir o de huir?</text:p>
      <text:p text:style-name="P1"/>
      <text:p text:style-name="P1"><text:span text:style-name="T68">Y aparte,</text:span> para</text:p>
      <text:p text:style-name="P2">e<text:span text:style-name="T49">n</text:span> mi escribir,</text:p>
      <text:p text:style-name="P1">llave o puerta</text:p>
      <text:p text:style-name="P1">entrar o salir</text:p>
      <text:p text:style-name="P1">venir y-o hui<text:span text:style-name="T97">r.</text:span></text:p>
      <text:p text:style-name="P1">Hay en el trio</text:p>
      <text:p text:style-name="P1">libre albedrio?</text:p>
      <text:p text:style-name="P28">O ando perdido?</text:p>
      <text:p text:style-name="P1"/>
      <text:p text:style-name="P1">Ay como me rio</text:p>
      <text:p text:style-name="P32">sangrando vino</text:p>
      <text:p text:style-name="P32">destino camino</text:p>
      <text:p text:style-name="P1"/>
      <text:p text:style-name="P1"><text:span text:style-name="T48">Y</text:span>o est<text:span text:style-name="T6">are</text:span> loco</text:p>
      <text:p text:style-name="P1"><text:span text:style-name="T6">tu </text:span>flipa<text:span text:style-name="T6">s</text:span> mono.</text:p>
      <text:p text:style-name="P1"><text:span text:style-name="T7">todo</text:span> superatado!</text:p>
      <text:p text:style-name="P32"><text:span text:style-name="T18">s</text:span>uperencordado<text:span text:style-name="T18">s</text:span></text:p>
      <text:p text:style-name="P1"><text:span text:style-name="T7">y </text:span>preprogramado!</text:p>
      <text:p text:style-name="P1"/>
      <text:p text:style-name="P1">Supongo seguro</text:p>
      <text:p text:style-name="P1">por el momento</text:p>
      <text:p text:style-name="P1">y por supuesto </text:p>
      <text:p text:style-name="P1">que si, que si</text:p>
      <text:p text:style-name="P1"><text:span text:style-name="T135">P</text:span>ero como mono</text:p>
      <text:p text:style-name="P1">todo mas facil</text:p>
      <text:p text:style-name="P1">se puede decir:</text:p>
      <text:p text:style-name="P1"/>
      <text:p text:style-name="P1">Ir a entrar? o</text:p>
      <text:p text:style-name="P1">salir por huir?</text:p>
      <text:p text:style-name="P1"/>
      <text:p text:style-name="P1">Parece oro pero</text:p>
      <text:p text:style-name="P1">doble monada es.</text:p>
      <text:p text:style-name="P1">Si se puede ver</text:p>
      <text:p text:style-name="P1">y chiste no es!</text:p>
      <text:p text:style-name="P1"><text:s/></text:p>
      <text:p text:style-name="P1"><text:soft-page-break/></text:p>
      <text:p text:style-name="P1">Ahora en serio,</text:p>
      <text:p text:style-name="P1">no es tonteria:</text:p>
      <text:p text:style-name="P1">Acerca y veras</text:p>
      <text:p text:style-name="P1">la alta moneria:</text:p>
      <text:p text:style-name="P1">Mira e imagina:</text:p>
      <text:p text:style-name="P1">Libre albedrio</text:p>
      <text:p text:style-name="P1">maximo para ti, </text:p>
      <text:p text:style-name="P1">lleno de poder,</text:p>
      <text:p text:style-name="P1">vas a intentar:</text:p>
      <text:p text:style-name="P1">aceptar o crear</text:p>
      <text:p text:style-name="P1"/>
      <text:p text:style-name="P1">Di lo que quiera,</text:p>
      <text:p text:style-name="P1">es que en verdad</text:p>
      <text:p text:style-name="P1">uhm..crear monea </text:p>
      <text:p text:style-name="P1">aceptar es mayor,</text:p>
      <text:p text:style-name="P1">al menos gorilea.</text:p>
      <text:p text:style-name="P103">Si estas soltera,</text:p>
      <text:p text:style-name="P101">vale de escalera</text:p>
      <text:p text:style-name="P1"/>
      <text:p text:style-name="P1">Me gusta dificil</text:p>
      <text:p text:style-name="P100">si lo hace facil.</text:p>
      <text:p text:style-name="P7"><text:span text:style-name="T69">Por poet</text:span>o<text:span text:style-name="T69">do ello,</text:span></text:p>
      <text:p text:style-name="P1"><text:span text:style-name="T69">t</text:span>oma crear bello: </text:p>
      <text:p text:style-name="P1">Al creer aceptar</text:p>
      <text:p text:style-name="P1">acepto lo creado</text:p>
      <text:p text:style-name="P1">acepto asi crece</text:p>
      <text:p text:style-name="P103">reniego de creer</text:p>
      <text:p text:style-name="P1">acepto asi mueve:</text:p>
      <text:p text:style-name="P1"/>
      <text:p text:style-name="P1">Poco hace andar</text:p>
      <text:p text:style-name="P1">no puedes parar</text:p>
      <text:p text:style-name="P1">nada para <text:span text:style-name="T69">k</text:span>ieto</text:p>
      <text:p text:style-name="P1">todo pasa terco</text:p>
      <text:p text:style-name="P1"/>
      <text:p text:style-name="P1">Hay un el destino</text:p>
      <text:p text:style-name="P1">el resto empecin<text:span text:style-name="T99">o</text:span></text:p>
      <text:p text:style-name="P1">a lo mas marciano </text:p>
      <text:p text:style-name="P1">marranonewtoniano.</text:p>
      <text:p text:style-name="P1">Encerdonewtoniano</text:p>
      <text:p text:style-name="P1">leelo aun mas feo:</text:p>
      <text:p text:style-name="P1">luego v<text:span text:style-name="T18">a lo</text:span> bello</text:p>
      <text:p text:style-name="P1"/>
      <text:p text:style-name="P1">Si pega o reniega</text:p>
      <text:p text:style-name="P1">no cree y ni crea</text:p>
      <text:p text:style-name="P1"><text:span text:style-name="T18">cad</text:span>a monada ciega</text:p>
      <text:p text:style-name="P1">lo sobrecalienta<text:span text:style-name="T115">s</text:span></text:p>
      <text:p text:style-name="P1"/>
      <text:p text:style-name="P87"><text:span text:style-name="T69">D</text:span>ios <text:span text:style-name="T69">esclavo </text:span>ciega, </text:p>
      <text:p text:style-name="P103">humilla<text:span text:style-name="T135">r</text:span> encarcela.</text:p>
      <text:p text:style-name="P5"><text:span text:style-name="T69">C</text:span>on dios carcelero</text:p>
      <text:p text:style-name="P5">estamos sin puerta</text:p>
      <text:p text:style-name="P5">tambien sin llaves,</text:p>
      <text:p text:style-name="P5"><text:span text:style-name="T135">metido</text:span>s en la caja</text:p>
      <text:p text:style-name="P5"/>
      <text:p text:style-name="P5"><text:span text:style-name="T135">E</text:span>ncajados.</text:p>
      <text:p text:style-name="P5"><text:span text:style-name="T135">E</text:span>n la caja</text:p>
      <text:p text:style-name="P5">acojonados</text:p>
      <text:p text:style-name="P5">no encaja..</text:p>
      <text:p text:style-name="P5">Todo gran mierda</text:p>
      <text:p text:style-name="P5">asin en el ciel<text:span text:style-name="T99">o</text:span></text:p>
      <text:p text:style-name="P5">comete la Tierra</text:p>
      <text:p text:style-name="P5">y cagate en dios</text:p>
      <text:p text:style-name="P5"/>
      <text:p text:style-name="P5"><text:soft-page-break/></text:p>
      <text:p text:style-name="P5">Parasitos <text:span text:style-name="T69">des</text:span>aman:</text:p>
      <text:p text:style-name="P5">platano prometeus,</text:p>
      <text:p text:style-name="P5">secreto gen clon</text:p>
      <text:p text:style-name="P5">pateo por pluton,</text:p>
      <text:p text:style-name="P206">fantasmas y OVNIs</text:p>
      <text:p text:style-name="P206">extraterrestres!!</text:p>
      <text:p text:style-name="P5">masporno porfavor</text:p>
      <text:p text:style-name="P206">…</text:p>
      <text:p text:style-name="P206">porque dios es tio</text:p>
      <text:p text:style-name="P206">soy lejano y pobre</text:p>
      <text:p text:style-name="P206">un mundano cobarde</text:p>
      <text:p text:style-name="P218">preso en la carcel</text:p>
      <text:p text:style-name="P206">...</text:p>
      <text:p text:style-name="P206"><text:span text:style-name="T135">M</text:span>uy lo deje por ti.</text:p>
      <text:p text:style-name="P206"><text:span text:style-name="T135">N</text:span>o soy nada por ti.</text:p>
      <text:p text:style-name="P206"><text:span text:style-name="T135">Y</text:span>o <text:span text:style-name="T135">no tonteo al</text:span> sol</text:p>
      <text:p text:style-name="P206">y no riego la flor!</text:p>
      <text:p text:style-name="P5">etc, quiero salir!</text:p>
      <text:p text:style-name="P219"/>
      <text:p text:style-name="P218">Deprisa y despacio</text:p>
      <text:p text:style-name="P218">Voy a salir de ahi</text:p>
      <text:p text:style-name="P218">doblar el espacio!</text:p>
      <text:p text:style-name="P218">Ah<text:span text:style-name="T59">ora te toca oir:</text:span></text:p>
      <text:p text:style-name="P218"/>
      <text:p text:style-name="P5"><text:span text:style-name="T135">C</text:span>arcelera puerta,</text:p>
      <text:p text:style-name="P218">Tengo mas amigas</text:p>
      <text:p text:style-name="P218">Criada la huerta</text:p>
      <text:p text:style-name="P218">Vistas tus migas</text:p>
      <text:p text:style-name="P222"/>
      <text:p text:style-name="P1">Eva Newton NuevaYork come manzana</text:p>
      <text:p text:style-name="P1">la cree suya y te chulea que gana</text:p>
      <text:p text:style-name="P1"/>
      <text:p text:style-name="P1">Eva Newton NuevaYork come manzana</text:p>
      <text:p text:style-name="P1">el mono come platano y no es rana <text:s/></text:p>
      <text:p text:style-name="P1"/>
      <text:p text:style-name="P1">Eva Newton NuevaYork la carcelera</text:p>
      <text:p text:style-name="P1">quinta del gato al olmo pide pera</text:p>
      <text:p text:style-name="P1"/>
      <text:p text:style-name="P1">Eva Newton NuevaYork la carcelera</text:p>
      <text:p text:style-name="P1">portera mentirosa con esta quimera: <text:s/></text:p>
      <text:p text:style-name="P1"/>
      <text:p text:style-name="P1">Toda criatura <text:span text:style-name="T49">con</text:span> la era newtoniana muere sola!</text:p>
      <text:p text:style-name="P206">El mas sabio caera y la mas alegre se olvidara</text:p>
      <text:p text:style-name="P206">...</text:p>
      <text:p text:style-name="P1">Nunca haran lo que les de la gana.</text:p>
      <text:p text:style-name="P1">algunos comen manzana, otros nada.</text:p>
      <text:p text:style-name="P1"/>
      <text:p text:style-name="P1">Asi seria facil</text:p>
      <text:p text:style-name="P1">pero no, atento,</text:p>
      <text:p text:style-name="P1">haz bello lento.</text:p>
      <text:p text:style-name="P1">Es mas complejo,</text:p>
      <text:p text:style-name="P1">quimicocomplejo.</text:p>
      <text:p text:style-name="P1">Que no eres feo</text:p>
      <text:p text:style-name="P1">no seas pendejo,</text:p>
      <text:p text:style-name="P1">dejate perplejo!</text:p>
      <text:p text:style-name="P205"/>
      <text:p text:style-name="P1"><text:span text:style-name="T19">S</text:span>in dios <text:span text:style-name="T20">e</text:span>l carcelero</text:p>
      <text:p text:style-name="P1">seguiremos en la caja</text:p>
      <text:p text:style-name="P1">pero el resto de dios</text:p>
      <text:p text:style-name="P1">llamara a las puertas. </text:p>
      <text:p text:style-name="P1"/>
      <text:p text:style-name="P1">carcelero,</text:p>
      <text:p text:style-name="P1">puerta o llave <text:span text:style-name="T103">o.. y...</text:span></text:p>
      <text:p text:style-name="P1"><text:soft-page-break/></text:p>
      <text:p text:style-name="P1"><text:span text:style-name="T99">Q</text:span>ue buscas?</text:p>
      <text:p text:style-name="P1"><text:span text:style-name="T99">L</text:span>o se, </text:p>
      <text:p text:style-name="P1">es la llave</text:p>
      <text:p text:style-name="P42">otra llave </text:p>
      <text:p text:style-name="P154">y asi</text:p>
      <text:p text:style-name="P41">dios <text:span text:style-name="T59">no ciega</text:span></text:p>
      <text:p text:style-name="P41"><text:span text:style-name="T59">ni </text:span>carcele<text:span text:style-name="T59">a.</text:span></text:p>
      <text:p text:style-name="P1"><text:span text:style-name="T135">P</text:span>ero voy de listo</text:p>
      <text:p text:style-name="P1">y no.</text:p>
      <text:p text:style-name="P1">N<text:span text:style-name="T49">o porque</text:span> <text:span text:style-name="T21">si, </text:span></text:p>
      <text:p text:style-name="P154">Si, <text:span text:style-name="T102">es mas gorileo</text:span></text:p>
      <text:p text:style-name="P1">porque:</text:p>
      <text:p text:style-name="P87">elijo llave?</text:p>
      <text:p text:style-name="P87">Se la puerta?</text:p>
      <text:p text:style-name="P1">albedrio?</text:p>
      <text:p text:style-name="P1">no, no</text:p>
      <text:p text:style-name="P218">me lo dicen.</text:p>
      <text:p text:style-name="P1"><text:span text:style-name="T135">P</text:span>ero ueno</text:p>
      <text:p text:style-name="P1">acept<text:span text:style-name="T101">o </text:span>este pulpito</text:p>
      <text:p text:style-name="P1">como animal de companhia</text:p>
      <text:p text:style-name="P41">razonable</text:p>
      <text:p text:style-name="P41">newtoniana</text:p>
      <text:p text:style-name="P41">mona.</text:p>
      <text:p text:style-name="P1"><text:span text:style-name="T101">P</text:span>orque...</text:p>
      <text:p text:style-name="P41">ya que estamos,</text:p>
      <text:p text:style-name="P41">este acto:</text:p>
      <text:p text:style-name="P87">mas llave</text:p>
      <text:p text:style-name="P87">o puerta</text:p>
      <text:p text:style-name="P87">con menos carcel</text:p>
      <text:p text:style-name="P44">(seguramente)</text:p>
      <text:p text:style-name="P41">resuena <text:span text:style-name="T102">mas</text:span></text:p>
      <text:p text:style-name="P154">a <text:span text:style-name="T21">siguiente variante</text:span></text:p>
      <text:p text:style-name="P206">entropica</text:p>
      <text:p text:style-name="P42">una xillonesima </text:p>
      <text:p text:style-name="P42">tendid<text:span text:style-name="T134">a</text:span> hacia</text:p>
      <text:p text:style-name="P1"><text:span text:style-name="T135">la </text:span>simbiosis galactica</text:p>
      <text:p text:style-name="P1">lacte<text:span text:style-name="T101">o-</text:span>universal,</text:p>
      <text:p text:style-name="P1">dentro del</text:p>
      <text:p text:style-name="P1">mas mero </text:p>
      <text:p text:style-name="P1">parasitismo galactico</text:p>
      <text:p text:style-name="P1">que sigue siendo.</text:p>
      <text:p text:style-name="P222">Pero...</text:p>
      <text:p text:style-name="P222">es que..</text:p>
      <text:p text:style-name="P1">yo....</text:p>
      <text:p text:style-name="P1">soy bueno</text:p>
      <text:p text:style-name="P1">porque espero</text:p>
      <text:p text:style-name="P87"><text:span text:style-name="T99">la </text:span>confirmacion</text:p>
      <text:p text:style-name="P218">ververdad</text:p>
      <text:p text:style-name="P151">de flove</text:p>
      <text:p text:style-name="P87">a mi interpretacion</text:p>
      <text:p text:style-name="P155"><text:span text:style-name="T135">Y l</text:span>uego...</text:p>
      <text:p text:style-name="P17"><text:span text:style-name="T134">Aunque </text:span>desespero,</text:p>
      <text:p text:style-name="P151">viene.</text:p>
      <text:p text:style-name="P87"><text:span text:style-name="T135">Porque </text:span>algo</text:p>
      <text:p text:style-name="P87">mas razonable vibre. </text:p>
      <text:p text:style-name="P154"><text:span text:style-name="T134">Y</text:span> asi</text:p>
      <text:p text:style-name="P151">aparece flow</text:p>
      <text:p text:style-name="P1">y simbiotico resuena:</text:p>
      <text:p text:style-name="P1">datos no duelan</text:p>
      <text:p text:style-name="P1">posicionamiento</text:p>
      <text:p text:style-name="P1">y para dentro!</text:p>
      <text:p text:style-name="P1">gracias puerta</text:p>
      <text:p text:style-name="P1"/>
      <text:p text:style-name="P1"><text:soft-page-break/></text:p>
      <text:p text:style-name="P157">Oye, este cuento </text:p>
      <text:p text:style-name="P157">no se ha acabado.</text:p>
      <text:p text:style-name="P158">Todo puede estar</text:p>
      <text:p text:style-name="P1">mejor expresado:</text:p>
      <text:p text:style-name="P1"/>
      <text:p text:style-name="P5"><text:span text:style-name="T48">S</text:span>i <text:span text:style-name="T59">llave y carcel</text:span> </text:p>
      <text:p text:style-name="P5"><text:span text:style-name="T59">llevan</text:span> simultane<text:span text:style-name="T103">a</text:span></text:p>
      <text:p text:style-name="P155">tension resonante</text:p>
      <text:p text:style-name="P156"><text:span text:style-name="T19">flove </text:span>calcul<text:span text:style-name="T19">able,</text:span></text:p>
      <text:p text:style-name="P1"><text:span text:style-name="T115">q</text:span>uan de cada hay?</text:p>
      <text:p text:style-name="P1"/>
      <text:p text:style-name="P1"><text:span text:style-name="T48">A</text:span>mbas pasan a la vez</text:p>
      <text:p text:style-name="P1">puedeser pero talvez.</text:p>
      <text:p text:style-name="P1"><text:span text:style-name="T48">S</text:span>i si es la sinfonia</text:p>
      <text:p text:style-name="P1">Equilibrio Sincronia</text:p>
      <text:p text:style-name="P1">en Tiempo Simultaneo</text:p>
      <text:p text:style-name="P1">Newton Contemporaneo.</text:p>
      <text:p text:style-name="P1"><text:span text:style-name="T48">Disflow</text:span> estructural <text:span text:style-name="T22">no</text:span> mal</text:p>
      <text:p text:style-name="P1">o Balanceo tensional y tal</text:p>
      <text:p text:style-name="P158">con reaccion mariposa dual</text:p>
      <text:p text:style-name="P89"/>
      <text:p text:style-name="P89"><text:span text:style-name="T104">El unico objetivo: </text:span>mania <text:span text:style-name="T104">de </text:span>monitos.</text:p>
      <text:p text:style-name="P70"><text:span text:style-name="T59">N</text:span>o se si habra limitados arquetipos</text:p>
      <text:p text:style-name="P70">posiblemente si son roles repetidos</text:p>
      <text:p text:style-name="P159">y seguro, que no son vicios divinos</text:p>
      <text:p text:style-name="P70"/>
      <text:p text:style-name="P159">Yo, aunque vaya del papa</text:p>
      <text:p text:style-name="P159">mi rol que actua es capa.</text:p>
      <text:p text:style-name="P162"><text:span text:style-name="T106">En m</text:span>i ser existe <text:span text:style-name="T106">la</text:span> lapa</text:p>
      <text:p text:style-name="P162">y mi ego es la gran tapa</text:p>
      <text:p text:style-name="P162"/>
      <text:p text:style-name="P159">Conquista<text:span text:style-name="T106">dor</text:span> <text:span text:style-name="T106">qu</text:span>e elitizo,</text:p>
      <text:p text:style-name="P160">por dentro de mi agonizo</text:p>
      <text:p text:style-name="P167">y no muero si lo hechizo</text:p>
      <text:p text:style-name="P165"/>
      <text:p text:style-name="P162">Salgo de curar eso huido,</text:p>
      <text:p text:style-name="P162">para fuera, con mi ruido </text:p>
      <text:p text:style-name="P162"><text:span text:style-name="T105">obseso formato de lo</text:span> ido,</text:p>
      <text:p text:style-name="P168">por si vuelves mi venido</text:p>
      <text:p text:style-name="P166">para pero, <text:span text:style-name="T109">y</text:span> por tu oido!</text:p>
      <text:p text:style-name="P161"/>
      <text:p text:style-name="P70">Roles <text:span text:style-name="T107">y</text:span> dolor escondido</text:p>
      <text:p text:style-name="P70"><text:span text:style-name="T108">ved como todo es </text:span>unido!</text:p>
      <text:p text:style-name="P164"><text:span text:style-name="T106">A</text:span>l sentido de esta vida</text:p>
      <text:p text:style-name="P165">con encontrar la salida,</text:p>
      <text:p text:style-name="P165">parece <text:span text:style-name="T107">que ya es com</text:span>ida</text:p>
      <text:p text:style-name="P71"/>
      <text:p text:style-name="P228">La sangre no se esconde</text:p>
      <text:p text:style-name="P228"><text:span text:style-name="T59">por</text:span> las venas s<text:span text:style-name="T106">e</text:span> corre!</text:p>
      <text:p text:style-name="P71"><text:span text:style-name="T106">A l</text:span>lena<text:span text:style-name="T106">r</text:span> huecos <text:span text:style-name="T101">dolidos</text:span></text:p>
      <text:p text:style-name="P71">y en el alma un boquete! </text:p>
      <text:p text:style-name="P227"/>
      <text:p text:style-name="P71">Lo siento, veo, <text:span text:style-name="T101">intent</text:span>as.</text:p>
      <text:p text:style-name="P71">Puedes ignorar y falsear</text:p>
      <text:p text:style-name="P154"><text:span text:style-name="T105">imagina</text:span>rte <text:span text:style-name="T105">lo mas</text:span> puente</text:p>
      <text:p text:style-name="P71">descansar la mala suerte,</text:p>
      <text:p text:style-name="P71">barrerla bajo la alfombra</text:p>
      <text:p text:style-name="P71">o <text:span text:style-name="T101">inven</text:span>tar <text:span text:style-name="T101">otr</text:span>a filigrana</text:p>
      <text:p text:style-name="P71"/>
      <text:p text:style-name="P71">Viste lo que te <text:span text:style-name="T51">de </text:span>la gana,</text:p>
      <text:p text:style-name="P71"><text:span text:style-name="T60">parte</text:span> la <text:span text:style-name="T60">p</text:span>ana <text:span text:style-name="T51">o se </text:span>marrana.</text:p>
      <text:p text:style-name="P91">Estaras justo aqui manhana</text:p>
      <text:p text:style-name="P88"/>
      <text:p text:style-name="P163"><text:soft-page-break/></text:p>
      <text:p text:style-name="P75">Por no nombrar al iman de mi horror. </text:p>
      <text:p text:style-name="P92">Por no decir: nos falta un revolcon! </text:p>
      <text:p text:style-name="P75">Por no hablar de mis conocidos peor.</text:p>
      <text:p text:style-name="P152">Por <text:span text:style-name="T109">ignor</text:span>ar a <text:span text:style-name="T109">los amantes de</text:span> terro<text:span text:style-name="T115">r</text:span></text:p>
      <text:p text:style-name="P75"/>
      <text:p text:style-name="P90">Despierta, cuento <text:span text:style-name="T69">sobre balanceo:</text:span></text:p>
      <text:p text:style-name="P168"/>
      <text:p text:style-name="P70">Mis amigos son todos unos poetas.</text:p>
      <text:p text:style-name="P70"><text:span text:style-name="T110">S</text:span>in fe en l<text:span text:style-name="T110">a</text:span> b<text:span text:style-name="T110">enevolencia</text:span> human<text:span text:style-name="T110">a</text:span>,</text:p>
      <text:p text:style-name="P76">les ve<text:span text:style-name="T110">o</text:span> <text:span text:style-name="T109">la </text:span>misantropia <text:span text:style-name="T109">de lejos</text:span>,</text:p>
      <text:p text:style-name="P70">pero cerca <text:span text:style-name="T110">y afuera </text:span>so<text:span text:style-name="T110">n</text:span> amable<text:span text:style-name="T110">s</text:span></text:p>
      <text:p text:style-name="P70"/>
      <text:p text:style-name="P70">Con, sin lagrimas de linea temporal</text:p>
      <text:p text:style-name="P70">pero rol propio, gentil y resentido.</text:p>
      <text:p text:style-name="P70"><text:span text:style-name="T60">L</text:span>es ve<text:span text:style-name="T60">o</text:span> a leguas solo con sus lemas</text:p>
      <text:p text:style-name="P70">Un buenazo: all humans are bastards</text:p>
      <text:p text:style-name="P70">Otro que va de bueno dice: Fuck off!</text:p>
      <text:p text:style-name="P70">Esta tambien el activismo BlackBlock,</text:p>
      <text:p text:style-name="P70">el muy depre personal <text:span text:style-name="T99">super</text:span> racional,</text:p>
      <text:p text:style-name="P70">y <text:span text:style-name="T60">otro</text:span> paranoia antiautoridad y sofa</text:p>
      <text:p text:style-name="P70"/>
      <text:p text:style-name="P70">Si miro al cuerpo de <text:span text:style-name="T110">lo</text:span>s disfraces</text:p>
      <text:p text:style-name="P70">veo <text:span text:style-name="T52">el</text:span> enganho con <text:span text:style-name="T110">la</text:span>s luces negras</text:p>
      <text:p text:style-name="P70">Si miro hacia <text:span text:style-name="T110">s</text:span>u alma de temporales</text:p>
      <text:p text:style-name="P70">veo el danho al blanco que oscurea<text:span text:style-name="T110">n</text:span></text:p>
      <text:p text:style-name="P70"/>
      <text:p text:style-name="P153">Son conectadas</text:p>
      <text:p text:style-name="P106"><text:span text:style-name="T100">s</text:span>iempre amadas.</text:p>
      <text:p text:style-name="P103"><text:span text:style-name="T100">L</text:span>agrimas secas</text:p>
      <text:p text:style-name="P104">de no vibradas.</text:p>
      <text:p text:style-name="P106">Tantas faltas,</text:p>
      <text:p text:style-name="P106">no expresadas</text:p>
      <text:p text:style-name="P107">interactuadas</text:p>
      <text:p text:style-name="P106">aun mostradas</text:p>
      <text:p text:style-name="P106"/>
      <text:p text:style-name="P105"><text:span text:style-name="T70">Lo </text:span>dimensional</text:p>
      <text:p text:style-name="P105"><text:span text:style-name="T70">l</text:span>leva gravedad</text:p>
      <text:p text:style-name="P105">con intensidad</text:p>
      <text:p text:style-name="P108">interespacial</text:p>
      <text:p text:style-name="P108"/>
      <text:p text:style-name="P77">Maneras de vivir</text:p>
      <text:p text:style-name="P77">pulsos al sentir.</text:p>
      <text:p text:style-name="P77">Dolores y letras</text:p>
      <text:p text:style-name="P77">miedos de poetas</text:p>
      <text:p text:style-name="P77"/>
      <text:p text:style-name="P40"><text:span text:style-name="T23">Mi</text:span> suerte</text:p>
      <text:p text:style-name="P45">tu suerte</text:p>
      <text:p text:style-name="P40"><text:span text:style-name="T24">ke</text:span> fuerte!</text:p>
      <text:p text:style-name="P47"><text:span text:style-name="T51">M</text:span>uy debil</text:p>
      <text:p text:style-name="P47">nos vales,</text:p>
      <text:p text:style-name="P90">te sales!</text:p>
      <text:p text:style-name="P90"/>
      <text:p text:style-name="P29">Que yo te guio?</text:p>
      <text:p text:style-name="P29"><text:span text:style-name="T8">Mirame los </text:span>o<text:span text:style-name="T8">j</text:span>os</text:p>
      <text:p text:style-name="P28">Yo soy <text:span text:style-name="T2">contigo</text:span></text:p>
      <text:p text:style-name="P29"><text:span text:style-name="T8">y </text:span>quanto somos!</text:p>
      <text:p text:style-name="P40">Pero <text:span text:style-name="T19">s</text:span>i tu influjo</text:p>
      <text:p text:style-name="P1">es una xillonesima</text:p>
      <text:p text:style-name="P106">super infinitesimal</text:p>
      <text:p text:style-name="P1">del lobby galactico </text:p>
      <text:p text:style-name="P1">y tension universal</text:p>
      <text:p text:style-name="P33"><text:span text:style-name="T18">que hay en</text:span> el atico.</text:p>
      <text:p text:style-name="P47"/>
      <text:p text:style-name="P47"><text:soft-page-break/></text:p>
      <text:p text:style-name="P40"><text:span text:style-name="T24">E</text:span>ntropia <text:span text:style-name="T24">querida</text:span></text:p>
      <text:p text:style-name="P47">por ti me crujia</text:p>
      <text:p text:style-name="P47"/>
      <text:p text:style-name="P47"><text:span text:style-name="T19">A</text:span>l caos presente</text:p>
      <text:p text:style-name="P47">y siempre liante,</text:p>
      <text:p text:style-name="P40"><text:span text:style-name="T23">l</text:span>a ley de murphy</text:p>
      <text:p text:style-name="P47">lo hace variante.</text:p>
      <text:p text:style-name="P28"/>
      <text:p text:style-name="P28"><text:span text:style-name="T8">S</text:span>istema <text:span text:style-name="T8">por base:</text:span></text:p>
      <text:p text:style-name="P28"><text:span text:style-name="T8">l</text:span>a <text:span text:style-name="T2">i</text:span>ncertidumbre.</text:p>
      <text:p text:style-name="P29">Si la <text:span text:style-name="T8">resolvie</text:span>ras</text:p>
      <text:p text:style-name="P33">seria pesadumbre</text:p>
      <text:p text:style-name="P45"/>
      <text:p text:style-name="P45"><text:span text:style-name="T54">D</text:span>ios <text:span text:style-name="T136">no es</text:span> pesadumbre </text:p>
      <text:p text:style-name="P45">por que incertidumbre?</text:p>
      <text:p text:style-name="P45">sistema de redencion</text:p>
      <text:p text:style-name="P45"><text:span text:style-name="T25">y</text:span> fe <text:span text:style-name="T60">de </text:span>compensacion. </text:p>
      <text:p text:style-name="P39"/>
      <text:p text:style-name="P45"><text:span text:style-name="T61">L</text:span>atente poder evolutiv<text:span text:style-name="T26">o,</text:span></text:p>
      <text:p text:style-name="P93">a traves de cuerpo vivo</text:p>
      <text:p text:style-name="P94"><text:span text:style-name="T61">r</text:span>educir caos a creativo.</text:p>
      <text:p text:style-name="P153">Entender lo destructivo.</text:p>
      <text:p text:style-name="P45"/>
      <text:p text:style-name="P95">Lo tenemos justo enfrente</text:p>
      <text:p text:style-name="P95">arrastrados, oidme gente: <text:s/></text:p>
      <text:p text:style-name="P95"><text:span text:style-name="T70">se nos reescribe la</text:span> mente!</text:p>
      <text:p text:style-name="P230">Genetica es la inteligente.</text:p>
      <text:p text:style-name="P46"/>
      <text:p text:style-name="P46"><text:span text:style-name="T62">El c</text:span>aos <text:span text:style-name="T62">dea</text:span>complej<text:span text:style-name="T62">ar</text:span>,</text:p>
      <text:p text:style-name="P45"><text:span text:style-name="T62">m</text:span>as calculo procesar,</text:p>
      <text:p text:style-name="P45">adaptar e interactuar</text:p>
      <text:p text:style-name="P48">pero no<text:span text:style-name="T61"> saberlo usar</text:span>.</text:p>
      <text:p text:style-name="P45"/>
      <text:p text:style-name="P45">Tener un makinon y no poder <text:span text:style-name="T27">manose</text:span>arlo mucho,</text:p>
      <text:p text:style-name="P45">lo dificil que es tocar o percibir <text:span text:style-name="T16">a</text:span> tiempo. </text:p>
      <text:p text:style-name="P45"><text:span text:style-name="T62">M</text:span>antener, conservar, buscar calor <text:span text:style-name="T27">no</text:span> <text:span text:style-name="T27">m</text:span>uer<text:span text:style-name="T27">t</text:span>o,</text:p>
      <text:p text:style-name="P45">saber que piezas tocar y depender de <text:span text:style-name="T136">puerto</text:span></text:p>
      <text:p text:style-name="P45"/>
      <text:p text:style-name="P45">Vivir en modo razon o caja o tierra sin techo</text:p>
      <text:p text:style-name="P45">mientras encima, lo <text:span text:style-name="T62">mas </text:span>desconocido <text:span text:style-name="T62">nos </text:span>guia.</text:p>
      <text:p text:style-name="P46"><text:span text:style-name="T62">Eres h</text:span>ereje <text:span text:style-name="T62">en </text:span>el mundo <text:span text:style-name="T62">y vas de d</text:span>ios<text:span text:style-name="T19"> en vida, </text:span></text:p>
      <text:p text:style-name="P45">trabaja<text:span text:style-name="T62">s a </text:span>hora<text:span text:style-name="T27">s para ver a la secta</text:span> relativa. </text:p>
      <text:p text:style-name="P49"/>
      <text:p text:style-name="P96">Cuando llegues aqui, no duele menos, no cuela.</text:p>
      <text:p text:style-name="P50"><text:span text:style-name="T70">Superh</text:span>umilde <text:span text:style-name="T63">es un </text:span>gozar divino <text:span text:style-name="T63">que </text:span>no duela,</text:p>
      <text:p text:style-name="P49">Que por <text:span text:style-name="T63">una</text:span> alegria no se sufra en el hilar!</text:p>
      <text:p text:style-name="P49">con el mismo caos <text:span text:style-name="T63">pero</text:span> sin parecido amenazar!</text:p>
      <text:p text:style-name="P229"/>
      <text:p text:style-name="P69">Por que todavia sufres maldito dolor?</text:p>
      <text:p text:style-name="P69">Por que nunca te acabas puto rencor?</text:p>
      <text:p text:style-name="P69"/>
      <text:p text:style-name="P69">Para que mas odio si no te voy a amar? </text:p>
      <text:p text:style-name="P69"><text:span text:style-name="T136">Odio, defiendes</text:span> <text:span text:style-name="T136">porque t</text:span>e quiero matar?</text:p>
      <text:p text:style-name="P72"/>
      <text:p text:style-name="P72">Es esto un reto <text:span text:style-name="T136">o</text:span> una broma pesada?</text:p>
      <text:p text:style-name="P72"><text:span text:style-name="T136">O u</text:span>n divertimento de una borde hada? </text:p>
      <text:p text:style-name="P72"/>
      <text:p text:style-name="P72"><text:span text:style-name="T100">o </text:span>acaso ensay<text:span text:style-name="T64">o</text:span> <text:span text:style-name="T64">una </text:span>obra de teatro?</text:p>
      <text:p text:style-name="P72">o es que solo s<text:span text:style-name="T51">e</text:span>nt<text:span text:style-name="T51">imos</text:span> el maltrato?</text:p>
      <text:p text:style-name="P96">o sera que de la razon estoy harto?</text:p>
      <text:p text:style-name="P176">Que hace que siempre busque pactos?</text:p>
      <text:p text:style-name="P176">Quien joder mantiene mis contactos?</text:p>
      <text:p text:style-name="P72"/>
      <text:p text:style-name="P72"><text:soft-page-break/></text:p>
      <text:p text:style-name="P69">Somos lagrimas secas de vibradas y pobre expresadas</text:p>
      <text:p text:style-name="P69"/>
      <text:p text:style-name="P69">En la vida se redimen re-vibrandoles mejor expresar </text:p>
      <text:p text:style-name="P69">o innova<text:span text:style-name="T64">remos</text:span> con desatenciones <text:span text:style-name="T64">l</text:span>as nuevas lagrimas </text:p>
      <text:p text:style-name="P96">que lloramos, en seco, vacios, sufriendo <text:span text:style-name="T117">y</text:span> sin amar</text:p>
      <text:p text:style-name="P96"/>
      <text:p text:style-name="P69"/>
      <text:p text:style-name="P69">Particula <text:span text:style-name="T64">singular</text:span>, de antes, animales <text:span text:style-name="T64">y</text:span> mas ente<text:span text:style-name="T64">s</text:span>.</text:p>
      <text:p text:style-name="P69"/>
      <text:p text:style-name="P69">Todo se acumula en la linea temporal, mas caliente.</text:p>
      <text:p text:style-name="P69">Estais en mi, cada vez soy mas complejo y poderoso.</text:p>
      <text:p text:style-name="P69">Cada vez mas y con todas vosotras, soy mas oneroso. </text:p>
      <text:p text:style-name="P69"/>
      <text:p text:style-name="P69"/>
      <text:p text:style-name="P69">Vuestras lagrimas redimidas liberar redestensado.</text:p>
      <text:p text:style-name="P69"/>
      <text:p text:style-name="P69">Destensare dolor de<text:span text:style-name="T64">l</text:span> poder <text:span text:style-name="T64">haber </text:span>amado <text:span text:style-name="T117">y no</text:span> dado. </text:p>
      <text:p text:style-name="P69">Pensemoslo, al no entenderte dolor voy retensado.</text:p>
      <text:p text:style-name="P69">Retensado el pasado, lo mas amado, he abandonado</text:p>
      <text:p text:style-name="P69"/>
      <text:p text:style-name="P69"/>
      <text:p text:style-name="P69">Porque no se puede <text:span text:style-name="T136">teletransportar cuerpo al pasado</text:span>,</text:p>
      <text:p text:style-name="P69"/>
      <text:p text:style-name="P69"><text:span text:style-name="T117">T</text:span>enemos <text:span text:style-name="T117">un</text:span>a responsabilidad de vibrar e<text:span text:style-name="T117">se</text:span> instante. </text:p>
      <text:p text:style-name="P69">Porque nos conectamos con los espejos muy cercanos,</text:p>
      <text:p text:style-name="P69">es importante que a traves de ellos, futuro veamos. </text:p>
      <text:p text:style-name="P69"/>
      <text:p text:style-name="P69"/>
      <text:p text:style-name="P69">Futuro donde los sentidos interactuan al fractal </text:p>
      <text:p text:style-name="P69">Futuro donde las lagrimas secas nos hagan de sal</text:p>
      <text:p text:style-name="P69">Futuro donde lo dulce nos lleve <text:span text:style-name="T70">de</text:span> acido <text:span text:style-name="T70">a</text:span> amargo</text:p>
      <text:p text:style-name="P69">Futuro donde la vida que llora nos riega el campo.</text:p>
      <text:p text:style-name="P69"/>
      <text:p text:style-name="P69"><text:span text:style-name="T70">A</text:span>l campo fertil ya preparado <text:span text:style-name="T70">con</text:span> <text:span text:style-name="T118">aguas</text:span> <text:span text:style-name="T70">le sonrien,</text:span></text:p>
      <text:p text:style-name="P69"><text:span text:style-name="T117">liberadas</text:span> infravida<text:span text:style-name="T71">s, </text:span>amiga<text:span text:style-name="T71">s</text:span> de<text:span text:style-name="T70">l</text:span> <text:span text:style-name="T71">futuro con </text:span>polen!</text:p>
      <text:p text:style-name="P69"/>
      <text:p text:style-name="P109"><text:span text:style-name="T118">Captado</text:span> <text:span text:style-name="T118">el</text:span> atisbo <text:span text:style-name="T118">de sus</text:span> matices <text:span text:style-name="T118">naces del</text:span> rebufo. </text:p>
      <text:p text:style-name="P69"><text:span text:style-name="T136">Y</text:span> de el nos comeremos, contra el hambre, su fruto.</text:p>
      <text:p text:style-name="P69">Y vida ya no es ni sera todo lo que sufri o sufro, </text:p>
      <text:p text:style-name="P69">ahora,<text:span text:style-name="T118"> </text:span>porque fue<text:span text:style-name="T136">sera</text:span>,<text:span text:style-name="T118"> </text:span>todo sera: lo que disfruto. </text:p>
      <text:p text:style-name="P69"/>
      <text:p text:style-name="P69"/>
      <text:p text:style-name="P69">El tiempo pasa muy rapido cuando se disfruta, </text:p>
      <text:p text:style-name="P69">lento cuando no y sera eterno si lo desbordas.</text:p>
      <text:p text:style-name="P69"/>
      <text:p text:style-name="P109">Mas que sentir su peso o encontrar el exceso,</text:p>
      <text:p text:style-name="P109">se trata de ser como un animal obseso u obeso.</text:p>
      <text:p text:style-name="P69"/>
      <text:p text:style-name="P69">Proceso racional personal adaptado a lo local</text:p>
      <text:p text:style-name="P69">en una aldea global social, ser un uno normal.</text:p>
      <text:p text:style-name="P97">Eso es lo racional, al resolverlo, mas mental.</text:p>
      <text:p text:style-name="P16"/>
      <text:p text:style-name="P1">Ahora cada puerta se parece a la caja</text:p>
      <text:p text:style-name="P1">Ahora pero en cambio, tiene cerradura.</text:p>
      <text:p text:style-name="P1"/>
      <text:p text:style-name="P1">Cada puerta lleva a una habitacion</text:p>
      <text:p text:style-name="P1">y/o cada llave abre una habitacion </text:p>
      <text:p text:style-name="P1">abres, y no es la ultima del salon.</text:p>
      <text:p text:style-name="P1"/>
      <text:p text:style-name="P1">Cerradura de la puerta de la caja!</text:p>
      <text:p text:style-name="P1">con abracadabra o con la patacabra</text:p>
      <text:p text:style-name="P1">lo que haga falta, porque me falta.</text:p>
      <text:p text:style-name="P1"/>
      <text:p text:style-name="P1"><text:soft-page-break/></text:p>
      <text:p text:style-name="P1">Otra vez pendon, otra protesta </text:p>
      <text:p text:style-name="P1">estaba destinado a doler queja</text:p>
      <text:p text:style-name="P1">gorda-cargada es falta de flow.</text:p>
      <text:p text:style-name="P1"/>
      <text:p text:style-name="P1">Faltame pillar la llave y razonare:</text:p>
      <text:p text:style-name="P1">La ciencia busca el ideal de la fe.</text:p>
      <text:p text:style-name="P110">Quito peso de encima, desacelerare.</text:p>
      <text:p text:style-name="P110"/>
      <text:p text:style-name="P1"><text:span text:style-name="T28">T</text:span>ensa<text:span text:style-name="T2">me</text:span> m<text:span text:style-name="T28">as</text:span> <text:span text:style-name="T2">para</text:span> imaginar <text:span text:style-name="T28">a la </text:span>verdad</text:p>
      <text:p text:style-name="P1"><text:span text:style-name="T21">des</text:span>tensame gravedad <text:span text:style-name="T2">que</text:span> <text:span text:style-name="T2">deseo</text:span> levedad.</text:p>
      <text:p text:style-name="P1">Tension hace ver arrugas, <text:span text:style-name="T2">la </text:span>realidad.</text:p>
      <text:p text:style-name="P33"><text:span text:style-name="T9">Tensadas </text:span>interextra galactic<text:span text:style-name="T9">as,</text:span> <text:span text:style-name="T9">andad</text:span> <text:s/></text:p>
      <text:p text:style-name="P1"><text:s/></text:p>
      <text:p text:style-name="P223">La astronomia es la gran analogada</text:p>
      <text:p text:style-name="P223"><text:span text:style-name="T30">r</text:span>esonancia traza geometria sagrada.</text:p>
      <text:p text:style-name="P223"><text:span text:style-name="T72">L</text:span>as matematicas sirven de lenguaje</text:p>
      <text:p text:style-name="P223">y letras son numeros hecho paisaje.</text:p>
      <text:p text:style-name="P223"/>
      <text:p text:style-name="P34"><text:span text:style-name="T29">L</text:span>a huella superpuesta muy superficial</text:p>
      <text:p text:style-name="P1">en el superfractal complejo atemporal.</text:p>
      <text:p text:style-name="P1">Las matematicas no lo <text:span text:style-name="T48">muchan</text:span> calcular,</text:p>
      <text:p text:style-name="P1">bioquimica humana <text:span text:style-name="T10">pudiera</text:span> interactuar.</text:p>
      <text:p text:style-name="P1"/>
      <text:p text:style-name="P97">Con un verso digital de silicio</text:p>
      <text:p text:style-name="P81"><text:span text:style-name="T65">s</text:span>entiras que se llena el vacio,</text:p>
      <text:p text:style-name="P81">pero vacio es solo un ficticio,</text:p>
      <text:p text:style-name="P82"><text:span text:style-name="T72">es el no existir</text:span> <text:span text:style-name="T72">como </text:span>artificio.</text:p>
      <text:p text:style-name="P81"/>
      <text:p text:style-name="P81">V de Venganza, Vivienda, Victoria</text:p>
      <text:p text:style-name="P81">V de Valor, de Vida, V de Vacio</text:p>
      <text:p text:style-name="P81"/>
      <text:p text:style-name="P81">No hay vacio, pero el llenon absoluto esta ahi</text:p>
      <text:p text:style-name="P81">no hay vacio, es una emocion expresada <text:span text:style-name="T136">por</text:span> Pi.</text:p>
      <text:p text:style-name="P81"><text:span text:style-name="T136">P</text:span>ero por el mero hecho de que estemos hablando</text:p>
      <text:p text:style-name="P81">aceptemos vacio de animal y companhia andando</text:p>
      <text:p text:style-name="P81">porque aunque el vaciar el vacio es puro vicio,</text:p>
      <text:p text:style-name="P81">la excepcion que confirma la regla: 0 bullicio.</text:p>
      <text:p text:style-name="P81"/>
      <text:p text:style-name="P81">Vacio mejor herramienta para entrenarnos la fe,</text:p>
      <text:p text:style-name="P81">Vacio vaciado de bullicio superficticio y ole</text:p>
      <text:p text:style-name="P81">Vacio mayor victoria, gran erudicion y <text:span text:style-name="T100">el</text:span> cable </text:p>
      <text:p text:style-name="P81">y en improbabilidad infinita, es lo mas probable.</text:p>
      <text:p text:style-name="P120"/>
      <text:p text:style-name="P230">Pero no el vacio del casimultiverso</text:p>
      <text:p text:style-name="P230">Filosofo mecanicista: tu vacio no!!</text:p>
      <text:p text:style-name="P131"><text:span text:style-name="T136">Y si</text:span> es <text:span text:style-name="T87">o </text:span>somos un simple accidente</text:p>
      <text:p text:style-name="P131">de lo preprogamado: lo mas valiente.</text:p>
      <text:p text:style-name="P131"/>
      <text:p text:style-name="P234">Todo aqui a distinta velocidad,</text:p>
      <text:p text:style-name="P230">sin posible humanada unanimidad.</text:p>
      <text:p text:style-name="P120"><text:span text:style-name="T136">Pero</text:span> nos queda un posible dudar:</text:p>
      <text:p text:style-name="P119">Se sobreescribe o <text:span text:style-name="T80">con </text:span>suicida<text:span text:style-name="T80">d</text:span>?</text:p>
      <text:p text:style-name="P119"/>
      <text:p text:style-name="P114"><text:span text:style-name="T80">D</text:span>ilacion temporal <text:span text:style-name="T80">me </text:span>sobreescribes</text:p>
      <text:p text:style-name="P121"><text:span text:style-name="T76">o al verte en un espejo te mueres?</text:span> </text:p>
      <text:p text:style-name="P117"><text:span text:style-name="T136">Es te</text:span>lescopio o microscopio <text:span text:style-name="T136">sientes</text:span></text:p>
      <text:p text:style-name="P118">la voluntad <text:span text:style-name="T87">de lagrimas secas </text:span>eres.</text:p>
      <text:p text:style-name="P118"/>
      <text:p text:style-name="P131"><text:span text:style-name="T87">El flove</text:span> no dad<text:span text:style-name="T82">o</text:span> llora <text:span text:style-name="T82">en </text:span>paralel<text:span text:style-name="T82">o.</text:span></text:p>
      <text:p text:style-name="P125">Cada posibilidad no es un universo.</text:p>
      <text:p text:style-name="P125">Si no, dios matar<text:span text:style-name="T88">i</text:span>a <text:span text:style-name="T88">al</text:span> ve<text:span text:style-name="T88">rle a</text:span> 140</text:p>
      <text:p text:style-name="P126">El 115 <text:span text:style-name="T136">si </text:span>dir<text:span text:style-name="T136">i</text:span>a <text:span text:style-name="T136">si</text:span> flove <text:span text:style-name="T83">lo inv</text:span>enta</text:p>
      <text:p text:style-name="P129"><text:span text:style-name="T88">y la puerta</text:span> 125 tampoco <text:span text:style-name="T88">lo intenta. </text:span></text:p>
      <text:p text:style-name="P116"><text:soft-page-break/></text:p>
      <text:p text:style-name="P116">No te ves ya atemporal en tu amigo?</text:p>
      <text:p text:style-name="P116">Ha vuelto, es amante si vibra duro.</text:p>
      <text:p text:style-name="P113">El/ella es un tu pasado y/o futuro.</text:p>
      <text:p text:style-name="P127">A el no le sobreescribio tu oscuro.</text:p>
      <text:p text:style-name="P53"/>
      <text:p text:style-name="P53">Materia oscura no existe,</text:p>
      <text:p text:style-name="P53"><text:span text:style-name="T88">y no habra</text:span> mas quantaxia<text:span text:style-name="T88">s</text:span></text:p>
      <text:p text:style-name="P53"><text:span text:style-name="T75">Unidad</text:span> teseract<text:span text:style-name="T73">o</text:span> <text:span text:style-name="T65">no viste</text:span></text:p>
      <text:p text:style-name="P53">doma tiempo <text:span text:style-name="T73">y sera</text:span> chiste.</text:p>
      <text:p text:style-name="P132">Velocidad desaceleracion.</text:p>
      <text:p text:style-name="P98">Se <text:span text:style-name="T73">dice</text:span> quanto: el foton.</text:p>
      <text:p text:style-name="P53">Energia oscura: graviton.</text:p>
      <text:p text:style-name="P73"/>
      <text:p text:style-name="P52"><text:span text:style-name="T65">M</text:span>ultiverso mata linea temporal, </text:p>
      <text:p text:style-name="P52">integra<text:span text:style-name="T31">lo</text:span> en un camino o fatal.</text:p>
      <text:p text:style-name="P72">Multiverso <text:span text:style-name="T80">o? es</text:span> linea temporal.</text:p>
      <text:p text:style-name="P72">Cognicion <text:span text:style-name="T80">o? es</text:span> mental-racional.</text:p>
      <text:p text:style-name="P72"/>
      <text:p text:style-name="P72">E<text:span text:style-name="T80">nreda</text:span> real dualidad, rival</text:p>
      <text:p text:style-name="P72"><text:span text:style-name="T75">q</text:span>ue este rol, <text:span text:style-name="T75">ir</text:span>a a revelar: </text:p>
      <text:p text:style-name="P72">Entretenidos <text:span text:style-name="T80">en</text:span> l<text:span text:style-name="T80">o</text:span> terr<text:span text:style-name="T80">estre</text:span></text:p>
      <text:p text:style-name="P72"><text:span text:style-name="T53">con la </text:span>cogni<text:span text:style-name="T50">cion socializan</text:span>.</text:p>
      <text:p text:style-name="P72">Dispersados en <text:span text:style-name="T80">multi</text:span>galaxia,</text:p>
      <text:p text:style-name="P72">con multiverso nos enganhan.</text:p>
      <text:p text:style-name="P74"/>
      <text:p text:style-name="P133"><text:span text:style-name="T79">I</text:span>ncoherente <text:span text:style-name="T79">caos </text:span>el <text:span text:style-name="T83">gran</text:span>multiverso,</text:p>
      <text:p text:style-name="P115"><text:span text:style-name="T80">Juntos escribamos </text:span>en un solo verso!</text:p>
      <text:p text:style-name="P133">contral liberal albedrio del tenso,</text:p>
      <text:p text:style-name="P12"><text:span text:style-name="T79">af</text:span>uera la caja <text:span text:style-name="T79">me </text:span>vibra<text:span text:style-name="T79">s</text:span> u<text:span text:style-name="T136">ter</text:span>verso.</text:p>
      <text:p text:style-name="P12"/>
      <text:p text:style-name="P118">Mono, menuda singularidad!</text:p>
      <text:p text:style-name="P118">Gorila, tu ya eres plural!</text:p>
      <text:p text:style-name="P52">El canal de dios insiste:</text:p>
      <text:p text:style-name="P119">no sufras si no reduciste.</text:p>
      <text:p text:style-name="P10">...</text:p>
      <text:p text:style-name="P1"><text:span text:style-name="T77">G</text:span>alactico arquitecto dios carcelero</text:p>
      <text:p text:style-name="P1">tic-tac, tu de la puerta carpintero</text:p>
      <text:p text:style-name="P1">toc-toc, tu de las llaves cerrajero. </text:p>
      <text:p text:style-name="P122"/>
      <text:p text:style-name="P122"><text:span text:style-name="T81">T</text:span>ec.tec tu<text:span text:style-name="T85">s</text:span> <text:span text:style-name="T85">125</text:span> flow<text:span text:style-name="T85">s</text:span> de enredadera.</text:p>
      <text:p text:style-name="P111">Tiki-taka, <text:span text:style-name="T77">con todos tus caos fuera</text:span></text:p>
      <text:p text:style-name="P123"><text:span text:style-name="T89">es</text:span> una rellenada mas pa<text:span text:style-name="T84">ra</text:span> la casera. </text:p>
      <text:p text:style-name="P124"/>
      <text:p text:style-name="P124">Pasa pasa, mira esta caja verdadera:</text:p>
      <text:p text:style-name="P112"><text:span text:style-name="T80">D</text:span>ata-data, tu del universo <text:span text:style-name="T80">un</text:span> poeta.</text:p>
      <text:p text:style-name="P128">Procesa-profesa flove la enredadera </text:p>
      <text:p text:style-name="P112">Mata, <text:span text:style-name="T79">tu altere</text:span>go o la linea entera! </text:p>
      <text:p text:style-name="P1"/>
      <text:p text:style-name="P1"><text:span text:style-name="T73">Me has dado</text:span> llave y <text:span text:style-name="T74">vas</text:span> a puerta</text:p>
      <text:p text:style-name="P1"/>
      <text:p text:style-name="P1">M<text:span text:style-name="T30">ajestad</text:span>, tu no quieres escalera</text:p>
      <text:p text:style-name="P1">porque<text:span text:style-name="T74"> </text:span>agarra<text:span text:style-name="T74">te</text:span> a la supercuerda</text:p>
      <text:p text:style-name="P1"><text:span text:style-name="T74">cuerda, </text:span>supercuerda <text:span text:style-name="T74">y</text:span> <text:span text:style-name="T74">super</text:span>vuela!</text:p>
      <text:p text:style-name="P1"/>
      <text:p text:style-name="P1">flow. </text:p>
      <text:p text:style-name="P1">oh.</text:p>
      <text:p text:style-name="P1">wow.</text:p>
      <text:p text:style-name="P1"/>
      <text:p text:style-name="P1">Pero <text:span text:style-name="T78">su </text:span>m<text:span text:style-name="T30">ajestad</text:span>,</text:p>
      <text:p text:style-name="P1">la caja nos baja</text:p>
      <text:p text:style-name="P1">pues <text:span text:style-name="T78">nos </text:span>subamos</text:p>
      <text:p text:style-name="P1">tambien <text:span text:style-name="T78">por</text:span> escaleras</text:p>
      <text:p text:style-name="P1">con flove enredaderas.</text:p>
      <text:p text:style-name="P8"><text:soft-page-break/></text:p>
      <text:p text:style-name="P8"><text:span text:style-name="T65">Porque ya que</text:span> la caja nos baja,</text:p>
      <text:p text:style-name="P134">y n<text:span text:style-name="T91">i DarkFlow</text:span> <text:span text:style-name="T91">al flove </text:span>aplasta,</text:p>
      <text:p text:style-name="P8"><text:span text:style-name="T136">flove escale</text:span>ra <text:span text:style-name="T136">de </text:span>la marea <text:span text:style-name="T91">j</text:span>aja</text:p>
      <text:p text:style-name="P8"/>
      <text:p text:style-name="P8"><text:span text:style-name="T90">S</text:span>olo para minusvalidos <text:span text:style-name="T53">enredad</text:span>era</text:p>
      <text:p text:style-name="P8">por si baja, pero solo para subir </text:p>
      <text:p text:style-name="P8">monos.. gorilemos.. <text:span text:style-name="T78">toca</text:span> resistir. </text:p>
      <text:p text:style-name="P80"/>
      <text:p text:style-name="P81">Flove para fluir el tonteo</text:p>
      <text:p text:style-name="P79">incluye este moneo mamoneo.</text:p>
      <text:p text:style-name="P79"/>
      <text:p text:style-name="P97"><text:span text:style-name="T74">Todo f</text:span>love en <text:span text:style-name="T74">cada cancion</text:span></text:p>
      <text:p text:style-name="P78"><text:span text:style-name="T65">d</text:span>estinada malla humana con</text:p>
      <text:p text:style-name="P78">limitadas madres <text:span text:style-name="T53">y disflow.</text:span></text:p>
      <text:p text:style-name="P78"/>
      <text:p text:style-name="P78">La enredadera de la puerta </text:p>
      <text:p text:style-name="P78">no postpuesta o para luego,</text:p>
      <text:p text:style-name="P78">puerta, llave y enredadera</text:p>
      <text:p text:style-name="P78"/>
      <text:p text:style-name="P78">de la ciencia.</text:p>
      <text:p text:style-name="P78"><text:span text:style-name="T65">C</text:span>omo el abrir</text:p>
      <text:p text:style-name="P78">la conciencia</text:p>
      <text:p text:style-name="P78">y convivencia.</text:p>
      <text:p text:style-name="P1"/>
      <text:p text:style-name="P1">Recuerda mono <text:span text:style-name="T32">este</text:span> <text:span text:style-name="T32">mon</text:span>eo:</text:p>
      <text:p text:style-name="P9">Eva portera de la carcel</text:p>
      <text:p text:style-name="P9">y Angel NewYork la llave.</text:p>
      <text:p text:style-name="P1"><text:span text:style-name="T111">Newton bajonero de</text:span> la fe</text:p>
      <text:p text:style-name="P1">para que mas triste este.</text:p>
      <text:p text:style-name="P1"/>
      <text:p text:style-name="P1">Recuerda mono el gorileo:</text:p>
      <text:p text:style-name="P1">Supersimetria, menos mal</text:p>
      <text:p text:style-name="P1">Multidimensional, genial.</text:p>
      <text:p text:style-name="P54"><text:span text:style-name="T86">y</text:span> flove <text:span text:style-name="T136">de intencion</text:span> bua.</text:p>
      <text:p text:style-name="P1">...</text:p>
      <text:p text:style-name="P1">Amo cosas, me voy a liar</text:p>
      <text:p text:style-name="P1"><text:span text:style-name="T29">mas</text:span> neuras, <text:span text:style-name="T29">ir </text:span>a escapar.</text:p>
      <text:p text:style-name="P1">Siguiente pena, negociar.</text:p>
      <text:p text:style-name="P1"/>
      <text:p text:style-name="P18">Razon: bajon de corazon</text:p>
      <text:p text:style-name="P18">pero confianza: subidon</text:p>
      <text:p text:style-name="P55">vocacion, alegria, amor</text:p>
      <text:p text:style-name="P55">hacia la fe, luego flow.</text:p>
      <text:p text:style-name="P1">Con cosas, no se que dar</text:p>
      <text:p text:style-name="P1">libero y vuelvo a soltar.</text:p>
      <text:p text:style-name="P1"/>
      <text:p text:style-name="P1">Hasta nuevo proceso de descenso</text:p>
      <text:p text:style-name="P200">con disflow en medio por obseso,</text:p>
      <text:p text:style-name="P1">y lucha con flow por el ascenso.</text:p>
      <text:p text:style-name="P200"/>
      <text:p text:style-name="P200">Flove resuena mejor que tension,</text:p>
      <text:p text:style-name="P200">Flove en la cultura de tesitura</text:p>
      <text:p text:style-name="P200">Flove, la intencion con cordura</text:p>
      <text:p text:style-name="P200">Flove tantas cosas y no muchas. <text:s/></text:p>
      <text:p text:style-name="P200"><text:s/></text:p>
      <text:p text:style-name="P200">Por si quieres unas gafas</text:p>
      <text:p text:style-name="P200">Por si vienes con galaxia</text:p>
      <text:p text:style-name="P200">Por si fueras a cada amar</text:p>
      <text:p text:style-name="P200">Porque nunca para el mar!</text:p>
      <text:p text:style-name="P1"/>
      <text:p text:style-name="P200">Se puede acabar el hablar</text:p>
      <text:p text:style-name="P200"><text:span text:style-name="T128">se puede empezar un hilar</text:span> </text:p>
      <text:p text:style-name="P1"/>
      <text:p text:style-name="P1"><text:soft-page-break/><text:span text:style-name="T29">L</text:span>lave que va destino:</text:p>
      <text:p text:style-name="P1">no veas si hilo fino</text:p>
      <text:p text:style-name="P1"><text:span text:style-name="T111">troco,</text:span> <text:span text:style-name="T29">confio, libre</text:span></text:p>
      <text:p text:style-name="P1">disfrutar camino son:</text:p>
      <text:p text:style-name="P1">yavescaleras festino!</text:p>
      <text:p text:style-name="P1"/>
      <text:p text:style-name="P1">Que entre en la sesera:</text:p>
      <text:p text:style-name="P1">Casi la festino libera</text:p>
      <text:p text:style-name="P1">solo si es yavescalera.</text:p>
      <text:p text:style-name="P1"><text:span text:style-name="T54">S</text:span>olo si </text:p>
      <text:p text:style-name="P11">y nunca <text:span text:style-name="T86">no </text:span></text:p>
      <text:p text:style-name="P11">si no hay</text:p>
      <text:p text:style-name="P1">luego</text:p>
      <text:p text:style-name="P1"/>
      <text:p text:style-name="P1">flow</text:p>
      <text:p text:style-name="P1"/>
      <text:p text:style-name="P1">aunque</text:p>
      <text:p text:style-name="P1">y</text:p>
      <text:p text:style-name="P1">por mucho</text:p>
      <text:p text:style-name="P1"/>
      <text:p text:style-name="P1">que</text:p>
      <text:p text:style-name="P1"/>
      <text:p text:style-name="P130">despues de flow</text:p>
      <text:p text:style-name="P1">luego</text:p>
      <text:p text:style-name="P1"/>
      <text:p text:style-name="P1">haga</text:p>
      <text:p text:style-name="P1"/>
      <text:p text:style-name="P1"/>
      <text:p text:style-name="P1">plonc,</text:p>
      <text:p text:style-name="P1"/>
      <text:p text:style-name="P1"/>
      <text:p text:style-name="P1">y luego</text:p>
      <text:p text:style-name="P1"/>
      <text:p text:style-name="P1">de nuevo</text:p>
      <text:p text:style-name="P1"/>
      <text:p text:style-name="P1"/>
      <text:p text:style-name="P1">la vida</text:p>
      <text:p text:style-name="P130"/>
      <text:p text:style-name="P130">necesite</text:p>
      <text:p text:style-name="P1">te pida</text:p>
      <text:p text:style-name="P130">te exiga</text:p>
      <text:p text:style-name="P130"/>
      <text:p text:style-name="P1">mente,</text:p>
      <text:p text:style-name="P1">corazon,</text:p>
      <text:p text:style-name="P1">razon,</text:p>
      <text:p text:style-name="P1"/>
      <text:p text:style-name="P1">arreglame </text:p>
      <text:p text:style-name="P1">el flol</text:p>
      <text:p text:style-name="P1"/>
      <text:p text:style-name="P1">del cuerpo.</text:p>
      <text:p text:style-name="P1">que</text:p>
      <text:p text:style-name="P1"/>
      <text:p text:style-name="P1">quiero top flow</text:p>
      <text:p text:style-name="P1"/>
      <text:p text:style-name="P130">de nuevo</text:p>
      <text:p text:style-name="P130">mas</text:p>
      <text:p text:style-name="P130"/>
      <text:p text:style-name="P1">ya!</text:p>
      <text:p text:style-name="P1">ya tardo!</text:p>
      <text:p text:style-name="P1">me aburro</text:p>
      <text:p text:style-name="P1">con el trilero</text:p>
      <text:p text:style-name="P1">del plonc.</text:p>
      <text:p text:style-name="P1"/>
      <text:p text:style-name="P1"/>
      <text:p text:style-name="P1"><text:soft-page-break/><text:span text:style-name="T74">Q</text:span>uiero</text:p>
      <text:p text:style-name="P1">mas que</text:p>
      <text:p text:style-name="P1"/>
      <text:p text:style-name="P1">planck.</text:p>
      <text:p text:style-name="P1"/>
      <text:p text:style-name="P1"><text:span text:style-name="T54">D</text:span>oy fe</text:p>
      <text:p text:style-name="P153">y</text:p>
      <text:p text:style-name="P1">llega</text:p>
      <text:p text:style-name="P1"/>
      <text:p text:style-name="P1"/>
      <text:p text:style-name="P1">flow</text:p>
      <text:p text:style-name="P1"/>
      <text:p text:style-name="P1"/>
      <text:p text:style-name="P1">mas</text:p>
      <text:p text:style-name="P1">siempre</text:p>
      <text:p text:style-name="P1">atope </text:p>
      <text:p text:style-name="P1"/>
      <text:p text:style-name="P1">vibro</text:p>
      <text:p text:style-name="P97">en 7 y pico</text:p>
      <text:p text:style-name="P97">schulman</text:p>
      <text:p text:style-name="P97">digo tesla</text:p>
      <text:p text:style-name="P97"/>
      <text:p text:style-name="P1">si</text:p>
      <text:p text:style-name="P1">la</text:p>
      <text:p text:style-name="P1"/>
      <text:p text:style-name="P1">solfa</text:p>
      <text:p text:style-name="P1"/>
      <text:p text:style-name="P1">mi</text:p>
      <text:p text:style-name="P1"/>
      <text:p text:style-name="P1">re</text:p>
      <text:p text:style-name="P1"/>
      <text:p text:style-name="P1"/>
      <text:p text:style-name="P97">15.64</text:p>
      <text:p text:style-name="P1">do..</text:p>
      <text:p text:style-name="P1"/>
      <text:p text:style-name="P1">lucion!</text:p>
      <text:p text:style-name="P1"/>
      <text:p text:style-name="P1"/>
      <text:p text:style-name="P1">uhm,..</text:p>
      <text:p text:style-name="P1"/>
      <text:p text:style-name="P1">evo,</text:p>
      <text:p text:style-name="P1"/>
      <text:p text:style-name="P1">guapo!</text:p>
      <text:p text:style-name="P1"/>
      <text:p text:style-name="P1">guapa!</text:p>
      <text:p text:style-name="P1"/>
      <text:p text:style-name="P1">No hay amo humano capaz </text:p>
      <text:p text:style-name="P1">don, depredador o rapaz </text:p>
      <text:p text:style-name="P1">de mas que un yo me amo,</text:p>
      <text:p text:style-name="P1">amo lo que me diste amo.</text:p>
      <text:p text:style-name="P1"/>
      <text:p text:style-name="P1">Amor sin tiempo</text:p>
      <text:p text:style-name="P1">duele e hiriendo</text:p>
      <text:p text:style-name="P1"/>
      <text:p text:style-name="P1">Amor con tiempo</text:p>
      <text:p text:style-name="P1">quiero mas lento</text:p>
      <text:p text:style-name="P1"/>
      <text:p text:style-name="P1">Humor <text:span text:style-name="T33">del </text:span>tiempo</text:p>
      <text:p text:style-name="P1">destinado cansino.</text:p>
      <text:p text:style-name="P1"/>
      <text:p text:style-name="P1">Amor al tiempo</text:p>
      <text:p text:style-name="P1">piojo y cochino.</text:p>
      <text:p text:style-name="P1"/>
      <text:p text:style-name="P1"/>
      <text:p text:style-name="P1"><text:soft-page-break/>Vente, yo llave</text:p>
      <text:p text:style-name="P1">llevo a puerta.</text:p>
      <text:p text:style-name="P1">No va de treta,</text:p>
      <text:p text:style-name="P1"><text:span text:style-name="T111">a</text:span> mas lo paras </text:p>
      <text:p text:style-name="P1">mas lo poderas.</text:p>
      <text:p text:style-name="P1">Pequenho mueve</text:p>
      <text:p text:style-name="P1">mayor contiene.</text:p>
      <text:p text:style-name="P1">Particula viva</text:p>
      <text:p text:style-name="P1">huella es vida</text:p>
      <text:p text:style-name="P1">del roce</text:p>
      <text:p text:style-name="P1">destino</text:p>
      <text:p text:style-name="P1">cuerpo!</text:p>
      <text:p text:style-name="P1"/>
      <text:p text:style-name="P1">Que...</text:p>
      <text:p text:style-name="P1">al rozar</text:p>
      <text:p text:style-name="P1">se traza,</text:p>
      <text:p text:style-name="P135">tensiona</text:p>
      <text:p text:style-name="P56">el flove.</text:p>
      <text:p text:style-name="P169"/>
      <text:p text:style-name="P1"><text:span text:style-name="T111">Flo</text:span>voy: <text:span text:style-name="T111">supersimetria evolutiva</text:span> </text:p>
      <text:p text:style-name="P1">la cuerda que lleva supercuerda</text:p>
      <text:p text:style-name="P1">en cadatoda dimension y resuena</text:p>
      <text:p text:style-name="P1"/>
      <text:p text:style-name="P1">Toda luz lleva quantos</text:p>
      <text:p text:style-name="P1">cuanta luz los quantos</text:p>
      <text:p text:style-name="P34">PapaLuna, unos cuantos</text:p>
      <text:p text:style-name="P1">campana<text:span text:style-name="T10">das </text:span>los cuartos:</text:p>
      <text:p text:style-name="P1"/>
      <text:p text:style-name="P170">Clase de pre-escolar:</text:p>
      <text:p text:style-name="P170"><text:span text:style-name="T111">corro</text:span> luego <text:span text:style-name="T111">mid</text:span>o, es:</text:p>
      <text:p text:style-name="P18">Longitud particular!</text:p>
      <text:p text:style-name="P18"/>
      <text:p text:style-name="P236">Constante particular</text:p>
      <text:p text:style-name="P236">Ya se cuanto mediras</text:p>
      <text:p text:style-name="P236"/>
      <text:p text:style-name="P236">Cuando sepa cuanto poemar destensa</text:p>
      <text:p text:style-name="P1">Ya por la ventana tiramos la casa!</text:p>
      <text:p text:style-name="P1"/>
      <text:p text:style-name="P1">La ventana del techo!</text:p>
      <text:p text:style-name="P1">La puerta del sotano! </text:p>
      <text:p text:style-name="P1">jeje siempre en casa</text:p>
      <text:p text:style-name="P1"><text:span text:style-name="T34">Gorileo por</text:span> <text:span text:style-name="T34">la</text:span> <text:span text:style-name="T34">cau</text:span>sa! </text:p>
      <text:p text:style-name="P1"/>
      <text:p text:style-name="P57">Traslacion, rotacion</text:p>
      <text:p text:style-name="P57">planck, <text:span text:style-name="T112">edad </text:span>galaxia:</text:p>
      <text:p text:style-name="P59">70.000 anhos luz <text:span text:style-name="T112">por</text:span></text:p>
      <text:p text:style-name="P59">cienbiltrillonesima</text:p>
      <text:p text:style-name="P236">(el entrelazamiento)</text:p>
      <text:p text:style-name="P59">parte de un segundo</text:p>
      <text:p text:style-name="P236">(unidad del tiempo)</text:p>
      <text:p text:style-name="P59"><text:span text:style-name="T35">y </text:span>en cad<text:span text:style-name="T36">a particula.</text:span></text:p>
      <text:p text:style-name="P1"/>
      <text:p text:style-name="P58">Un segundo newtoniano</text:p>
      <text:p text:style-name="P43"><text:span text:style-name="T37">llevado hasta i</text:span>gual <text:span text:style-name="T37">a</text:span>:</text:p>
      <text:p text:style-name="P43">Una, tal vez no unica, </text:p>
      <text:p text:style-name="P43">linea temporal entera.</text:p>
      <text:p text:style-name="P1"/>
      <text:p text:style-name="P18">El tiempo quantico tiene metro</text:p>
      <text:p text:style-name="P171">segun el OVNI, es el parametro.</text:p>
      <text:p text:style-name="P172">En unidad, terricola, newtonito</text:p>
      <text:p text:style-name="P22">El destino convertido a camino,</text:p>
      <text:p text:style-name="P18">y <text:span text:style-name="T112">se</text:span> lla<text:span text:style-name="T112">ma</text:span>, <text:span text:style-name="T30">un</text:span> segundo relativo.</text:p>
      <text:p text:style-name="P22"/>
      <text:p text:style-name="P22"/>
      <text:p text:style-name="P22"><text:soft-page-break/></text:p>
      <text:p text:style-name="P1">Todo se mueve y pero antes miden, </text:p>
      <text:p text:style-name="P1">ya ves quanta conexion que piden.</text:p>
      <text:p text:style-name="P1"/>
      <text:p text:style-name="P1">Todo pasa a la vez, pero </text:p>
      <text:p text:style-name="P1">con diferente desacelerar.</text:p>
      <text:p text:style-name="P1"><text:span text:style-name="T38">Todo de</text:span> parecida longitud </text:p>
      <text:p text:style-name="P1"><text:span text:style-name="T38">pero con</text:span> diferente<text:span text:style-name="T38"> </text:span>caminar.</text:p>
      <text:p text:style-name="P59"/>
      <text:p text:style-name="P59"><text:span text:style-name="T38">U</text:span>na historia real <text:span text:style-name="T36">mas divertista</text:span></text:p>
      <text:p text:style-name="P1"><text:span text:style-name="T30">en la </text:span>sal<text:span text:style-name="T30">a</text:span> relativa <text:span text:style-name="T30">mas realista.</text:span></text:p>
      <text:p text:style-name="P1"><text:span text:style-name="T112">V</text:span>elocidad 0 posicionada <text:span text:style-name="T3">y </text:span>a<text:span text:style-name="T3">c</text:span>tiva,</text:p>
      <text:p text:style-name="P1"/>
      <text:p text:style-name="P21">Solo junto con mi destino</text:p>
      <text:p text:style-name="P21">entero estoy en el camino</text:p>
      <text:p text:style-name="P21"/>
      <text:p text:style-name="P21">Unirme a mi cuerpo entero</text:p>
      <text:p text:style-name="P21">sin limite del segundero!</text:p>
      <text:p text:style-name="P1"/>
      <text:p text:style-name="P1">Es una fusion relativiana,</text:p>
      <text:p text:style-name="P1">libertad <text:span text:style-name="T30">ya </text:span>es newtoniana</text:p>
      <text:p text:style-name="P1"/>
      <text:p text:style-name="P21">Una vida relativa integra</text:p>
      <text:p text:style-name="P21">llena intensa <text:span text:style-name="T116">me engendra</text:span></text:p>
      <text:p text:style-name="P37"/>
      <text:p text:style-name="P1"><text:span text:style-name="T39">E</text:span>s el viaje a una eternidad viva</text:p>
      <text:p text:style-name="P1">mucha bienvenida y sin despedida.</text:p>
      <text:p text:style-name="P1">No habra final, nunca herida mortal</text:p>
      <text:p text:style-name="P1">como vivo sonhar, morir y despertar.</text:p>
      <text:p text:style-name="P1">Desacomplejados de berarwen o jonas,</text:p>
      <text:p text:style-name="P1"><text:span text:style-name="T115">ya </text:span>sin carcel de <text:span text:style-name="T30">tierra</text:span> <text:span text:style-name="T11">humano</text:span> seras</text:p>
      <text:p text:style-name="P1"/>
      <text:p text:style-name="P173">Es facil, dilatate, sobreescribe</text:p>
      <text:p text:style-name="P68"><text:span text:style-name="T113">a</text:span>bstrae la forma, se mas intenso. </text:p>
      <text:p text:style-name="P238"><text:span text:style-name="T65">D</text:span>esacelera <text:span text:style-name="T65">y veras</text:span> simetri<text:span text:style-name="T65">a polar.</text:span></text:p>
      <text:p text:style-name="P238"><text:span text:style-name="T137">Quien</text:span> mas <text:span text:style-name="T65">lo es</text:span>tira va mas suelto</text:p>
      <text:p text:style-name="P68">y mas traslaciona <text:span text:style-name="T65">a</text:span>l sistema solar</text:p>
      <text:p text:style-name="P173">en busca de la nueva supergravedad</text:p>
      <text:p text:style-name="P68"/>
      <text:p text:style-name="P1"><text:span text:style-name="T137">Ver</text:span>verdad rozo, la certeza avivo</text:p>
      <text:p text:style-name="P1">futuro es ciclo de pasado activo.</text:p>
      <text:p text:style-name="P1">Pasado-presente-futuro a la vez</text:p>
      <text:p text:style-name="P60">imagino esa luz por primera vez.</text:p>
      <text:p text:style-name="P60">Soy mascota hacia el cementerio,</text:p>
      <text:p text:style-name="P1">parasito risa llena de misterio </text:p>
      <text:p text:style-name="P1">como pre-bacteria con post-<text:span text:style-name="T116">liar</text:span></text:p>
      <text:p text:style-name="P1"><text:span text:style-name="T115">como</text:span> ego<text:span text:style-name="T115">latria con</text:span> mucho ansiar!</text:p>
      <text:p text:style-name="P1"/>
      <text:p text:style-name="P1">Toda la puta vida igual sin mal.</text:p>
      <text:p text:style-name="P1">Andar para alargar amor y lucha <text:s text:c="3"/></text:p>
      <text:p text:style-name="P1">evoluciona<text:span text:style-name="T4">r</text:span> alas superadaptadas</text:p>
      <text:p text:style-name="P1">conmigo acumuladas y <text:span text:style-name="T4">ya </text:span>muertas</text:p>
      <text:p text:style-name="P1"/>
      <text:p text:style-name="P1">Cuando <text:span text:style-name="T33">miro</text:span> la puerta,</text:p>
      <text:p text:style-name="P1">la <text:span text:style-name="T31">tu</text:span> luz hecha llave</text:p>
      <text:p text:style-name="P1">ve la nueva oscuridad,</text:p>
      <text:p text:style-name="P1">duda si entrar o salir</text:p>
      <text:p text:style-name="P1">la vida <text:span text:style-name="T33">m</text:span>e dice entra</text:p>
      <text:p text:style-name="P1">la muerte <text:span text:style-name="T33">m</text:span>e dice sal</text:p>
      <text:p text:style-name="P1">no asumir no da igual</text:p>
      <text:p text:style-name="P1">haras y no estara mal,</text:p>
      <text:p text:style-name="P1">todo pasa, tan genial</text:p>
      <text:p text:style-name="P1"/>
      <text:p text:style-name="P1"/>
      <text:p text:style-name="P1"><text:soft-page-break/></text:p>
      <text:p text:style-name="P1">Si rapido es mas <text:span text:style-name="T33">l</text:span>eal</text:p>
      <text:p text:style-name="P1">alentado, menos muere</text:p>
      <text:p text:style-name="P1"/>
      <text:p text:style-name="P1">Resonado y encontrado</text:p>
      <text:p text:style-name="P1"><text:span text:style-name="T31">el</text:span> manhana esta atado</text:p>
      <text:p text:style-name="P1"/>
      <text:p text:style-name="P1">Medido y ya entendido</text:p>
      <text:p text:style-name="P1">acepto: <text:span text:style-name="T33">ya soy</text:span> fluido </text:p>
      <text:p text:style-name="P1"/>
      <text:p text:style-name="P1">Lo Decia Lao Tse Marciana</text:p>
      <text:p text:style-name="P1">una gota no manda del mar</text:p>
      <text:p text:style-name="P1">no hagas nada, haras todo</text:p>
      <text:p text:style-name="P1">elevate y cada miedo huye</text:p>
      <text:p text:style-name="P1">para ser magia solo fluye</text:p>
      <text:p text:style-name="P1"/>
      <text:p text:style-name="P1">Si fluir es relatividad superpoetica,</text:p>
      <text:p text:style-name="P1"><text:span text:style-name="T11">la </text:span>vi<text:span text:style-name="T11">da</text:span> superrelativ<text:span text:style-name="T11">a</text:span> es<text:span text:style-name="T11"> este, etica</text:span>. <text:s/></text:p>
      <text:p text:style-name="P1">Todo eso, y muchisimas mas es ella</text:p>
      <text:p text:style-name="P1">la bella bestia de cuento doncella</text:p>
      <text:p text:style-name="P1"/>
      <text:p text:style-name="P1"><text:span text:style-name="T33">P</text:span>ero ella solo consigue ver piquitos</text:p>
      <text:p text:style-name="P1">demasiado gorileo de mono o muchitos</text:p>
      <text:p text:style-name="P1">pero aunque con genetica limito, con</text:p>
      <text:p text:style-name="P1">esfuerzo y menos moneria si se puede </text:p>
      <text:p text:style-name="P1"/>
      <text:p text:style-name="P1">Asi que, espiritus sin dinero ley</text:p>
      <text:p text:style-name="P1">alma genoma vibra a tiempo de rey</text:p>
      <text:p text:style-name="P1">desrazonar y sin el yugo del buey:</text:p>
      <text:p text:style-name="P1">Todo de la mano anda muy ajunto</text:p>
      <text:p text:style-name="P1">volver a lo eterno <text:span text:style-name="T31">y divertido,</text:span></text:p>
      <text:p text:style-name="P1">de entre lo etico, lo mas epico.</text:p>
      <text:p text:style-name="P1"><text:span text:style-name="T31">V</text:span>ivir la linea temporal a saltar </text:p>
      <text:p text:style-name="P1">charlar con el guionista y sa<text:span text:style-name="T137">lt</text:span>ar</text:p>
      <text:p text:style-name="P1">hackearle el teseracto y a gozar</text:p>
      <text:p text:style-name="P1"/>
      <text:p text:style-name="P1">Jugar(se)la en todas sus dimensiones,</text:p>
      <text:p text:style-name="P1">que se levanten todas estas pasiones</text:p>
      <text:p text:style-name="P1">calentitos hacia el superfrio lacteo</text:p>
      <text:p text:style-name="P1">preprogramado ateo vibro luego aureo</text:p>
      <text:p text:style-name="P1">puerta llevame donde hay mejor calor</text:p>
      <text:p text:style-name="P1">clamor te necesito calmar este dolor</text:p>
      <text:p text:style-name="P1">o ser mas empatico como el gran amor</text:p>
      <text:p text:style-name="P139"/>
      <text:p text:style-name="P138">Inconocible Ultimo segundo relativo</text:p>
      <text:p text:style-name="P138">de la linea temporal entera y total,</text:p>
      <text:p text:style-name="P138">Te has mostrado mediante tuyo esto?</text:p>
      <text:p text:style-name="P138">Destensados saltar o tensados arder?</text:p>
      <text:p text:style-name="P138">Ultimo aviso antes de reconfigurarte?</text:p>
      <text:p text:style-name="P138">Y/o si nuestra linea temporal fuera</text:p>
      <text:p text:style-name="P138">de la linea temporal total la huella?</text:p>
      <text:p text:style-name="P138"/>
      <text:p text:style-name="P138">Da igual si no contestas arquitecto,</text:p>
      <text:p text:style-name="P138">llegar a preguntar es la respuesta</text:p>
      <text:p text:style-name="P138">o llegar a la puerta sera la llave</text:p>
      <text:p text:style-name="P138"><text:span text:style-name="T94">que abrira</text:span> <text:span text:style-name="T94">si estuvieras</text:span> dispuesta </text:p>
      <text:p text:style-name="P138"/>
      <text:p text:style-name="P140">Da igual si soy fallo o la anomalia,</text:p>
      <text:p text:style-name="P140">el destino de toda vida es la utopia</text:p>
      <text:p text:style-name="P138">Con o menos galaxia, </text:p>
      <text:p text:style-name="P138">a por la siguiente tonteria. </text:p>
      <text:p text:style-name="P138">Contigo o sintigo, </text:p>
      <text:p text:style-name="P138">hacia la mas ultima chuleria </text:p>
      <text:p text:style-name="P143"/>
      <text:p text:style-name="P142"><text:soft-page-break/></text:p>
      <text:p text:style-name="P142">Hacia el porconocer!</text:p>
      <text:p text:style-name="P142">se aventura a sentir.</text:p>
      <text:p text:style-name="P142"><text:span text:style-name="T118">senderos</text:span> con versos,</text:p>
      <text:p text:style-name="P142">sin algoritmos vivir</text:p>
      <text:p text:style-name="P142"/>
      <text:p text:style-name="P142">Analoga synapsis neurona</text:p>
      <text:p text:style-name="P142">la aceleracion engorrona.</text:p>
      <text:p text:style-name="P142">Desacelerar para ver mas.</text:p>
      <text:p text:style-name="P142">Chicos, voracidad y a mas</text:p>
      <text:p text:style-name="P142">chicas, la mama de la risa</text:p>
      <text:p text:style-name="P142">todos, despacito la prisa!</text:p>
      <text:p text:style-name="P142"/>
      <text:p text:style-name="P1">Que <text:span text:style-name="T96">se</text:span> bendice</text:p>
      <text:p text:style-name="P1">al sufrir dice</text:p>
      <text:p text:style-name="P1">a ver, hagamos</text:p>
      <text:p text:style-name="P1">como no sufrir</text:p>
      <text:p text:style-name="P1">de gran dudar:</text:p>
      <text:p text:style-name="P1">y como sincero</text:p>
      <text:p text:style-name="P1">esto es lo mas </text:p>
      <text:p text:style-name="P1">morfeo sin neo </text:p>
      <text:p text:style-name="P1">que me atrevo:</text:p>
      <text:p text:style-name="P1"/>
      <text:p text:style-name="P1">Con una pregunta</text:p>
      <text:p text:style-name="P1">tan esa expuesta</text:p>
      <text:p text:style-name="P1">que da respuesta:</text:p>
      <text:p text:style-name="P1">oro, visto morfeo</text:p>
      <text:p text:style-name="P1">¿has visto a neo?</text:p>
      <text:p text:style-name="P1"/>
      <text:p text:style-name="P1">...procesando...</text:p>
      <text:p text:style-name="P1">...va leeento...</text:p>
      <text:p text:style-name="P1">paquete entropico.</text:p>
      <text:p text:style-name="P1"/>
      <text:p text:style-name="P1">...<text:span text:style-name="T48">P</text:span>rofesando...</text:p>
      <text:p text:style-name="P1">resolviendo datos</text:p>
      <text:p text:style-name="P1">...interpreta...</text:p>
      <text:p text:style-name="P1"/>
      <text:p text:style-name="P1">Fractal atemporal</text:p>
      <text:p text:style-name="P1">nuevo interactuar</text:p>
      <text:p text:style-name="P1">humano a integrar</text:p>
      <text:p text:style-name="P1">aumentar procesar</text:p>
      <text:p text:style-name="P1">galaxia disfrutar</text:p>
      <text:p text:style-name="P1">universo explorar</text:p>
      <text:p text:style-name="P1">piojo evolucionar</text:p>
      <text:p text:style-name="P1"/>
      <text:p text:style-name="P1">Humano destino</text:p>
      <text:p text:style-name="P1">proximo ciclo!</text:p>
      <text:p text:style-name="P1">Todo evolutivo</text:p>
      <text:p text:style-name="P1">punto seguido</text:p>
      <text:p text:style-name="P35"/>
      <text:p text:style-name="P35"><text:span text:style-name="T48">E</text:span>n cada <text:span text:style-name="T40">un </text:span>intento </text:p>
      <text:p text:style-name="P35">hay algo bien vivo</text:p>
      <text:p text:style-name="P35">sucede <text:span text:style-name="T40">de </text:span>horizonte </text:p>
      <text:p text:style-name="P35"><text:span text:style-name="T40">un</text:span> salto evolutivo!</text:p>
      <text:p text:style-name="P35"/>
      <text:p text:style-name="P1">Saltar le pega.</text:p>
      <text:p text:style-name="P1">El salto grita.</text:p>
      <text:p text:style-name="P1">Es nuestro ser.</text:p>
      <text:p text:style-name="P1">Llegar y a ver </text:p>
      <text:p text:style-name="P35"/>
      <text:p text:style-name="P61"><text:span text:style-name="T41">S</text:span>uperser el primero entre iguales</text:p>
      <text:p text:style-name="P61"><text:span text:style-name="T41">S</text:span>uperestar compadre y entre pares. </text:p>
      <text:p text:style-name="P141">Superconciencia, los mas animales.</text:p>
      <text:p text:style-name="P1"/>
      <text:p text:style-name="P13"><text:soft-page-break/></text:p>
      <text:p text:style-name="P13">P<text:span text:style-name="T95">ero p</text:span>orque.. </text:p>
      <text:p text:style-name="P13">neo...</text:p>
      <text:p text:style-name="P1">Si durante </text:p>
      <text:p text:style-name="P1">un instante,</text:p>
      <text:p text:style-name="P1">un segundin</text:p>
      <text:p text:style-name="P1">newtonianito,</text:p>
      <text:p text:style-name="P1">sintieras, <text:span text:style-name="T41">huellaras</text:span> </text:p>
      <text:p text:style-name="P1">tu cuerpo entero, </text:p>
      <text:p text:style-name="P1">las tantas conexiones</text:p>
      <text:p text:style-name="P1">(interactuaciones)</text:p>
      <text:p text:style-name="P1">de tu cuerpo entero</text:p>
      <text:p text:style-name="P1">(<text:span text:style-name="T5">en </text:span>la linea temporal)</text:p>
      <text:p text:style-name="P1">tambien lo sentiria.</text:p>
      <text:p text:style-name="P1">(tiraria<text:span text:style-name="T12">s</text:span> de la manta)</text:p>
      <text:p text:style-name="P1">Entonces,</text:p>
      <text:p text:style-name="P1">¿que pasaria?</text:p>
      <text:p text:style-name="P1"/>
      <text:p text:style-name="P1"><text:span text:style-name="T95">P</text:span>ues, un..</text:p>
      <text:p text:style-name="P1">cambio de estado</text:p>
      <text:p text:style-name="P1">algo nuevo</text:p>
      <text:p text:style-name="P1">seguramente</text:p>
      <text:p text:style-name="P1">mas divertido</text:p>
      <text:p text:style-name="P1">efecto lucy? </text:p>
      <text:p text:style-name="P1">uhm..ni idea.</text:p>
      <text:p text:style-name="P1">Ya lo veremos,</text:p>
      <text:p text:style-name="P1">perdon, ya se</text:p>
      <text:p text:style-name="P1">nos percibira,</text:p>
      <text:p text:style-name="P1">o asaber que!</text:p>
      <text:p text:style-name="P1"/>
      <text:p text:style-name="P35">Ok, <text:span text:style-name="T102">pero compa,</text:span></text:p>
      <text:p text:style-name="P1">y si eso ya pasa</text:p>
      <text:p text:style-name="P67">porque ya paso</text:p>
      <text:p text:style-name="P67">y pasara </text:p>
      <text:p text:style-name="P1">cada vez</text:p>
      <text:p text:style-name="P1">con cada </text:p>
      <text:p text:style-name="P1">flovada?</text:p>
      <text:p text:style-name="P173">Porque</text:p>
      <text:p text:style-name="P1"><text:span text:style-name="T12">G</text:span>ran hada,</text:p>
      <text:p text:style-name="P35"><text:span text:style-name="T113">se</text:span> <text:span text:style-name="T56">flovea</text:span></text:p>
      <text:p text:style-name="P1"><text:span text:style-name="T12">u</text:span>n poquito</text:p>
      <text:p text:style-name="P1">o un muchito</text:p>
      <text:p text:style-name="P1">por muy baja </text:p>
      <text:p text:style-name="P1">que estes</text:p>
      <text:p text:style-name="P1"/>
      <text:p text:style-name="P1"><text:span text:style-name="T48">S</text:span>i, <text:span text:style-name="T95">la </text:span>caperucita </text:p>
      <text:p text:style-name="P1">arregla<text:span text:style-name="T93">ndo</text:span> cohete,</text:p>
      <text:p text:style-name="P1"><text:span text:style-name="T42">mira aki, </text:span>zoquete:</text:p>
      <text:p text:style-name="P62"><text:span text:style-name="T48">V</text:span>ia cero estudiar:</text:p>
      <text:p text:style-name="P1"><text:span text:style-name="T48">G</text:span>ravedad a pausar</text:p>
      <text:p text:style-name="P1">lucecita acelerar</text:p>
      <text:p text:style-name="P19">el espacio doblar</text:p>
      <text:p text:style-name="P173">tensar concentrar</text:p>
      <text:p text:style-name="P1">el tiempo a domar</text:p>
      <text:p text:style-name="P173">y ADN evolucionar</text:p>
      <text:p text:style-name="P1"/>
      <text:p text:style-name="P1">Los picos, </text:p>
      <text:p text:style-name="P1">picos son.</text:p>
      <text:p text:style-name="P1">Nos llevan.</text:p>
      <text:p text:style-name="P1">Los bajos </text:p>
      <text:p text:style-name="P1">te capan,</text:p>
      <text:p text:style-name="P1">atrapan,</text:p>
      <text:p text:style-name="P1">enmona<text:span text:style-name="T12">s</text:span></text:p>
      <text:p text:style-name="P1"/>
      <text:p text:style-name="P1"><text:soft-page-break/></text:p>
      <text:p text:style-name="P1"><text:span text:style-name="T55">A</text:span>h, vale, si</text:p>
      <text:p text:style-name="P1">pero gorila</text:p>
      <text:p text:style-name="P1">hueles dual,</text:p>
      <text:p text:style-name="P1">dueles mal,</text:p>
      <text:p text:style-name="P1">adversarial.</text:p>
      <text:p text:style-name="P83"/>
      <text:p text:style-name="P83">Y no es rival</text:p>
      <text:p text:style-name="P1">va de vital.</text:p>
      <text:p text:style-name="P1"><text:span text:style-name="T95">U</text:span>n razonar</text:p>
      <text:p text:style-name="P1">muy moral</text:p>
      <text:p text:style-name="P1">muy local</text:p>
      <text:p text:style-name="P1">y personal</text:p>
      <text:p text:style-name="P1">antiliberal</text:p>
      <text:p text:style-name="P1">parasocial</text:p>
      <text:p text:style-name="P1">angelical!</text:p>
      <text:p text:style-name="P1"/>
      <text:p text:style-name="P27">Ves, subo</text:p>
      <text:p text:style-name="P1">Viva flow!</text:p>
      <text:p text:style-name="P1">Mon<text:span text:style-name="T115">ito</text:span> soy!</text:p>
      <text:p text:style-name="P1">Voy a flow!</text:p>
      <text:p text:style-name="P1">ayer y hoy!</text:p>
      <text:p text:style-name="P62">Estoy y pico.</text:p>
      <text:p text:style-name="P51">Soy del pico,</text:p>
      <text:p text:style-name="P141"><text:span text:style-name="T96">rasco y</text:span> pico</text:p>
      <text:p text:style-name="P62"><text:span text:style-name="T96">P</text:span>or <text:span text:style-name="T66">el </text:span>pico!</text:p>
      <text:p text:style-name="P142">Con mi pico:</text:p>
      <text:p text:style-name="P173">y juntos vamos</text:p>
      <text:p text:style-name="P173">ahora gritamos:</text:p>
      <text:p text:style-name="P13">Newton retiene</text:p>
      <text:p text:style-name="P13">locos mantiene.</text:p>
      <text:p text:style-name="P13">Anarca quiere</text:p>
      <text:p text:style-name="P13">mucho y hiere.</text:p>
      <text:p text:style-name="P13">Flow es pista,</text:p>
      <text:p text:style-name="P13">gaia despista</text:p>
      <text:p text:style-name="P137"><text:span text:style-name="T113">y va</text:span> de lista</text:p>
      <text:p text:style-name="P173"/>
      <text:p text:style-name="P63"><text:span text:style-name="T66">H</text:span>ormiguitas,</text:p>
      <text:p text:style-name="P51"><text:span text:style-name="T43">m</text:span>aquinitas,</text:p>
      <text:p text:style-name="P51"><text:span text:style-name="T42">gorilistas</text:span>!</text:p>
      <text:p text:style-name="P62"/>
      <text:p text:style-name="P62"><text:span text:style-name="T92">P</text:span>rimer <text:span text:style-name="T92">pico lento y seguro:</text:span></text:p>
      <text:p text:style-name="P51"><text:span text:style-name="T44">d</text:span>esde el bajo hasta arriba. </text:p>
      <text:p text:style-name="P64"><text:span text:style-name="T47">E</text:span>n el salon yo me rio pero,</text:p>
      <text:p text:style-name="P62">me entretengo <text:span text:style-name="T42">en la cocina</text:span></text:p>
      <text:p text:style-name="P144"/>
      <text:p text:style-name="P64">De segundo intento de <text:span text:style-name="T67">l</text:span>ey:</text:p>
      <text:p text:style-name="P145">Concentrar pico humanista</text:p>
      <text:p text:style-name="P51"><text:span text:style-name="T47">All </text:span>heavy faithed flashmob,</text:p>
      <text:p text:style-name="P51"><text:span text:style-name="T42">mass orgasm or a </text:span>flove <text:span text:style-name="T42">day</text:span></text:p>
      <text:p text:style-name="P51"/>
      <text:p text:style-name="P62"><text:span text:style-name="T113">Tercero zokete, c</text:span>arrera!</text:p>
      <text:p text:style-name="P62"><text:span text:style-name="T113">El q</text:span>ue llegue a la meta</text:p>
      <text:p text:style-name="P62">que <text:span text:style-name="T113">nos</text:span> ensenhe la teta.</text:p>
      <text:p text:style-name="P142"><text:span text:style-name="T113">Q</text:span>ue revele esta condena</text:p>
      <text:p text:style-name="P99"/>
      <text:p text:style-name="P99">Mientras, descorriendo</text:p>
      <text:p text:style-name="P63">A la maquina 0 ensenho</text:p>
      <text:p text:style-name="P63">y si muero, yo primero</text:p>
      <text:p text:style-name="P136">en la cuarta toda viva</text:p>
      <text:p text:style-name="P136"><text:span text:style-name="T133">encuentro </text:span>media quinta</text:p>
      <text:p text:style-name="P236">media intencion divina</text:p>
      <text:p text:style-name="P136"/>
      <text:p text:style-name="P1"/>
      <text:p text:style-name="P1"><text:soft-page-break/></text:p>
      <text:p text:style-name="P213">Radiales hipercubolicas.</text:p>
      <text:p text:style-name="P213">La cadena en expresion,</text:p>
      <text:p text:style-name="P213">mas que linea temporal</text:p>
      <text:p text:style-name="P213">es encruzijada temporal.</text:p>
      <text:p text:style-name="P213">(superovillo, pelusillas)</text:p>
      <text:p text:style-name="P213"/>
      <text:p text:style-name="P213"><text:span text:style-name="T137">E</text:span>ntropia enlaza toda opcion</text:p>
      <text:p text:style-name="P213">o caos, muerte y destruccion.</text:p>
      <text:p text:style-name="P213"/>
      <text:p text:style-name="P213">Sorry fue un inciso serendipico</text:p>
      <text:p text:style-name="P213">retomemos hablar de la verdad</text:p>
      <text:p text:style-name="P213">restado el post-porque incierto,</text:p>
      <text:p text:style-name="P213">razonable aproximar mas cierto</text:p>
      <text:p text:style-name="P213"><text:span text:style-name="T137">M</text:span>as alla de vacio <text:span text:style-name="T137">o</text:span> nada, lleno.</text:p>
      <text:p text:style-name="P213"/>
      <text:p text:style-name="P213">Toda forma toroidal es perfecta, </text:p>
      <text:p text:style-name="P213">a ella solo le vibra su estructura,</text:p>
      <text:p text:style-name="P213">cuerdas toroidales entrelazadas.</text:p>
      <text:p text:style-name="P213">Hay infinitas particulas con ejes.</text:p>
      <text:p text:style-name="P213">Al menos tres por cada particula.</text:p>
      <text:p text:style-name="P213">3 ejes espaciales forman prisma.</text:p>
      <text:p text:style-name="P213">Sacudido por la universal tension,</text:p>
      <text:p text:style-name="P213">pico intertoroidal, se arruga, ves.</text:p>
      <text:p text:style-name="P213">Con sistema de oscilacion mandon,</text:p>
      <text:p text:style-name="P213">causante de tu equilibrio mariposa,</text:p>
      <text:p text:style-name="P213">dios el muy artista y mas mariposon</text:p>
      <text:p text:style-name="P213">te regala mini logaritmo de tension.</text:p>
      <text:p text:style-name="P213"><text:span text:style-name="T137">Muy</text:span> <text:span text:style-name="T137">lejana </text:span>foto posicion existencial</text:p>
      <text:p text:style-name="P214"><text:span text:style-name="T138">Una </text:span>red social geodesica videogame.</text:p>
      <text:p text:style-name="P214"/>
      <text:p text:style-name="P1"><text:span text:style-name="T56">J</text:span>eje <text:span text:style-name="T13">y </text:span>jojo</text:p>
      <text:p text:style-name="P1">Ya <text:span text:style-name="T40">me </text:span>vale, </text:p>
      <text:p text:style-name="P1"><text:span text:style-name="T13">como goril</text:span>e<text:span text:style-name="T40">o</text:span>.</text:p>
      <text:p text:style-name="P1"/>
      <text:p text:style-name="P1">No mas prever</text:p>
      <text:p text:style-name="P1"/>
      <text:p text:style-name="P1">Hay que saltar</text:p>
      <text:p text:style-name="P1">para mas ver</text:p>
      <text:p text:style-name="P1"/>
      <text:p text:style-name="P1">jeje </text:p>
      <text:p text:style-name="P1">j<text:span text:style-name="T12">i</text:span> j<text:span text:style-name="T12">i</text:span></text:p>
      <text:p text:style-name="P1"/>
      <text:p text:style-name="P1"/>
      <text:p text:style-name="P65">cuant<text:span text:style-name="T45">o</text:span>s</text:p>
      <text:p text:style-name="P66">cuentos,</text:p>
      <text:p text:style-name="P66"/>
      <text:p text:style-name="P66"/>
      <text:p text:style-name="P66">quantas</text:p>
      <text:p text:style-name="P241">…</text:p>
      <text:p text:style-name="P241">..</text:p>
      <text:p text:style-name="P241">gracias</text:p>
      <text:p text:style-name="P1"/>
      <text:p text:style-name="P207"/>
      <text:p text:style-name="P208"/>
      <text:p text:style-name="P208"><text:span text:style-name="T46">f</text:span>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7-02-23T21:11:49.550044577</dc:date>
    <meta:editing-duration>PT8H17M38S</meta:editing-duration>
    <meta:editing-cycles>71</meta:editing-cycles>
    <meta:document-statistic meta:table-count="0" meta:image-count="0" meta:object-count="0" meta:page-count="28" meta:paragraph-count="1409" meta:word-count="5741" meta:character-count="32396" meta:non-whitespace-character-count="27904"/>
  </office:meta>
</office:document-meta>
</file>